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Footer">
      <style:paragraph-properties fo:text-align="end" style:justify-single-word="false"/>
    </style:style>
    <style:style style:name="P8" style:family="paragraph" style:parent-style-name="Heading">
      <style:paragraph-properties fo:line-height="150%" fo:text-align="start" style:justify-single-word="false"/>
      <style:text-properties fo:language="en" fo:country="US" officeooo:rsid="00ae1549" officeooo:paragraph-rsid="00ae1549"/>
    </style:style>
    <style:style style:name="P9" style:family="paragraph" style:parent-style-name="Heading">
      <style:paragraph-properties fo:line-height="150%" fo:text-align="start" style:justify-single-word="false"/>
      <style:text-properties fo:language="en" fo:country="US"/>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Text_20_body">
      <style:paragraph-properties fo:line-height="150%" fo:text-align="start" style:justify-single-word="false"/>
      <style:text-properties fo:font-style="normal" officeooo:paragraph-rsid="01c1a1f0" style:font-style-asian="normal" style:font-style-complex="normal"/>
    </style:style>
    <style:style style:name="P13"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ced11" officeooo:paragraph-rsid="020b470d" style:font-name-asian="Times New Roman1" style:font-size-asian="12pt" style:font-style-asian="italic" style:font-name-complex="Times New Roman1" style:font-size-complex="12pt" style:language-complex="ar" style:country-complex="SA" style:font-style-complex="italic"/>
    </style:style>
    <style:style style:name="P14"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5" style:family="paragraph" style:parent-style-name="Text_20_body">
      <style:paragraph-properties fo:line-height="150%" fo:text-align="start" style:justify-single-word="false"/>
      <style:text-properties style:use-window-font-color="true" officeooo:paragraph-rsid="01932173"/>
    </style:style>
    <style:style style:name="P16" style:family="paragraph" style:parent-style-name="Text_20_body">
      <style:paragraph-properties fo:line-height="150%" fo:text-align="start" style:justify-single-word="false"/>
      <style:text-properties style:use-window-font-color="true" officeooo:rsid="02877fc9" officeooo:paragraph-rsid="05fad8eb"/>
    </style:style>
    <style:style style:name="P17" style:family="paragraph" style:parent-style-name="Text_20_body">
      <style:paragraph-properties fo:line-height="150%" fo:text-align="start" style:justify-single-word="false"/>
      <style:text-properties officeooo:rsid="01d50681" officeooo:paragraph-rsid="022a21b0"/>
    </style:style>
    <style:style style:name="P18" style:family="paragraph" style:parent-style-name="Text_20_body">
      <style:paragraph-properties fo:line-height="150%"/>
    </style:style>
    <style:style style:name="P19" style:family="paragraph" style:parent-style-name="Text_20_body">
      <style:paragraph-properties fo:line-height="150%" fo:text-align="start" style:justify-single-word="false"/>
      <style:text-properties officeooo:paragraph-rsid="039dd5cd"/>
    </style:style>
    <style:style style:name="P20" style:family="paragraph" style:parent-style-name="Text_20_body">
      <style:paragraph-properties fo:line-height="150%" fo:text-align="start" style:justify-single-word="false"/>
      <style:text-properties officeooo:paragraph-rsid="01932173"/>
    </style:style>
    <style:style style:name="P21" style:family="paragraph" style:parent-style-name="Text_20_body">
      <style:paragraph-properties fo:line-height="150%" fo:text-align="start" style:justify-single-word="false"/>
      <style:text-properties officeooo:paragraph-rsid="01c1a1f0"/>
    </style:style>
    <style:style style:name="P22" style:family="paragraph" style:parent-style-name="Text_20_body">
      <style:paragraph-properties fo:line-height="150%" fo:text-align="start" style:justify-single-word="false"/>
      <style:text-properties officeooo:paragraph-rsid="0167ff5b"/>
    </style:style>
    <style:style style:name="P23" style:family="paragraph" style:parent-style-name="Text_20_body">
      <style:paragraph-properties fo:line-height="150%" fo:text-align="start" style:justify-single-word="false"/>
      <style:text-properties officeooo:paragraph-rsid="02fb9b1a"/>
    </style:style>
    <style:style style:name="P24" style:family="paragraph" style:parent-style-name="Text_20_body">
      <style:paragraph-properties fo:line-height="150%" fo:text-align="start" style:justify-single-word="false"/>
      <style:text-properties officeooo:paragraph-rsid="03fe0946"/>
    </style:style>
    <style:style style:name="P25" style:family="paragraph" style:parent-style-name="Text_20_body">
      <style:paragraph-properties fo:line-height="150%" fo:text-align="start" style:justify-single-word="false"/>
      <style:text-properties officeooo:paragraph-rsid="04e79781"/>
    </style:style>
    <style:style style:name="P26" style:family="paragraph" style:parent-style-name="Text_20_body">
      <style:paragraph-properties fo:line-height="150%" fo:text-align="start" style:justify-single-word="false"/>
      <style:text-properties officeooo:paragraph-rsid="05113b70"/>
    </style:style>
    <style:style style:name="P27" style:family="paragraph" style:parent-style-name="Text_20_body">
      <style:paragraph-properties fo:line-height="150%" fo:text-align="start" style:justify-single-word="false"/>
      <style:text-properties officeooo:paragraph-rsid="05144391"/>
    </style:style>
    <style:style style:name="P28" style:family="paragraph" style:parent-style-name="Text_20_body">
      <style:paragraph-properties fo:line-height="150%" fo:text-align="start" style:justify-single-word="false"/>
      <style:text-properties officeooo:paragraph-rsid="05894994"/>
    </style:style>
    <style:style style:name="P29" style:family="paragraph" style:parent-style-name="Text_20_body">
      <style:paragraph-properties fo:line-height="150%" fo:text-align="start" style:justify-single-word="false"/>
      <style:text-properties officeooo:paragraph-rsid="040bde57"/>
    </style:style>
    <style:style style:name="P30" style:family="paragraph" style:parent-style-name="Text_20_body">
      <style:paragraph-properties fo:line-height="150%" fo:text-align="start" style:justify-single-word="false"/>
      <style:text-properties officeooo:paragraph-rsid="05a3ef95"/>
    </style:style>
    <style:style style:name="P31" style:family="paragraph" style:parent-style-name="Text_20_body">
      <style:paragraph-properties fo:line-height="150%" fo:text-align="start" style:justify-single-word="false"/>
      <style:text-properties officeooo:rsid="020b470d" officeooo:paragraph-rsid="0273017d"/>
    </style:style>
    <style:style style:name="P32" style:family="paragraph" style:parent-style-name="Text_20_body">
      <style:paragraph-properties fo:line-height="150%" fo:text-align="start" style:justify-single-word="false"/>
      <style:text-properties style:font-name="Times New Roman1" fo:font-size="12pt" fo:language="en" fo:country="US" officeooo:rsid="00c97de5" officeooo:paragraph-rsid="00cd4fec" style:font-size-asian="12pt" style:font-size-complex="12pt"/>
    </style:style>
    <style:style style:name="P33" style:family="paragraph" style:parent-style-name="Text_20_body">
      <style:paragraph-properties fo:line-height="150%" fo:text-align="start" style:justify-single-word="false"/>
      <style:text-properties style:font-name="Times New Roman1" fo:font-size="12pt" fo:language="en" fo:country="US" officeooo:paragraph-rsid="00cbc9b3" style:font-size-asian="12pt" style:font-size-complex="12pt"/>
    </style:style>
    <style:style style:name="P34" style:family="paragraph" style:parent-style-name="Text_20_body">
      <style:paragraph-properties fo:line-height="150%" fo:text-align="start" style:justify-single-word="false"/>
      <style:text-properties fo:language="en" fo:country="US" officeooo:paragraph-rsid="004ce1ed"/>
    </style:style>
    <style:style style:name="P35" style:family="paragraph" style:parent-style-name="Text_20_body">
      <style:paragraph-properties fo:line-height="150%" fo:text-align="start" style:justify-single-word="false"/>
      <style:text-properties fo:language="en" fo:country="US" officeooo:paragraph-rsid="004b7713"/>
    </style:style>
    <style:style style:name="P36" style:family="paragraph" style:parent-style-name="Text_20_body">
      <style:paragraph-properties fo:line-height="150%" fo:text-align="start" style:justify-single-word="false"/>
      <style:text-properties fo:language="en" fo:country="US" officeooo:paragraph-rsid="00504694"/>
    </style:style>
    <style:style style:name="P37" style:family="paragraph" style:parent-style-name="Text_20_body">
      <style:paragraph-properties fo:line-height="150%" fo:text-align="start" style:justify-single-word="false"/>
      <style:text-properties fo:language="en" fo:country="US" officeooo:paragraph-rsid="053fef80"/>
    </style:style>
    <style:style style:name="P38" style:family="paragraph" style:parent-style-name="Text_20_body">
      <style:paragraph-properties fo:line-height="150%" fo:text-align="start" style:justify-single-word="false"/>
      <style:text-properties fo:language="en" fo:country="US" officeooo:paragraph-rsid="059be39f"/>
    </style:style>
    <style:style style:name="P39" style:family="paragraph" style:parent-style-name="Text_20_body">
      <style:paragraph-properties fo:line-height="150%" fo:text-align="start" style:justify-single-word="false"/>
      <style:text-properties fo:language="en" fo:country="US" officeooo:rsid="02c28e53" officeooo:paragraph-rsid="02c28e53"/>
    </style:style>
    <style:style style:name="P40" style:family="paragraph" style:parent-style-name="Text_20_body">
      <style:paragraph-properties fo:line-height="150%" fo:text-align="start" style:justify-single-word="false"/>
      <style:text-properties fo:language="en" fo:country="US" officeooo:rsid="00922fae" officeooo:paragraph-rsid="00ae1549"/>
    </style:style>
    <style:style style:name="P41" style:family="paragraph" style:parent-style-name="Text_20_body">
      <style:paragraph-properties fo:line-height="150%" fo:text-align="start" style:justify-single-word="false"/>
      <style:text-properties fo:language="en" fo:country="US" officeooo:rsid="00922fae" officeooo:paragraph-rsid="00922fae"/>
    </style:style>
    <style:style style:name="P42" style:family="paragraph" style:parent-style-name="Text_20_body">
      <style:paragraph-properties fo:line-height="150%" fo:text-align="start" style:justify-single-word="false"/>
      <style:text-properties fo:language="en" fo:country="US" officeooo:rsid="008c7872" officeooo:paragraph-rsid="008fc4f8"/>
    </style:style>
    <style:style style:name="P43" style:family="paragraph" style:parent-style-name="Text_20_body">
      <style:paragraph-properties fo:line-height="150%" fo:text-align="start" style:justify-single-word="false"/>
      <style:text-properties fo:language="en" fo:country="US" officeooo:rsid="009c416e" officeooo:paragraph-rsid="00e9a10a"/>
    </style:style>
    <style:style style:name="P44" style:family="paragraph" style:parent-style-name="Text_20_body">
      <style:paragraph-properties fo:line-height="150%" fo:text-align="start" style:justify-single-word="false"/>
      <style:text-properties fo:language="en" fo:country="US" officeooo:rsid="00e9a10a" officeooo:paragraph-rsid="010a801a"/>
    </style:style>
    <style:style style:name="P45" style:family="paragraph" style:parent-style-name="Text_20_body">
      <style:paragraph-properties fo:line-height="150%" fo:text-align="start" style:justify-single-word="false"/>
      <style:text-properties fo:language="en" fo:country="US" officeooo:rsid="00e9a10a" officeooo:paragraph-rsid="012f4bda"/>
    </style:style>
    <style:style style:name="P46" style:family="paragraph" style:parent-style-name="Text_20_body">
      <style:paragraph-properties fo:line-height="150%" fo:text-align="start" style:justify-single-word="false"/>
      <style:text-properties fo:language="en" fo:country="US" officeooo:rsid="00e9a10a" officeooo:paragraph-rsid="03b7a135"/>
    </style:style>
    <style:style style:name="P47" style:family="paragraph" style:parent-style-name="Text_20_body">
      <style:paragraph-properties fo:line-height="150%" fo:text-align="start" style:justify-single-word="false"/>
      <style:text-properties fo:language="en" fo:country="US" officeooo:rsid="00e9a10a" officeooo:paragraph-rsid="047c73ec"/>
    </style:style>
    <style:style style:name="P48" style:family="paragraph" style:parent-style-name="Text_20_body">
      <style:paragraph-properties fo:line-height="150%" fo:text-align="start" style:justify-single-word="false"/>
      <style:text-properties fo:language="en" fo:country="US" officeooo:rsid="009346e6" officeooo:paragraph-rsid="009ac0fb"/>
    </style:style>
    <style:style style:name="P49" style:family="paragraph" style:parent-style-name="Text_20_body">
      <style:paragraph-properties fo:line-height="150%" fo:text-align="start" style:justify-single-word="false"/>
      <style:text-properties fo:language="en" fo:country="US" officeooo:rsid="01708627" officeooo:paragraph-rsid="016915df"/>
    </style:style>
    <style:style style:name="P50" style:family="paragraph" style:parent-style-name="Text_20_body">
      <style:paragraph-properties fo:line-height="150%" fo:text-align="start" style:justify-single-word="false"/>
      <style:text-properties fo:language="en" fo:country="US" officeooo:rsid="046a4e3d" officeooo:paragraph-rsid="046a4e3d"/>
    </style:style>
    <style:style style:name="P51" style:family="paragraph" style:parent-style-name="Text_20_body">
      <style:paragraph-properties fo:line-height="150%" fo:text-align="start" style:justify-single-word="false"/>
      <style:text-properties fo:language="en" fo:country="US" officeooo:rsid="011896a2" officeooo:paragraph-rsid="043bc2a4"/>
    </style:style>
    <style:style style:name="P52" style:family="paragraph" style:parent-style-name="Text_20_body">
      <style:paragraph-properties fo:line-height="150%" fo:text-align="start" style:justify-single-word="false"/>
      <style:text-properties fo:language="en" fo:country="US" officeooo:rsid="00c1ce38" officeooo:paragraph-rsid="0476273c"/>
    </style:style>
    <style:style style:name="P53" style:family="paragraph" style:parent-style-name="Text_20_body">
      <style:paragraph-properties fo:line-height="150%" fo:text-align="start" style:justify-single-word="false"/>
      <style:text-properties fo:language="en" fo:country="US" officeooo:rsid="00504694" officeooo:paragraph-rsid="0531bb8f"/>
    </style:style>
    <style:style style:name="P54" style:family="paragraph" style:parent-style-name="Text_20_body">
      <style:paragraph-properties fo:line-height="150%" fo:text-align="start" style:justify-single-word="false"/>
      <style:text-properties fo:font-style="italic" officeooo:paragraph-rsid="01c1a1f0" style:font-style-asian="italic" style:font-style-complex="italic"/>
    </style:style>
    <style:style style:name="P55" style:family="paragraph" style:parent-style-name="Text_20_body">
      <style:paragraph-properties fo:line-height="150%" fo:text-align="start" style:justify-single-word="false"/>
      <style:text-properties fo:color="#000000" officeooo:paragraph-rsid="01971c27"/>
    </style:style>
    <style:style style:name="P56" style:family="paragraph" style:parent-style-name="Text_20_body">
      <style:paragraph-properties fo:line-height="150%" fo:text-align="start" style:justify-single-word="false"/>
      <style:text-properties fo:color="#000000" fo:language="en" fo:country="US" officeooo:rsid="02516543" officeooo:paragraph-rsid="059be39f"/>
    </style:style>
    <style:style style:name="P57" style:family="paragraph" style:parent-style-name="Text_20_body">
      <style:paragraph-properties fo:line-height="150%" fo:text-align="start" style:justify-single-word="false"/>
      <style:text-properties officeooo:rsid="04bc1097" officeooo:paragraph-rsid="04bc8327"/>
    </style:style>
    <style:style style:name="P58" style:family="paragraph" style:parent-style-name="Text_20_body">
      <style:paragraph-properties fo:line-height="150%" fo:text-align="start" style:justify-single-word="false"/>
      <style:text-properties officeooo:rsid="0491d530" officeooo:paragraph-rsid="0491d530"/>
    </style:style>
    <style:style style:name="P59" style:family="paragraph" style:parent-style-name="Text_20_body">
      <style:paragraph-properties fo:line-height="150%" fo:text-align="start" style:justify-single-word="false"/>
      <style:text-properties officeooo:rsid="052941df" officeooo:paragraph-rsid="052b54b3"/>
    </style:style>
    <style:style style:name="P60" style:family="paragraph" style:parent-style-name="Text_20_body">
      <style:paragraph-properties fo:line-height="150%" fo:text-align="start" style:justify-single-word="false"/>
      <style:text-properties officeooo:rsid="05481020" officeooo:paragraph-rsid="055367ca"/>
    </style:style>
    <style:style style:name="P61" style:family="paragraph" style:parent-style-name="Text_20_body">
      <style:paragraph-properties fo:line-height="150%" fo:text-align="start" style:justify-single-word="false"/>
      <style:text-properties fo:color="#ff0000" style:font-name="Times New Roman1" fo:language="en" fo:country="US" fo:font-style="normal" officeooo:rsid="024dd273" officeooo:paragraph-rsid="059be39f" style:font-style-asian="normal" style:font-style-complex="normal"/>
    </style:style>
    <style:style style:name="P62"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63" style:family="paragraph" style:parent-style-name="Text_20_body">
      <style:paragraph-properties fo:line-height="150%" fo:text-align="start" style:justify-single-word="false"/>
      <style:text-properties officeooo:rsid="01a50431" officeooo:paragraph-rsid="03f75061"/>
    </style:style>
    <style:style style:name="P64"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65"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66"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67"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68"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69"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70"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71"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2"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73"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74" style:family="paragraph" style:parent-style-name="Standard">
      <style:paragraph-properties fo:line-height="150%" fo:text-align="start" style:justify-single-word="false"/>
      <style:text-properties fo:language="en" fo:country="US" officeooo:rsid="04d28c71" officeooo:paragraph-rsid="0642f3ce"/>
    </style:style>
    <style:style style:name="P75" style:family="paragraph" style:parent-style-name="Heading">
      <style:paragraph-properties fo:line-height="150%" fo:text-align="start" style:justify-single-word="false"/>
      <style:text-properties officeooo:paragraph-rsid="06af6485"/>
    </style:style>
    <style:style style:name="P76" style:family="paragraph" style:parent-style-name="Text_20_body">
      <style:paragraph-properties fo:line-height="150%" fo:text-align="start" style:justify-single-word="false"/>
      <style:text-properties officeooo:paragraph-rsid="0659f3bf"/>
    </style:style>
    <style:style style:name="P77" style:family="paragraph" style:parent-style-name="Text_20_body">
      <style:paragraph-properties fo:line-height="150%" fo:text-align="start" style:justify-single-word="false"/>
      <style:text-properties officeooo:paragraph-rsid="06657d22"/>
    </style:style>
    <style:style style:name="P78" style:family="paragraph" style:parent-style-name="Text_20_body">
      <style:paragraph-properties fo:line-height="150%" fo:text-align="start" style:justify-single-word="false"/>
      <style:text-properties officeooo:paragraph-rsid="051a24e5"/>
    </style:style>
    <style:style style:name="P79" style:family="paragraph" style:parent-style-name="Text_20_body">
      <style:paragraph-properties fo:line-height="150%"/>
      <style:text-properties officeooo:paragraph-rsid="06b3a9e4"/>
    </style:style>
    <style:style style:name="P80"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81"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82"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83" style:family="paragraph" style:parent-style-name="Text_20_body">
      <style:paragraph-properties fo:line-height="150%" fo:text-align="start" style:justify-single-word="false"/>
      <style:text-properties fo:language="en" fo:country="US" officeooo:paragraph-rsid="06af6485"/>
    </style:style>
    <style:style style:name="P84" style:family="paragraph" style:parent-style-name="Text_20_body">
      <style:paragraph-properties fo:line-height="150%" fo:text-align="start" style:justify-single-word="false"/>
      <style:text-properties fo:language="en" fo:country="US" officeooo:rsid="01625fa6" officeooo:paragraph-rsid="01625fa6"/>
    </style:style>
    <style:style style:name="P85" style:family="paragraph" style:parent-style-name="Text_20_body">
      <style:paragraph-properties fo:line-height="150%" fo:text-align="start" style:justify-single-word="false"/>
      <style:text-properties fo:language="en" fo:country="US" officeooo:rsid="02982cb1" officeooo:paragraph-rsid="0642f3ce"/>
    </style:style>
    <style:style style:name="P86" style:family="paragraph" style:parent-style-name="Text_20_body">
      <style:paragraph-properties fo:line-height="150%" fo:text-align="start" style:justify-single-word="false"/>
      <style:text-properties fo:language="en" fo:country="US" officeooo:rsid="04d28c71" officeooo:paragraph-rsid="073b6dbb"/>
    </style:style>
    <style:style style:name="P87" style:family="paragraph" style:parent-style-name="Text_20_body">
      <style:paragraph-properties fo:line-height="150%" fo:text-align="start" style:justify-single-word="false"/>
      <style:text-properties officeooo:rsid="01c6f8cc" officeooo:paragraph-rsid="06fa150b"/>
    </style:style>
    <style:style style:name="P88" style:family="paragraph" style:parent-style-name="Text_20_body">
      <style:paragraph-properties fo:line-height="150%" fo:text-align="start" style:justify-single-word="false"/>
      <style:text-properties officeooo:rsid="049f6108" officeooo:paragraph-rsid="06c01dfe"/>
    </style:style>
    <style:style style:name="P89" style:family="paragraph" style:parent-style-name="Text_20_body">
      <style:text-properties officeooo:paragraph-rsid="06ecfa20"/>
    </style:style>
    <style:style style:name="P90" style:family="paragraph" style:parent-style-name="Text_20_body">
      <style:paragraph-properties fo:line-height="150%" fo:text-align="start" style:justify-single-word="false"/>
      <style:text-properties fo:color="#ff3333" fo:font-style="normal" officeooo:rsid="04d28c71" officeooo:paragraph-rsid="073b6dbb" style:font-style-asian="normal" style:font-style-complex="normal"/>
    </style:style>
    <style:style style:name="P91"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92"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93" style:family="paragraph" style:parent-style-name="Heading_20_2">
      <style:paragraph-properties fo:line-height="150%" fo:text-align="start" style:justify-single-word="false"/>
      <style:text-properties fo:language="en" fo:country="US" officeooo:rsid="004ae96e" officeooo:paragraph-rsid="004b7713"/>
    </style:style>
    <style:style style:name="P94" style:family="paragraph" style:parent-style-name="Heading_20_2">
      <style:paragraph-properties fo:line-height="150%" fo:text-align="start" style:justify-single-word="false"/>
      <style:text-properties fo:language="en" fo:country="US" officeooo:rsid="004b7713" officeooo:paragraph-rsid="004b7713"/>
    </style:style>
    <style:style style:name="P95" style:family="paragraph" style:parent-style-name="Heading_20_2">
      <style:paragraph-properties fo:line-height="150%" fo:text-align="start" style:justify-single-word="false"/>
      <style:text-properties fo:language="en" fo:country="US" officeooo:rsid="004ce1ed" officeooo:paragraph-rsid="004ce1ed"/>
    </style:style>
    <style:style style:name="P96" style:family="paragraph" style:parent-style-name="Heading_20_2">
      <style:paragraph-properties fo:line-height="150%" fo:text-align="start" style:justify-single-word="false"/>
      <style:text-properties fo:language="en" fo:country="US" officeooo:rsid="004fbac5" officeooo:paragraph-rsid="004fbac5"/>
    </style:style>
    <style:style style:name="P97" style:family="paragraph" style:parent-style-name="Heading_20_2">
      <style:paragraph-properties fo:line-height="150%" fo:text-align="start" style:justify-single-word="false"/>
      <style:text-properties fo:language="en" fo:country="US" officeooo:rsid="004f67a4" officeooo:paragraph-rsid="059be39f"/>
    </style:style>
    <style:style style:name="P98" style:family="paragraph" style:parent-style-name="Heading_20_2">
      <style:text-properties officeooo:paragraph-rsid="068ec975"/>
    </style:style>
    <style:style style:name="P99" style:family="paragraph" style:parent-style-name="Heading_20_1">
      <style:paragraph-properties fo:line-height="150%" fo:text-align="start" style:justify-single-word="false"/>
      <style:text-properties fo:language="en" fo:country="US" officeooo:rsid="004ae96e" officeooo:paragraph-rsid="004ae96e"/>
    </style:style>
    <style:style style:name="P100" style:family="paragraph" style:parent-style-name="Heading_20_1">
      <style:paragraph-properties fo:line-height="150%" fo:text-align="start" style:justify-single-word="false"/>
      <style:text-properties fo:language="en" fo:country="US" officeooo:rsid="00504694" officeooo:paragraph-rsid="00504694"/>
    </style:style>
    <style:style style:name="P101" style:family="paragraph" style:parent-style-name="Heading_20_1">
      <style:paragraph-properties fo:line-height="150%" fo:text-align="start" style:justify-single-word="false"/>
      <style:text-properties fo:language="en" fo:country="US" officeooo:rsid="005203c7" officeooo:paragraph-rsid="005203c7"/>
    </style:style>
    <style:style style:name="P102"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03"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04" style:family="paragraph" style:parent-style-name="Contents_20_2">
      <style:paragraph-properties>
        <style:tab-stops>
          <style:tab-stop style:position="5.8701in" style:type="right" style:leader-style="dotted" style:leader-text="."/>
        </style:tab-stops>
      </style:paragraph-properties>
    </style:style>
    <style:style style:name="P105" style:family="paragraph" style:parent-style-name="Contents_20_1">
      <style:paragraph-properties>
        <style:tab-stops>
          <style:tab-stop style:position="5.8701in" style:type="right" style:leader-style="dotted" style:leader-text="."/>
        </style:tab-stops>
      </style:paragraph-properties>
    </style:style>
    <style:style style:name="P106" style:family="paragraph" style:parent-style-name="Contents_20_Heading">
      <style:paragraph-properties fo:line-height="150%"/>
      <style:text-properties officeooo:paragraph-rsid="068ec975"/>
    </style:style>
    <style:style style:name="P107" style:family="paragraph" style:parent-style-name="Contents_20_Heading">
      <style:paragraph-properties fo:break-before="page"/>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officeooo:rsid="004b7713"/>
    </style:style>
    <style:style style:name="T16" style:family="text">
      <style:text-properties officeooo:rsid="004e4003"/>
    </style:style>
    <style:style style:name="T17" style:family="text">
      <style:text-properties officeooo:rsid="004f67a4"/>
    </style:style>
    <style:style style:name="T18" style:family="text">
      <style:text-properties officeooo:rsid="005e04d7"/>
    </style:style>
    <style:style style:name="T19" style:family="text">
      <style:text-properties fo:color="#ff0000" style:font-name="Times New Roman1" fo:language="en" fo:country="US" officeooo:rsid="00821d67"/>
    </style:style>
    <style:style style:name="T20" style:family="text">
      <style:text-properties fo:color="#ff0000" style:font-name="Times New Roman1" fo:language="en" fo:country="US" fo:font-style="normal" officeooo:rsid="005cc305" style:font-style-asian="normal" style:font-style-complex="normal"/>
    </style:style>
    <style:style style:name="T21" style:family="text">
      <style:text-properties fo:color="#ff0000" style:font-name="Times New Roman1" fo:language="en" fo:country="US" fo:font-style="normal" officeooo:rsid="00821d67" style:font-style-asian="normal" style:font-style-complex="normal"/>
    </style:style>
    <style:style style:name="T22" style:family="text">
      <style:text-properties fo:color="#ff0000" style:font-name="Times New Roman1" fo:language="en" fo:country="US" fo:font-style="normal" officeooo:rsid="01c0536a" style:font-style-asian="normal" style:font-style-complex="normal"/>
    </style:style>
    <style:style style:name="T23"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5" style:family="text">
      <style:text-properties fo:color="#ff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officeooo:rsid="00f240f0"/>
    </style:style>
    <style:style style:name="T27" style:family="text">
      <style:text-properties fo:color="#ff0000" officeooo:rsid="016f3b6f"/>
    </style:style>
    <style:style style:name="T28" style:family="text">
      <style:text-properties fo:color="#ff0000" officeooo:rsid="005203c7"/>
    </style:style>
    <style:style style:name="T29" style:family="text">
      <style:text-properties fo:color="#ff0000" officeooo:rsid="01709823"/>
    </style:style>
    <style:style style:name="T30" style:family="text">
      <style:text-properties fo:color="#ff0000" fo:font-style="normal" officeooo:rsid="01d50681" style:font-style-asian="normal" style:font-style-complex="normal"/>
    </style:style>
    <style:style style:name="T31" style:family="text">
      <style:text-properties fo:color="#ff0000" fo:font-style="normal" officeooo:rsid="00821d67" style:font-style-asian="normal" style:font-style-complex="normal"/>
    </style:style>
    <style:style style:name="T32" style:family="text">
      <style:text-properties fo:color="#ff0000" fo:font-style="normal" officeooo:rsid="005cc305" style:font-style-asian="normal" style:font-style-complex="normal"/>
    </style:style>
    <style:style style:name="T33" style:family="text">
      <style:text-properties fo:color="#ff0000" fo:font-style="normal" officeooo:rsid="01c0536a" style:font-style-asian="normal" style:font-style-complex="normal"/>
    </style:style>
    <style:style style:name="T34" style:family="text">
      <style:text-properties fo:color="#ff0000" officeooo:rsid="024dd273"/>
    </style:style>
    <style:style style:name="T35" style:family="text">
      <style:text-properties style:use-window-font-color="true" officeooo:rsid="00687a95"/>
    </style:style>
    <style:style style:name="T36" style:family="text">
      <style:text-properties style:use-window-font-color="true" officeooo:rsid="006fecc1"/>
    </style:style>
    <style:style style:name="T37" style:family="text">
      <style:text-properties style:use-window-font-color="true" officeooo:rsid="0076b2c6"/>
    </style:style>
    <style:style style:name="T38" style:family="text">
      <style:text-properties style:use-window-font-color="true" style:font-name="Times New Roman1" fo:language="en" fo:country="US"/>
    </style:style>
    <style:style style:name="T39" style:family="text">
      <style:text-properties style:use-window-font-color="true" style:font-name="Times New Roman1" fo:language="en" fo:country="US" officeooo:rsid="00687a95"/>
    </style:style>
    <style:style style:name="T40" style:family="text">
      <style:text-properties style:use-window-font-color="true" style:font-name="Times New Roman1" fo:language="en" fo:country="US" officeooo:rsid="016f5394"/>
    </style:style>
    <style:style style:name="T41" style:family="text">
      <style:text-properties style:use-window-font-color="true" style:font-name="Times New Roman1" fo:language="en" fo:country="US" officeooo:rsid="016fec2b"/>
    </style:style>
    <style:style style:name="T42" style:family="text">
      <style:text-properties style:use-window-font-color="true" style:font-name="Times New Roman1" fo:language="en" fo:country="US" officeooo:rsid="017103be"/>
    </style:style>
    <style:style style:name="T43" style:family="text">
      <style:text-properties style:use-window-font-color="true" style:font-name="Times New Roman1" fo:language="en" fo:country="US" officeooo:rsid="0172ebbc"/>
    </style:style>
    <style:style style:name="T44" style:family="text">
      <style:text-properties style:use-window-font-color="true" style:font-name="Times New Roman1" fo:language="en" fo:country="US" officeooo:rsid="01748120"/>
    </style:style>
    <style:style style:name="T45" style:family="text">
      <style:text-properties style:use-window-font-color="true" style:font-name="Times New Roman1" fo:language="en" fo:country="US" officeooo:rsid="017800b0"/>
    </style:style>
    <style:style style:name="T46" style:family="text">
      <style:text-properties style:use-window-font-color="true" style:font-name="Times New Roman1" fo:language="en" fo:country="US" officeooo:rsid="01793622"/>
    </style:style>
    <style:style style:name="T47" style:family="text">
      <style:text-properties style:use-window-font-color="true" style:font-name="Times New Roman1" fo:language="en" fo:country="US" officeooo:rsid="017a20a7"/>
    </style:style>
    <style:style style:name="T48" style:family="text">
      <style:text-properties style:use-window-font-color="true" style:font-name="Times New Roman1" fo:language="en" fo:country="US" officeooo:rsid="018cbb20"/>
    </style:style>
    <style:style style:name="T49" style:family="text">
      <style:text-properties style:use-window-font-color="true" style:font-name="Times New Roman1" fo:language="en" fo:country="US" fo:font-style="italic" officeooo:rsid="018cbb20" style:font-style-asian="italic" style:font-style-complex="italic"/>
    </style:style>
    <style:style style:name="T50" style:family="text">
      <style:text-properties style:use-window-font-color="true" style:font-name="Times New Roman1" fo:language="en" fo:country="US" fo:font-style="italic" officeooo:rsid="020080d0" style:font-style-asian="italic" style:font-style-complex="italic"/>
    </style:style>
    <style:style style:name="T51" style:family="text">
      <style:text-properties style:use-window-font-color="true" style:font-name="Times New Roman1" fo:language="en" fo:country="US" fo:font-style="italic" officeooo:rsid="0224a10d" style:font-style-asian="italic" style:font-style-complex="italic"/>
    </style:style>
    <style:style style:name="T52" style:family="text">
      <style:text-properties style:use-window-font-color="true" style:font-name="Times New Roman1" fo:language="en" fo:country="US" fo:font-style="italic" officeooo:rsid="0216855a" style:font-style-asian="italic" style:font-style-complex="italic"/>
    </style:style>
    <style:style style:name="T53" style:family="text">
      <style:text-properties style:use-window-font-color="true" style:font-name="Times New Roman1" fo:language="en" fo:country="US" fo:font-style="italic" officeooo:rsid="01dc1dae" style:font-style-asian="italic" style:font-style-complex="italic"/>
    </style:style>
    <style:style style:name="T54" style:family="text">
      <style:text-properties style:use-window-font-color="true" style:font-name="Times New Roman1" fo:language="en" fo:country="US" fo:font-style="italic" officeooo:rsid="066f1d09" style:font-style-asian="italic" style:font-style-complex="italic"/>
    </style:style>
    <style:style style:name="T55" style:family="text">
      <style:text-properties style:use-window-font-color="true" style:font-name="Times New Roman1" fo:language="en" fo:country="US" fo:font-style="normal" officeooo:rsid="018cbb20" style:font-style-asian="normal" style:font-style-complex="normal"/>
    </style:style>
    <style:style style:name="T56" style:family="text">
      <style:text-properties style:use-window-font-color="true" style:font-name="Times New Roman1" fo:language="en" fo:country="US" fo:font-style="normal" officeooo:rsid="066cafd7" style:font-style-asian="normal" style:font-style-complex="normal"/>
    </style:style>
    <style:style style:name="T57" style:family="text">
      <style:text-properties style:use-window-font-color="true" style:font-name="Times New Roman1" fo:language="en" fo:country="US" fo:font-style="normal" officeooo:rsid="066e0c45" style:font-style-asian="normal" style:font-style-complex="normal"/>
    </style:style>
    <style:style style:name="T58" style:family="text">
      <style:text-properties style:use-window-font-color="true" style:font-name="Times New Roman1" fo:language="en" fo:country="US" fo:font-style="normal" officeooo:rsid="066f1d09" style:font-style-asian="normal" style:font-style-complex="normal"/>
    </style:style>
    <style:style style:name="T59" style:family="text">
      <style:text-properties style:use-window-font-color="true" style:font-name="Times New Roman1" fo:language="en" fo:country="US" fo:font-style="normal" officeooo:rsid="04bc1097" style:font-style-asian="normal" style:font-style-complex="normal"/>
    </style:style>
    <style:style style:name="T60" style:family="text">
      <style:text-properties style:use-window-font-color="true" style:font-name="Times New Roman1" fo:language="en" fo:country="US" fo:font-style="normal" officeooo:rsid="024825bd" style:font-style-asian="normal" style:font-style-complex="normal"/>
    </style:style>
    <style:style style:name="T61" style:family="text">
      <style:text-properties style:use-window-font-color="true" style:font-name="Times New Roman1" fo:language="en" fo:country="US" fo:font-style="normal" officeooo:rsid="01d1c83c" style:font-style-asian="normal" style:font-style-complex="normal"/>
    </style:style>
    <style:style style:name="T62" style:family="text">
      <style:text-properties style:use-window-font-color="true" style:font-name="Times New Roman1" fo:language="en" fo:country="US" fo:font-style="normal" officeooo:rsid="01dc1dae" style:font-style-asian="normal" style:font-style-complex="normal"/>
    </style:style>
    <style:style style:name="T63" style:family="text">
      <style:text-properties style:use-window-font-color="true" style:font-name="Times New Roman1" fo:language="en" fo:country="US" fo:font-style="normal" officeooo:rsid="06c09915" style:font-style-asian="normal" style:font-style-complex="normal"/>
    </style:style>
    <style:style style:name="T64" style:family="text">
      <style:text-properties style:use-window-font-color="true" style:font-name="Times New Roman1" fo:language="en" fo:country="US" fo:font-style="normal" officeooo:rsid="01748120" style:font-style-asian="normal" style:font-style-complex="normal"/>
    </style:style>
    <style:style style:name="T65" style:family="text">
      <style:text-properties style:use-window-font-color="true" style:font-name="Times New Roman1" fo:language="en" fo:country="US" fo:font-style="normal" officeooo:rsid="06c35f5c" style:font-style-asian="normal" style:font-style-complex="normal"/>
    </style:style>
    <style:style style:name="T66" style:family="text">
      <style:text-properties style:use-window-font-color="true" style:font-name="Times New Roman1" fo:language="en" fo:country="US" fo:font-style="normal" officeooo:rsid="06fa150b" style:font-style-asian="normal" style:font-style-complex="normal"/>
    </style:style>
    <style:style style:name="T67" style:family="text">
      <style:text-properties style:use-window-font-color="true" style:font-name="Times New Roman1" fo:language="en" fo:country="US" fo:font-style="normal" officeooo:rsid="04d30dff" style:font-style-asian="normal" style:font-style-complex="normal"/>
    </style:style>
    <style:style style:name="T68" style:family="text">
      <style:text-properties style:use-window-font-color="true" style:font-name="Times New Roman1" fo:language="en" fo:country="US" fo:font-style="normal" officeooo:rsid="067bf295" style:font-style-asian="normal" style:font-style-complex="normal"/>
    </style:style>
    <style:style style:name="T69" style:family="text">
      <style:text-properties style:use-window-font-color="true" style:font-name="Times New Roman1" fo:language="en" fo:country="US" fo:font-style="normal" officeooo:rsid="06241ddd" style:font-style-asian="normal" style:font-style-complex="normal"/>
    </style:style>
    <style:style style:name="T70" style:family="text">
      <style:text-properties style:use-window-font-color="true" style:font-name="Times New Roman1" fo:language="en" fo:country="US" officeooo:rsid="018dcb70"/>
    </style:style>
    <style:style style:name="T71" style:family="text">
      <style:text-properties style:use-window-font-color="true" style:font-name="Times New Roman1" fo:language="en" fo:country="US" officeooo:rsid="01918fbc"/>
    </style:style>
    <style:style style:name="T72" style:family="text">
      <style:text-properties style:use-window-font-color="true" style:font-name="Times New Roman1" fo:language="en" fo:country="US" officeooo:rsid="019b364e"/>
    </style:style>
    <style:style style:name="T73" style:family="text">
      <style:text-properties style:use-window-font-color="true" style:font-name="Times New Roman1" fo:language="en" fo:country="US" officeooo:rsid="019b5e2b"/>
    </style:style>
    <style:style style:name="T74" style:family="text">
      <style:text-properties style:use-window-font-color="true" style:font-name="Times New Roman1" fo:language="en" fo:country="US" officeooo:rsid="019ce994"/>
    </style:style>
    <style:style style:name="T75" style:family="text">
      <style:text-properties style:use-window-font-color="true" style:font-name="Times New Roman1" fo:language="en" fo:country="US" officeooo:rsid="019cec3b"/>
    </style:style>
    <style:style style:name="T76" style:family="text">
      <style:text-properties style:use-window-font-color="true" style:font-name="Times New Roman1" fo:language="en" fo:country="US" officeooo:rsid="005cc305"/>
    </style:style>
    <style:style style:name="T77" style:family="text">
      <style:text-properties style:use-window-font-color="true" style:font-name="Times New Roman1" fo:language="en" fo:country="US" officeooo:rsid="00821d67"/>
    </style:style>
    <style:style style:name="T78" style:family="text">
      <style:text-properties style:use-window-font-color="true" style:font-name="Times New Roman1" fo:language="en" fo:country="US" officeooo:rsid="01e2632d"/>
    </style:style>
    <style:style style:name="T79" style:family="text">
      <style:text-properties style:use-window-font-color="true" style:font-name="Times New Roman1" fo:language="en" fo:country="US" officeooo:rsid="01e3c5f7"/>
    </style:style>
    <style:style style:name="T80" style:family="text">
      <style:text-properties style:use-window-font-color="true" style:font-name="Times New Roman1" fo:language="en" fo:country="US" officeooo:rsid="01e4ae52"/>
    </style:style>
    <style:style style:name="T81" style:family="text">
      <style:text-properties style:use-window-font-color="true" style:font-name="Times New Roman1" fo:language="en" fo:country="US" officeooo:rsid="01e76583"/>
    </style:style>
    <style:style style:name="T82" style:family="text">
      <style:text-properties style:use-window-font-color="true" style:font-name="Times New Roman1" fo:language="en" fo:country="US" officeooo:rsid="01ea2d51"/>
    </style:style>
    <style:style style:name="T83" style:family="text">
      <style:text-properties style:use-window-font-color="true" style:font-name="Times New Roman1" fo:language="en" fo:country="US" officeooo:rsid="01ec0643"/>
    </style:style>
    <style:style style:name="T84" style:family="text">
      <style:text-properties style:use-window-font-color="true" style:font-name="Times New Roman1" fo:language="en" fo:country="US" officeooo:rsid="01ed6848"/>
    </style:style>
    <style:style style:name="T85" style:family="text">
      <style:text-properties style:use-window-font-color="true" style:font-name="Times New Roman1" fo:language="en" fo:country="US" officeooo:rsid="01ef6426"/>
    </style:style>
    <style:style style:name="T86" style:family="text">
      <style:text-properties style:use-window-font-color="true" style:font-name="Times New Roman1" fo:language="en" fo:country="US" officeooo:rsid="01eff54f"/>
    </style:style>
    <style:style style:name="T87" style:family="text">
      <style:text-properties style:use-window-font-color="true" style:font-name="Times New Roman1" fo:language="en" fo:country="US" officeooo:rsid="01f1e87c"/>
    </style:style>
    <style:style style:name="T88" style:family="text">
      <style:text-properties style:use-window-font-color="true" style:font-name="Times New Roman1" fo:language="en" fo:country="US" officeooo:rsid="01f3953e"/>
    </style:style>
    <style:style style:name="T89" style:family="text">
      <style:text-properties style:use-window-font-color="true" style:font-name="Times New Roman1" fo:language="en" fo:country="US" officeooo:rsid="01f5a616"/>
    </style:style>
    <style:style style:name="T90" style:family="text">
      <style:text-properties style:use-window-font-color="true" style:font-name="Times New Roman1" fo:language="en" fo:country="US" officeooo:rsid="01f6c46d"/>
    </style:style>
    <style:style style:name="T91" style:family="text">
      <style:text-properties style:use-window-font-color="true" style:font-name="Times New Roman1" fo:language="en" fo:country="US" officeooo:rsid="01f8a696"/>
    </style:style>
    <style:style style:name="T92" style:family="text">
      <style:text-properties style:use-window-font-color="true" style:font-name="Times New Roman1" fo:language="en" fo:country="US" officeooo:rsid="01fa90e0"/>
    </style:style>
    <style:style style:name="T93" style:family="text">
      <style:text-properties style:use-window-font-color="true" style:font-name="Times New Roman1" fo:language="en" fo:country="US" officeooo:rsid="01fc24f3"/>
    </style:style>
    <style:style style:name="T94" style:family="text">
      <style:text-properties style:use-window-font-color="true" style:font-name="Times New Roman1" fo:language="en" fo:country="US" officeooo:rsid="01fd5921"/>
    </style:style>
    <style:style style:name="T95" style:family="text">
      <style:text-properties style:use-window-font-color="true" style:font-name="Times New Roman1" fo:language="en" fo:country="US" officeooo:rsid="01fe3a58"/>
    </style:style>
    <style:style style:name="T96" style:family="text">
      <style:text-properties style:use-window-font-color="true" style:font-name="Times New Roman1" fo:language="en" fo:country="US" officeooo:rsid="01ffdeb9"/>
    </style:style>
    <style:style style:name="T97" style:family="text">
      <style:text-properties style:use-window-font-color="true" style:font-name="Times New Roman1" fo:language="en" fo:country="US" officeooo:rsid="02007777"/>
    </style:style>
    <style:style style:name="T98" style:family="text">
      <style:text-properties style:use-window-font-color="true" style:font-name="Times New Roman1" fo:language="en" fo:country="US" officeooo:rsid="020080d0"/>
    </style:style>
    <style:style style:name="T99" style:family="text">
      <style:text-properties style:use-window-font-color="true" style:font-name="Times New Roman1" fo:language="en" fo:country="US" officeooo:rsid="020184c0"/>
    </style:style>
    <style:style style:name="T100" style:family="text">
      <style:text-properties style:use-window-font-color="true" style:font-name="Times New Roman1" fo:language="en" fo:country="US" officeooo:rsid="02039a49"/>
    </style:style>
    <style:style style:name="T101" style:family="text">
      <style:text-properties style:use-window-font-color="true" style:font-name="Times New Roman1" fo:language="en" fo:country="US" officeooo:rsid="02050c32"/>
    </style:style>
    <style:style style:name="T102" style:family="text">
      <style:text-properties style:use-window-font-color="true" style:font-name="Times New Roman1" fo:language="en" fo:country="US" officeooo:rsid="020b7ef5"/>
    </style:style>
    <style:style style:name="T103" style:family="text">
      <style:text-properties style:use-window-font-color="true" style:font-name="Times New Roman1" fo:language="en" fo:country="US" officeooo:rsid="020c6bc2"/>
    </style:style>
    <style:style style:name="T104" style:family="text">
      <style:text-properties style:use-window-font-color="true" style:font-name="Times New Roman1" fo:language="en" fo:country="US" officeooo:rsid="020d1067"/>
    </style:style>
    <style:style style:name="T105" style:family="text">
      <style:text-properties style:use-window-font-color="true" style:font-name="Times New Roman1" fo:language="en" fo:country="US" officeooo:rsid="020e6e29"/>
    </style:style>
    <style:style style:name="T106" style:family="text">
      <style:text-properties style:use-window-font-color="true" style:font-name="Times New Roman1" fo:language="en" fo:country="US" officeooo:rsid="020f4a43"/>
    </style:style>
    <style:style style:name="T107" style:family="text">
      <style:text-properties style:use-window-font-color="true" style:font-name="Times New Roman1" fo:language="en" fo:country="US" officeooo:rsid="0210a8f8"/>
    </style:style>
    <style:style style:name="T108" style:family="text">
      <style:text-properties style:use-window-font-color="true" style:font-name="Times New Roman1" fo:language="en" fo:country="US" officeooo:rsid="02159122"/>
    </style:style>
    <style:style style:name="T109" style:family="text">
      <style:text-properties style:use-window-font-color="true" style:font-name="Times New Roman1" fo:language="en" fo:country="US" officeooo:rsid="0215b461"/>
    </style:style>
    <style:style style:name="T110" style:family="text">
      <style:text-properties style:use-window-font-color="true" style:font-name="Times New Roman1" fo:language="en" fo:country="US" officeooo:rsid="0216855a"/>
    </style:style>
    <style:style style:name="T111" style:family="text">
      <style:text-properties style:use-window-font-color="true" style:font-name="Times New Roman1" fo:language="en" fo:country="US" officeooo:rsid="0217a197"/>
    </style:style>
    <style:style style:name="T112" style:family="text">
      <style:text-properties style:use-window-font-color="true" style:font-name="Times New Roman1" fo:language="en" fo:country="US" officeooo:rsid="0219a65a"/>
    </style:style>
    <style:style style:name="T113" style:family="text">
      <style:text-properties style:use-window-font-color="true" style:font-name="Times New Roman1" fo:language="en" fo:country="US" officeooo:rsid="021e6fd8"/>
    </style:style>
    <style:style style:name="T114" style:family="text">
      <style:text-properties style:use-window-font-color="true" style:font-name="Times New Roman1" fo:language="en" fo:country="US" officeooo:rsid="02201cf4"/>
    </style:style>
    <style:style style:name="T115" style:family="text">
      <style:text-properties style:use-window-font-color="true" style:font-name="Times New Roman1" fo:language="en" fo:country="US" officeooo:rsid="022396c6"/>
    </style:style>
    <style:style style:name="T116" style:family="text">
      <style:text-properties style:use-window-font-color="true" style:font-name="Times New Roman1" fo:language="en" fo:country="US" officeooo:rsid="0223c159"/>
    </style:style>
    <style:style style:name="T117" style:family="text">
      <style:text-properties style:use-window-font-color="true" style:font-name="Times New Roman1" fo:language="en" fo:country="US" officeooo:rsid="0223d3a8"/>
    </style:style>
    <style:style style:name="T118" style:family="text">
      <style:text-properties style:use-window-font-color="true" style:font-name="Times New Roman1" fo:language="en" fo:country="US" officeooo:rsid="0263d4ee"/>
    </style:style>
    <style:style style:name="T119" style:family="text">
      <style:text-properties style:use-window-font-color="true" style:font-name="Times New Roman1" fo:language="en" fo:country="US" officeooo:rsid="0264c3ca"/>
    </style:style>
    <style:style style:name="T120" style:family="text">
      <style:text-properties style:use-window-font-color="true" style:font-name="Times New Roman1" fo:language="en" fo:country="US" officeooo:rsid="02654c3f"/>
    </style:style>
    <style:style style:name="T121" style:family="text">
      <style:text-properties style:use-window-font-color="true" style:font-name="Times New Roman1" fo:language="en" fo:country="US" officeooo:rsid="02658d21"/>
    </style:style>
    <style:style style:name="T122" style:family="text">
      <style:text-properties style:use-window-font-color="true" style:font-name="Times New Roman1" fo:language="en" fo:country="US" officeooo:rsid="02670150"/>
    </style:style>
    <style:style style:name="T123" style:family="text">
      <style:text-properties style:use-window-font-color="true" style:font-name="Times New Roman1" fo:language="en" fo:country="US" officeooo:rsid="02693ca6"/>
    </style:style>
    <style:style style:name="T124" style:family="text">
      <style:text-properties style:use-window-font-color="true" style:font-name="Times New Roman1" fo:language="en" fo:country="US" officeooo:rsid="027597d3"/>
    </style:style>
    <style:style style:name="T125" style:family="text">
      <style:text-properties style:use-window-font-color="true" style:font-name="Times New Roman1" fo:language="en" fo:country="US" officeooo:rsid="02da8c61"/>
    </style:style>
    <style:style style:name="T126" style:family="text">
      <style:text-properties style:use-window-font-color="true" style:font-name="Times New Roman1" fo:language="en" fo:country="US" officeooo:rsid="03f8f0b9"/>
    </style:style>
    <style:style style:name="T127" style:family="text">
      <style:text-properties style:use-window-font-color="true" style:font-name="Times New Roman1" fo:language="en" fo:country="US" officeooo:rsid="040bde57"/>
    </style:style>
    <style:style style:name="T128" style:family="text">
      <style:text-properties style:use-window-font-color="true" style:font-name="Times New Roman1" fo:language="en" fo:country="US" officeooo:rsid="040f94d3"/>
    </style:style>
    <style:style style:name="T129" style:family="text">
      <style:text-properties style:use-window-font-color="true" style:font-name="Times New Roman1" fo:language="en" fo:country="US" officeooo:rsid="0411295d"/>
    </style:style>
    <style:style style:name="T130" style:family="text">
      <style:text-properties style:use-window-font-color="true" style:font-name="Times New Roman1" fo:language="en" fo:country="US" officeooo:rsid="043217ea"/>
    </style:style>
    <style:style style:name="T131" style:family="text">
      <style:text-properties style:use-window-font-color="true" style:font-name="Times New Roman1" fo:language="en" fo:country="US" officeooo:rsid="0442aa54"/>
    </style:style>
    <style:style style:name="T132" style:family="text">
      <style:text-properties style:use-window-font-color="true" style:font-name="Times New Roman1" fo:language="en" fo:country="US" officeooo:rsid="04443970"/>
    </style:style>
    <style:style style:name="T133" style:family="text">
      <style:text-properties style:use-window-font-color="true" style:font-name="Times New Roman1" fo:language="en" fo:country="US" officeooo:rsid="04d09f39"/>
    </style:style>
    <style:style style:name="T134" style:family="text">
      <style:text-properties style:use-window-font-color="true" style:font-name="Times New Roman1" fo:language="en" fo:country="US" officeooo:rsid="051a24e5"/>
    </style:style>
    <style:style style:name="T135" style:family="text">
      <style:text-properties style:use-window-font-color="true" style:font-name="Times New Roman1" fo:language="en" fo:country="US" officeooo:rsid="052b54b3"/>
    </style:style>
    <style:style style:name="T136" style:family="text">
      <style:text-properties style:use-window-font-color="true" style:font-name="Times New Roman1" fo:language="en" fo:country="US" officeooo:rsid="052b82ec"/>
    </style:style>
    <style:style style:name="T137" style:family="text">
      <style:text-properties style:use-window-font-color="true" style:font-name="Times New Roman1" fo:language="en" fo:country="US" officeooo:rsid="052c94fe"/>
    </style:style>
    <style:style style:name="T138" style:family="text">
      <style:text-properties style:use-window-font-color="true" style:font-name="Times New Roman1" fo:language="en" fo:country="US" officeooo:rsid="052ee526"/>
    </style:style>
    <style:style style:name="T139" style:family="text">
      <style:text-properties style:use-window-font-color="true" style:font-name="Times New Roman1" fo:language="en" fo:country="US" officeooo:rsid="053afea1"/>
    </style:style>
    <style:style style:name="T140" style:family="text">
      <style:text-properties style:use-window-font-color="true" style:font-name="Times New Roman1" fo:language="en" fo:country="US" officeooo:rsid="053d0154"/>
    </style:style>
    <style:style style:name="T141" style:family="text">
      <style:text-properties style:use-window-font-color="true" style:font-name="Times New Roman1" fo:language="en" fo:country="US" officeooo:rsid="05783f50"/>
    </style:style>
    <style:style style:name="T142" style:family="text">
      <style:text-properties style:use-window-font-color="true" style:font-name="Times New Roman1" fo:language="en" fo:country="US" officeooo:rsid="019a32e2"/>
    </style:style>
    <style:style style:name="T143" style:family="text">
      <style:text-properties style:use-window-font-color="true" style:font-name="Times New Roman1" fo:language="en" fo:country="US" officeooo:rsid="0586f2d4"/>
    </style:style>
    <style:style style:name="T144" style:family="text">
      <style:text-properties style:use-window-font-color="true" style:font-name="Times New Roman1" fo:language="en" fo:country="US" officeooo:rsid="05878341"/>
    </style:style>
    <style:style style:name="T145" style:family="text">
      <style:text-properties style:use-window-font-color="true" style:font-name="Times New Roman1" fo:language="en" fo:country="US" officeooo:rsid="05894994"/>
    </style:style>
    <style:style style:name="T146" style:family="text">
      <style:text-properties style:use-window-font-color="true" style:font-name="Times New Roman1" fo:language="en" fo:country="US" officeooo:rsid="0593ed01"/>
    </style:style>
    <style:style style:name="T147" style:family="text">
      <style:text-properties style:use-window-font-color="true" style:font-name="Times New Roman1" fo:language="en" fo:country="US" officeooo:rsid="0595d0a9"/>
    </style:style>
    <style:style style:name="T148" style:family="text">
      <style:text-properties style:use-window-font-color="true" style:font-name="Times New Roman1" fo:language="en" fo:country="US" officeooo:rsid="05a74d97"/>
    </style:style>
    <style:style style:name="T149" style:family="text">
      <style:text-properties style:use-window-font-color="true" style:font-name="Times New Roman1" fo:language="en" fo:country="US" officeooo:rsid="02b2d382"/>
    </style:style>
    <style:style style:name="T150" style:family="text">
      <style:text-properties style:use-window-font-color="true" style:font-name="Times New Roman1" fo:language="en" fo:country="US" officeooo:rsid="05da21ba"/>
    </style:style>
    <style:style style:name="T151" style:family="text">
      <style:text-properties style:use-window-font-color="true" style:font-name="Times New Roman1" fo:language="en" fo:country="US" officeooo:rsid="05fe99a5"/>
    </style:style>
    <style:style style:name="T152" style:family="text">
      <style:text-properties style:use-window-font-color="true" style:font-name="Times New Roman1" fo:language="en" fo:country="US" officeooo:rsid="05da8a20"/>
    </style:style>
    <style:style style:name="T153" style:family="text">
      <style:text-properties style:use-window-font-color="true" style:font-name="Times New Roman1" fo:language="en" fo:country="US" officeooo:rsid="02aa6f25"/>
    </style:style>
    <style:style style:name="T154" style:family="text">
      <style:text-properties style:use-window-font-color="true" style:font-name="Times New Roman1" fo:language="en" fo:country="US" officeooo:rsid="02b7e2f3"/>
    </style:style>
    <style:style style:name="T155" style:family="text">
      <style:text-properties style:use-window-font-color="true" style:font-name="Times New Roman1" fo:language="en" fo:country="US" officeooo:rsid="06028310"/>
    </style:style>
    <style:style style:name="T156" style:family="text">
      <style:text-properties style:use-window-font-color="true" style:font-name="Times New Roman1" fo:language="en" fo:country="US" officeooo:rsid="06208164"/>
    </style:style>
    <style:style style:name="T157" style:family="text">
      <style:text-properties style:use-window-font-color="true" style:font-name="Times New Roman1" fo:language="en" fo:country="US" officeooo:rsid="02b40bb2"/>
    </style:style>
    <style:style style:name="T158" style:family="text">
      <style:text-properties style:use-window-font-color="true" style:font-name="Times New Roman1" fo:language="en" fo:country="US" officeooo:rsid="02c46971"/>
    </style:style>
    <style:style style:name="T159" style:family="text">
      <style:text-properties style:use-window-font-color="true" style:font-name="Times New Roman1" fo:language="en" fo:country="US" officeooo:rsid="0608a268"/>
    </style:style>
    <style:style style:name="T160" style:family="text">
      <style:text-properties style:use-window-font-color="true" style:font-name="Times New Roman1" fo:language="en" fo:country="US" officeooo:rsid="02877fc9"/>
    </style:style>
    <style:style style:name="T161" style:family="text">
      <style:text-properties style:use-window-font-color="true" style:font-name="Times New Roman1" fo:language="en" fo:country="US" officeooo:rsid="02a6fe06"/>
    </style:style>
    <style:style style:name="T162" style:family="text">
      <style:text-properties style:use-window-font-color="true" style:font-name="Times New Roman1" fo:language="en" fo:country="US" officeooo:rsid="02ac1e28"/>
    </style:style>
    <style:style style:name="T163" style:family="text">
      <style:text-properties style:use-window-font-color="true" style:font-name="Times New Roman1" fo:language="en" fo:country="US" officeooo:rsid="02b98b24"/>
    </style:style>
    <style:style style:name="T164" style:family="text">
      <style:text-properties style:use-window-font-color="true" style:font-name="Times New Roman1" fo:language="en" fo:country="US" officeooo:rsid="05fcb392"/>
    </style:style>
    <style:style style:name="T165" style:family="text">
      <style:text-properties style:use-window-font-color="true" style:font-name="Times New Roman1" fo:language="en" fo:country="US" officeooo:rsid="02bc517e"/>
    </style:style>
    <style:style style:name="T166" style:family="text">
      <style:text-properties style:use-window-font-color="true" style:font-name="Times New Roman1" fo:language="en" fo:country="US" officeooo:rsid="06047503"/>
    </style:style>
    <style:style style:name="T167" style:family="text">
      <style:text-properties style:use-window-font-color="true" style:font-name="Times New Roman1" fo:language="en" fo:country="US" officeooo:rsid="06055ba7"/>
    </style:style>
    <style:style style:name="T168" style:family="text">
      <style:text-properties style:use-window-font-color="true" style:font-name="Times New Roman1" fo:language="en" fo:country="US" officeooo:rsid="0610ba67"/>
    </style:style>
    <style:style style:name="T169" style:family="text">
      <style:text-properties style:use-window-font-color="true" style:font-name="Times New Roman1" fo:language="en" fo:country="US" officeooo:rsid="0611557b"/>
    </style:style>
    <style:style style:name="T170" style:family="text">
      <style:text-properties style:use-window-font-color="true" style:font-name="Times New Roman1" fo:language="en" fo:country="US" officeooo:rsid="06157860"/>
    </style:style>
    <style:style style:name="T171" style:family="text">
      <style:text-properties style:use-window-font-color="true" style:font-name="Times New Roman1" fo:language="en" fo:country="US" officeooo:rsid="0612c0ff"/>
    </style:style>
    <style:style style:name="T172" style:family="text">
      <style:text-properties style:use-window-font-color="true" style:font-name="Times New Roman1" fo:language="en" fo:country="US" officeooo:rsid="061494a6"/>
    </style:style>
    <style:style style:name="T173" style:family="text">
      <style:text-properties style:use-window-font-color="true" style:font-name="Times New Roman1" fo:language="en" fo:country="US" officeooo:rsid="06181e3e"/>
    </style:style>
    <style:style style:name="T174" style:family="text">
      <style:text-properties style:use-window-font-color="true" style:font-name="Times New Roman1" fo:language="en" fo:country="US" officeooo:rsid="0615287e"/>
    </style:style>
    <style:style style:name="T175" style:family="text">
      <style:text-properties style:use-window-font-color="true" style:font-name="Times New Roman1" fo:language="en" fo:country="US" officeooo:rsid="0619275f"/>
    </style:style>
    <style:style style:name="T176" style:family="text">
      <style:text-properties style:use-window-font-color="true" style:font-name="Times New Roman1" fo:language="en" fo:country="US" officeooo:rsid="0620dffe"/>
    </style:style>
    <style:style style:name="T177" style:family="text">
      <style:text-properties style:use-window-font-color="true" style:font-name="Times New Roman1" fo:language="en" fo:country="US" officeooo:rsid="0621e413"/>
    </style:style>
    <style:style style:name="T178" style:family="text">
      <style:text-properties style:use-window-font-color="true" style:font-name="Times New Roman1" fo:language="en" fo:country="US" officeooo:rsid="02e1a8ed"/>
    </style:style>
    <style:style style:name="T179" style:family="text">
      <style:text-properties style:use-window-font-color="true" style:font-name="Times New Roman1" fo:language="en" fo:country="US" officeooo:rsid="064dbdf0"/>
    </style:style>
    <style:style style:name="T180" style:family="text">
      <style:text-properties style:use-window-font-color="true" style:font-name="Times New Roman1" fo:language="en" fo:country="US" officeooo:rsid="0226acbf"/>
    </style:style>
    <style:style style:name="T181" style:family="text">
      <style:text-properties style:use-window-font-color="true" style:font-name="Times New Roman1" fo:language="en" fo:country="US" officeooo:rsid="03fc5908"/>
    </style:style>
    <style:style style:name="T182" style:family="text">
      <style:text-properties style:use-window-font-color="true" style:font-name="Times New Roman1" fo:language="en" fo:country="US" officeooo:rsid="05053a85"/>
    </style:style>
    <style:style style:name="T183" style:family="text">
      <style:text-properties style:use-window-font-color="true" style:font-name="Times New Roman1" fo:language="en" fo:country="US" officeooo:rsid="05082c29"/>
    </style:style>
    <style:style style:name="T184" style:family="text">
      <style:text-properties style:use-window-font-color="true" style:font-name="Times New Roman1" fo:language="en" fo:country="US" officeooo:rsid="0506f541"/>
    </style:style>
    <style:style style:name="T185" style:family="text">
      <style:text-properties style:use-window-font-color="true" style:font-name="Times New Roman1" fo:language="en" fo:country="US" officeooo:rsid="050b6a12"/>
    </style:style>
    <style:style style:name="T186" style:family="text">
      <style:text-properties style:use-window-font-color="true" style:font-name="Times New Roman1" fo:language="en" fo:country="US" officeooo:rsid="050cf357"/>
    </style:style>
    <style:style style:name="T187" style:family="text">
      <style:text-properties style:use-window-font-color="true" style:font-name="Times New Roman1" fo:language="en" fo:country="US" officeooo:rsid="04c8b6c8"/>
    </style:style>
    <style:style style:name="T188" style:family="text">
      <style:text-properties style:use-window-font-color="true" style:font-name="Times New Roman1" fo:language="en" fo:country="US" officeooo:rsid="0251f36e"/>
    </style:style>
    <style:style style:name="T189" style:family="text">
      <style:text-properties style:use-window-font-color="true" style:font-name="Times New Roman1" fo:language="en" fo:country="US" officeooo:rsid="04c75b18"/>
    </style:style>
    <style:style style:name="T190" style:family="text">
      <style:text-properties style:use-window-font-color="true" style:font-name="Times New Roman1" fo:language="en" fo:country="US" officeooo:rsid="0441b470"/>
    </style:style>
    <style:style style:name="T191" style:family="text">
      <style:text-properties style:use-window-font-color="true" style:font-name="Times New Roman1" fo:language="en" fo:country="US" officeooo:rsid="0510b65d"/>
    </style:style>
    <style:style style:name="T192" style:family="text">
      <style:text-properties style:use-window-font-color="true" style:font-name="Times New Roman1" fo:language="en" fo:country="US" officeooo:rsid="023184df"/>
    </style:style>
    <style:style style:name="T193" style:family="text">
      <style:text-properties style:use-window-font-color="true" style:font-name="Times New Roman1" fo:language="en" fo:country="US" officeooo:rsid="04bf66dc"/>
    </style:style>
    <style:style style:name="T194" style:family="text">
      <style:text-properties style:use-window-font-color="true" style:font-name="Times New Roman1" fo:language="en" fo:country="US" officeooo:rsid="04f363e4"/>
    </style:style>
    <style:style style:name="T195" style:family="text">
      <style:text-properties style:use-window-font-color="true" style:font-name="Times New Roman1" fo:language="en" fo:country="US" officeooo:rsid="04cede57"/>
    </style:style>
    <style:style style:name="T196" style:family="text">
      <style:text-properties style:use-window-font-color="true" style:font-name="Times New Roman1" fo:language="en" fo:country="US" officeooo:rsid="02532997"/>
    </style:style>
    <style:style style:name="T197" style:family="text">
      <style:text-properties style:use-window-font-color="true" style:font-name="Times New Roman1" fo:language="en" fo:country="US" officeooo:rsid="0500cf67"/>
    </style:style>
    <style:style style:name="T198" style:family="text">
      <style:text-properties style:use-window-font-color="true" style:font-name="Times New Roman1" fo:language="en" fo:country="US" officeooo:rsid="051a275e"/>
    </style:style>
    <style:style style:name="T199" style:family="text">
      <style:text-properties style:use-window-font-color="true" style:font-name="Times New Roman1" fo:language="en" fo:country="US" officeooo:rsid="022fb579"/>
    </style:style>
    <style:style style:name="T200" style:family="text">
      <style:text-properties style:use-window-font-color="true" style:font-name="Times New Roman1" fo:language="en" fo:country="US" officeooo:rsid="051d090c"/>
    </style:style>
    <style:style style:name="T201" style:family="text">
      <style:text-properties style:use-window-font-color="true" style:font-name="Times New Roman1" fo:language="en" fo:country="US" officeooo:rsid="051a4ab6"/>
    </style:style>
    <style:style style:name="T202" style:family="text">
      <style:text-properties style:use-window-font-color="true" style:font-name="Times New Roman1" fo:language="en" fo:country="US" officeooo:rsid="051aa93c"/>
    </style:style>
    <style:style style:name="T203" style:family="text">
      <style:text-properties style:use-window-font-color="true" style:font-name="Times New Roman1" fo:language="en" fo:country="US" officeooo:rsid="051c4fc6"/>
    </style:style>
    <style:style style:name="T204" style:family="text">
      <style:text-properties style:use-window-font-color="true" style:font-name="Times New Roman1" fo:language="en" fo:country="US" officeooo:rsid="03f8072b"/>
    </style:style>
    <style:style style:name="T205" style:family="text">
      <style:text-properties style:use-window-font-color="true" style:font-name="Times New Roman1" fo:language="en" fo:country="US" officeooo:rsid="03f9b172"/>
    </style:style>
    <style:style style:name="T206" style:family="text">
      <style:text-properties style:use-window-font-color="true" style:font-name="Times New Roman1" fo:language="en" fo:country="US" officeooo:rsid="03fa6ea6"/>
    </style:style>
    <style:style style:name="T207" style:family="text">
      <style:text-properties style:use-window-font-color="true" style:font-name="Times New Roman1" fo:language="en" fo:country="US" officeooo:rsid="0465e3e0"/>
    </style:style>
    <style:style style:name="T208" style:family="text">
      <style:text-properties style:use-window-font-color="true" style:font-name="Times New Roman1" fo:language="en" fo:country="US" officeooo:rsid="046806cf"/>
    </style:style>
    <style:style style:name="T209" style:family="text">
      <style:text-properties style:use-window-font-color="true" style:font-name="Times New Roman1" fo:language="en" fo:country="US" officeooo:rsid="04631fde"/>
    </style:style>
    <style:style style:name="T210" style:family="text">
      <style:text-properties style:use-window-font-color="true" style:font-name="Times New Roman1" fo:language="en" fo:country="US" officeooo:rsid="04630902"/>
    </style:style>
    <style:style style:name="T211"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12"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13"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14"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15"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16"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17"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18"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19"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0"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21"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22"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officeooo:rsid="040f94d3"/>
    </style:style>
    <style:style style:name="T224" style:family="text">
      <style:text-properties style:use-window-font-color="true" style:font-name="Times New Roman1" fo:font-style="normal" officeooo:rsid="04d30dff" style:font-style-asian="normal" style:font-style-complex="normal"/>
    </style:style>
    <style:style style:name="T225" style:family="text">
      <style:text-properties style:use-window-font-color="true" style:font-name="Times New Roman1" fo:font-style="normal" officeooo:rsid="04bc1097" style:font-style-asian="normal" style:font-style-complex="normal"/>
    </style:style>
    <style:style style:name="T226" style:family="text">
      <style:text-properties style:use-window-font-color="true" style:font-name="Times New Roman1" fo:font-style="normal" officeooo:rsid="067bf295" style:font-style-asian="normal" style:font-style-complex="normal"/>
    </style:style>
    <style:style style:name="T227" style:family="text">
      <style:text-properties style:use-window-font-color="true" style:font-name="Times New Roman1" fo:font-style="normal" officeooo:rsid="06241ddd" style:font-style-asian="normal" style:font-style-complex="normal"/>
    </style:style>
    <style:style style:name="T228" style:family="text">
      <style:text-properties style:use-window-font-color="true" style:font-name="Times New Roman1" fo:font-style="normal" officeooo:rsid="04d9a029" style:font-style-asian="normal" style:font-style-complex="normal"/>
    </style:style>
    <style:style style:name="T229" style:family="text">
      <style:text-properties style:use-window-font-color="true" style:font-name="Times New Roman1" fo:font-style="normal" officeooo:rsid="04db74df" style:font-style-asian="normal" style:font-style-complex="normal"/>
    </style:style>
    <style:style style:name="T230" style:family="text">
      <style:text-properties style:use-window-font-color="true" style:font-name="Times New Roman1" fo:font-style="normal" officeooo:rsid="04e04cd7" style:font-style-asian="normal" style:font-style-complex="normal"/>
    </style:style>
    <style:style style:name="T231" style:family="text">
      <style:text-properties style:use-window-font-color="true" style:font-name="Times New Roman1" fo:font-style="normal" officeooo:rsid="04e0c8dc" style:font-style-asian="normal" style:font-style-complex="normal"/>
    </style:style>
    <style:style style:name="T232" style:family="text">
      <style:text-properties style:use-window-font-color="true" style:font-name="Times New Roman1" fo:font-style="normal" officeooo:rsid="04e460be" style:font-style-asian="normal" style:font-style-complex="normal"/>
    </style:style>
    <style:style style:name="T233" style:family="text">
      <style:text-properties style:use-window-font-color="true" style:font-name="Times New Roman1" fo:font-style="normal" officeooo:rsid="0724584f" style:font-style-asian="normal" style:font-style-complex="normal"/>
    </style:style>
    <style:style style:name="T234" style:family="text">
      <style:text-properties style:use-window-font-color="true" style:font-name="Times New Roman1" fo:font-style="normal" officeooo:rsid="07251a9f" style:font-style-asian="normal" style:font-style-complex="normal"/>
    </style:style>
    <style:style style:name="T235" style:family="text">
      <style:text-properties style:use-window-font-color="true" style:font-name="Times New Roman1" fo:font-style="normal" officeooo:rsid="07286c78" style:font-style-asian="normal" style:font-style-complex="normal"/>
    </style:style>
    <style:style style:name="T236" style:family="text">
      <style:text-properties style:use-window-font-color="true" style:font-name="Times New Roman1" fo:font-style="normal" officeooo:rsid="072bcf2d" style:font-style-asian="normal" style:font-style-complex="normal"/>
    </style:style>
    <style:style style:name="T237" style:family="text">
      <style:text-properties style:use-window-font-color="true" style:font-name="Times New Roman1" fo:font-style="normal" officeooo:rsid="072ce2da" style:font-style-asian="normal" style:font-style-complex="normal"/>
    </style:style>
    <style:style style:name="T238" style:family="text">
      <style:text-properties style:use-window-font-color="true" style:font-name="Times New Roman1" fo:font-style="normal" officeooo:rsid="073137f9" style:font-style-asian="normal" style:font-style-complex="normal"/>
    </style:style>
    <style:style style:name="T239" style:family="text">
      <style:text-properties style:use-window-font-color="true" style:font-name="Times New Roman1" fo:font-style="normal" officeooo:rsid="07324eb0" style:font-style-asian="normal" style:font-style-complex="normal"/>
    </style:style>
    <style:style style:name="T240" style:family="text">
      <style:text-properties style:use-window-font-color="true" officeooo:rsid="0169cfab"/>
    </style:style>
    <style:style style:name="T241" style:family="text">
      <style:text-properties style:use-window-font-color="true" officeooo:rsid="01820e70"/>
    </style:style>
    <style:style style:name="T242" style:family="text">
      <style:text-properties style:use-window-font-color="true" officeooo:rsid="005e04d7"/>
    </style:style>
    <style:style style:name="T243" style:family="text">
      <style:text-properties style:use-window-font-color="true" officeooo:rsid="0182d6af"/>
    </style:style>
    <style:style style:name="T244" style:family="text">
      <style:text-properties style:use-window-font-color="true" officeooo:rsid="01854e79"/>
    </style:style>
    <style:style style:name="T245" style:family="text">
      <style:text-properties style:use-window-font-color="true" style:text-position="sub 58%" style:font-name="Times New Roman1" fo:language="en" fo:country="US" fo:font-style="normal" officeooo:rsid="018cbb20" style:font-style-asian="normal" style:font-style-complex="normal"/>
    </style:style>
    <style:style style:name="T246" style:family="text">
      <style:text-properties style:use-window-font-color="true" style:text-position="sub 58%" style:font-name="Times New Roman1" fo:language="en" fo:country="US" fo:font-style="italic" officeooo:rsid="018cbb20" style:font-style-asian="italic" style:font-style-complex="italic"/>
    </style:style>
    <style:style style:name="T247" style:family="text">
      <style:text-properties style:use-window-font-color="true" style:text-position="0% 100%" style:font-name="Times New Roman1" fo:language="en" fo:country="US" fo:font-style="normal" officeooo:rsid="018cbb20" style:font-style-asian="normal" style:font-style-complex="normal"/>
    </style:style>
    <style:style style:name="T248" style:family="text">
      <style:text-properties style:use-window-font-color="true" style:text-position="0% 100%" style:font-name="Times New Roman1" fo:language="en" fo:country="US" fo:font-style="normal" officeooo:rsid="018dcb70" style:font-style-asian="normal" style:font-style-complex="normal"/>
    </style:style>
    <style:style style:name="T249" style:family="text">
      <style:text-properties style:use-window-font-color="true" style:text-position="0% 100%" style:font-name="Times New Roman1" fo:language="en" fo:country="US" fo:font-style="normal" officeooo:rsid="018f957b" style:font-style-asian="normal" style:font-style-complex="normal"/>
    </style:style>
    <style:style style:name="T250" style:family="text">
      <style:text-properties style:use-window-font-color="true" style:text-position="0% 100%" style:font-name="Times New Roman1" fo:language="en" fo:country="US" fo:font-style="normal" officeooo:rsid="0197db05" style:font-style-asian="normal" style:font-style-complex="normal"/>
    </style:style>
    <style:style style:name="T251" style:family="text">
      <style:text-properties style:use-window-font-color="true" style:text-position="0% 100%" style:font-name="Times New Roman1" fo:language="en" fo:country="US" officeooo:rsid="018cbb20"/>
    </style:style>
    <style:style style:name="T252" style:family="text">
      <style:text-properties style:use-window-font-color="true" style:text-position="0% 100%" style:font-name="Times New Roman1" fo:language="en" fo:country="US" officeooo:rsid="018dcb70"/>
    </style:style>
    <style:style style:name="T253" style:family="text">
      <style:text-properties style:use-window-font-color="true" style:text-position="0% 100%" style:font-name="Times New Roman1" fo:language="en" fo:country="US" fo:font-style="italic" officeooo:rsid="018dcb70" style:font-style-asian="italic" style:font-style-complex="italic"/>
    </style:style>
    <style:style style:name="T254" style:family="text">
      <style:text-properties style:use-window-font-color="true" officeooo:rsid="016af372"/>
    </style:style>
    <style:style style:name="T255" style:family="text">
      <style:text-properties style:use-window-font-color="true" fo:language="en" fo:country="US"/>
    </style:style>
    <style:style style:name="T256" style:family="text">
      <style:text-properties style:use-window-font-color="true" fo:language="en" fo:country="US" officeooo:rsid="02370f1f"/>
    </style:style>
    <style:style style:name="T257" style:family="text">
      <style:text-properties style:use-window-font-color="true" fo:language="en" fo:country="US" officeooo:rsid="0237ec0b"/>
    </style:style>
    <style:style style:name="T258" style:family="text">
      <style:text-properties style:use-window-font-color="true" fo:language="en" fo:country="US" officeooo:rsid="02535f9a"/>
    </style:style>
    <style:style style:name="T259" style:family="text">
      <style:text-properties style:use-window-font-color="true" fo:language="en" fo:country="US" officeooo:rsid="02578f3e"/>
    </style:style>
    <style:style style:name="T260" style:family="text">
      <style:text-properties style:use-window-font-color="true" fo:language="en" fo:country="US" officeooo:rsid="0256631c"/>
    </style:style>
    <style:style style:name="T261" style:family="text">
      <style:text-properties style:use-window-font-color="true" fo:language="en" fo:country="US" officeooo:rsid="025744f4"/>
    </style:style>
    <style:style style:name="T262" style:family="text">
      <style:text-properties style:use-window-font-color="true" fo:language="en" fo:country="US" officeooo:rsid="025987f1"/>
    </style:style>
    <style:style style:name="T263" style:family="text">
      <style:text-properties style:use-window-font-color="true" fo:language="en" fo:country="US" officeooo:rsid="0257b548"/>
    </style:style>
    <style:style style:name="T264" style:family="text">
      <style:text-properties style:use-window-font-color="true" fo:language="en" fo:country="US" officeooo:rsid="025daeb5"/>
    </style:style>
    <style:style style:name="T265" style:family="text">
      <style:text-properties style:use-window-font-color="true" fo:language="en" fo:country="US" officeooo:rsid="025e10a1"/>
    </style:style>
    <style:style style:name="T266" style:family="text">
      <style:text-properties style:use-window-font-color="true" fo:language="en" fo:country="US" officeooo:rsid="0258880e"/>
    </style:style>
    <style:style style:name="T267" style:family="text">
      <style:text-properties style:use-window-font-color="true" fo:language="en" fo:country="US" officeooo:rsid="025a4c59"/>
    </style:style>
    <style:style style:name="T268" style:family="text">
      <style:text-properties style:use-window-font-color="true" fo:language="en" fo:country="US" officeooo:rsid="025bd794"/>
    </style:style>
    <style:style style:name="T269" style:family="text">
      <style:text-properties style:use-window-font-color="true" fo:language="en" fo:country="US" officeooo:rsid="02623419"/>
    </style:style>
    <style:style style:name="T270" style:family="text">
      <style:text-properties style:use-window-font-color="true" fo:language="en" fo:country="US" officeooo:rsid="026e2f44"/>
    </style:style>
    <style:style style:name="T271" style:family="text">
      <style:text-properties style:use-window-font-color="true" fo:language="en" fo:country="US" officeooo:rsid="026e7bcf"/>
    </style:style>
    <style:style style:name="T272" style:family="text">
      <style:text-properties style:use-window-font-color="true" fo:language="en" fo:country="US" officeooo:rsid="0270096c"/>
    </style:style>
    <style:style style:name="T273" style:family="text">
      <style:text-properties style:use-window-font-color="true" fo:language="en" fo:country="US" officeooo:rsid="02ddb5e8"/>
    </style:style>
    <style:style style:name="T274" style:family="text">
      <style:text-properties style:use-window-font-color="true" fo:language="en" fo:country="US" officeooo:rsid="030ef63f"/>
    </style:style>
    <style:style style:name="T275" style:family="text">
      <style:text-properties style:use-window-font-color="true" fo:language="en" fo:country="US" officeooo:rsid="0325c0dd"/>
    </style:style>
    <style:style style:name="T276" style:family="text">
      <style:text-properties style:use-window-font-color="true" fo:language="en" fo:country="US" officeooo:rsid="03273569"/>
    </style:style>
    <style:style style:name="T277" style:family="text">
      <style:text-properties style:use-window-font-color="true" fo:language="en" fo:country="US" officeooo:rsid="032a3393"/>
    </style:style>
    <style:style style:name="T278" style:family="text">
      <style:text-properties style:use-window-font-color="true" fo:language="en" fo:country="US" officeooo:rsid="0076b2c6"/>
    </style:style>
    <style:style style:name="T279" style:family="text">
      <style:text-properties style:use-window-font-color="true" fo:language="en" fo:country="US" officeooo:rsid="006fecc1"/>
    </style:style>
    <style:style style:name="T280" style:family="text">
      <style:text-properties style:use-window-font-color="true" fo:language="en" fo:country="US" officeooo:rsid="0341399e"/>
    </style:style>
    <style:style style:name="T281" style:family="text">
      <style:text-properties style:use-window-font-color="true" fo:language="en" fo:country="US" officeooo:rsid="03446f88"/>
    </style:style>
    <style:style style:name="T282" style:family="text">
      <style:text-properties style:use-window-font-color="true" fo:language="en" fo:country="US" officeooo:rsid="037c4e37"/>
    </style:style>
    <style:style style:name="T283" style:family="text">
      <style:text-properties style:use-window-font-color="true" fo:language="en" fo:country="US" officeooo:rsid="03293739"/>
    </style:style>
    <style:style style:name="T284" style:family="text">
      <style:text-properties style:use-window-font-color="true" fo:language="en" fo:country="US" officeooo:rsid="035a846a"/>
    </style:style>
    <style:style style:name="T285" style:family="text">
      <style:text-properties style:use-window-font-color="true" fo:language="en" fo:country="US" officeooo:rsid="035b7eff"/>
    </style:style>
    <style:style style:name="T286" style:family="text">
      <style:text-properties style:use-window-font-color="true" fo:language="en" fo:country="US" officeooo:rsid="019e39ff"/>
    </style:style>
    <style:style style:name="T287" style:family="text">
      <style:text-properties style:use-window-font-color="true" fo:language="en" fo:country="US" officeooo:rsid="038303b5"/>
    </style:style>
    <style:style style:name="T288" style:family="text">
      <style:text-properties style:use-window-font-color="true" fo:language="en" fo:country="US" officeooo:rsid="039105f1"/>
    </style:style>
    <style:style style:name="T289" style:family="text">
      <style:text-properties style:use-window-font-color="true" fo:language="en" fo:country="US" officeooo:rsid="0394866a"/>
    </style:style>
    <style:style style:name="T290" style:family="text">
      <style:text-properties style:use-window-font-color="true" fo:language="en" fo:country="US" officeooo:rsid="0397bc0d"/>
    </style:style>
    <style:style style:name="T291" style:family="text">
      <style:text-properties style:use-window-font-color="true" fo:language="en" fo:country="US" officeooo:rsid="03993fff"/>
    </style:style>
    <style:style style:name="T292" style:family="text">
      <style:text-properties style:use-window-font-color="true" fo:language="en" fo:country="US" officeooo:rsid="039a0e3f"/>
    </style:style>
    <style:style style:name="T293" style:family="text">
      <style:text-properties style:use-window-font-color="true" fo:language="en" fo:country="US" officeooo:rsid="039ac5f6"/>
    </style:style>
    <style:style style:name="T294" style:family="text">
      <style:text-properties style:use-window-font-color="true" fo:language="en" fo:country="US" fo:font-style="normal" officeooo:rsid="03822459" style:font-style-asian="normal" style:font-style-complex="normal"/>
    </style:style>
    <style:style style:name="T295" style:family="text">
      <style:text-properties style:use-window-font-color="true" fo:language="en" fo:country="US" fo:font-style="normal" officeooo:rsid="03bb88b0" style:font-style-asian="normal" style:font-style-complex="normal"/>
    </style:style>
    <style:style style:name="T296" style:family="text">
      <style:text-properties style:use-window-font-color="true" fo:language="en" fo:country="US" fo:font-style="normal" officeooo:rsid="03b7be00" style:font-style-asian="normal" style:font-style-complex="normal"/>
    </style:style>
    <style:style style:name="T297" style:family="text">
      <style:text-properties style:use-window-font-color="true" fo:language="en" fo:country="US" fo:font-style="normal" officeooo:rsid="03bf6103" style:font-style-asian="normal" style:font-style-complex="normal"/>
    </style:style>
    <style:style style:name="T298" style:family="text">
      <style:text-properties style:use-window-font-color="true" fo:language="en" fo:country="US" fo:font-style="normal" officeooo:rsid="03c00874" style:font-style-asian="normal" style:font-style-complex="normal"/>
    </style:style>
    <style:style style:name="T299" style:family="text">
      <style:text-properties style:use-window-font-color="true" fo:language="en" fo:country="US" fo:font-style="normal" officeooo:rsid="03c03ea4" style:font-style-asian="normal" style:font-style-complex="normal"/>
    </style:style>
    <style:style style:name="T300" style:family="text">
      <style:text-properties style:use-window-font-color="true" fo:language="en" fo:country="US" fo:font-style="normal" officeooo:rsid="03c0759d" style:font-style-asian="normal" style:font-style-complex="normal"/>
    </style:style>
    <style:style style:name="T301" style:family="text">
      <style:text-properties style:use-window-font-color="true" fo:language="en" fo:country="US" fo:font-style="normal" officeooo:rsid="03c214fc" style:font-style-asian="normal" style:font-style-complex="normal"/>
    </style:style>
    <style:style style:name="T302" style:family="text">
      <style:text-properties style:use-window-font-color="true" fo:language="en" fo:country="US" fo:font-style="normal" officeooo:rsid="03c383e6" style:font-style-asian="normal" style:font-style-complex="normal"/>
    </style:style>
    <style:style style:name="T303" style:family="text">
      <style:text-properties style:use-window-font-color="true" fo:language="en" fo:country="US" fo:font-style="normal" officeooo:rsid="03c3c861" style:font-style-asian="normal" style:font-style-complex="normal"/>
    </style:style>
    <style:style style:name="T304" style:family="text">
      <style:text-properties style:use-window-font-color="true" fo:language="en" fo:country="US" fo:font-style="normal" officeooo:rsid="03c66ecc" style:font-style-asian="normal" style:font-style-complex="normal"/>
    </style:style>
    <style:style style:name="T305" style:family="text">
      <style:text-properties style:use-window-font-color="true" fo:language="en" fo:country="US" fo:font-style="normal" officeooo:rsid="03ca9934" style:font-style-asian="normal" style:font-style-complex="normal"/>
    </style:style>
    <style:style style:name="T306" style:family="text">
      <style:text-properties style:use-window-font-color="true" fo:language="en" fo:country="US" fo:font-style="normal" officeooo:rsid="03cb015d" style:font-style-asian="normal" style:font-style-complex="normal"/>
    </style:style>
    <style:style style:name="T307" style:family="text">
      <style:text-properties style:use-window-font-color="true" fo:language="en" fo:country="US" fo:font-style="normal" officeooo:rsid="03cba912" style:font-style-asian="normal" style:font-style-complex="normal"/>
    </style:style>
    <style:style style:name="T308" style:family="text">
      <style:text-properties style:use-window-font-color="true" fo:language="en" fo:country="US" fo:font-style="normal" officeooo:rsid="03cd1e0e" style:font-style-asian="normal" style:font-style-complex="normal"/>
    </style:style>
    <style:style style:name="T309" style:family="text">
      <style:text-properties style:use-window-font-color="true" fo:language="en" fo:country="US" fo:font-style="normal" officeooo:rsid="03e87a50" style:font-style-asian="normal" style:font-style-complex="normal"/>
    </style:style>
    <style:style style:name="T310" style:family="text">
      <style:text-properties style:use-window-font-color="true" fo:language="en" fo:country="US" fo:font-style="normal" officeooo:rsid="03e8fa1a" style:font-style-asian="normal" style:font-style-complex="normal"/>
    </style:style>
    <style:style style:name="T311" style:family="text">
      <style:text-properties style:use-window-font-color="true" fo:language="en" fo:country="US" fo:font-style="normal" officeooo:rsid="03fd1df5" style:font-style-asian="normal" style:font-style-complex="normal"/>
    </style:style>
    <style:style style:name="T312" style:family="text">
      <style:text-properties style:use-window-font-color="true" fo:language="en" fo:country="US" fo:font-style="normal" officeooo:rsid="0448c229" style:font-style-asian="normal" style:font-style-complex="normal"/>
    </style:style>
    <style:style style:name="T313" style:family="text">
      <style:text-properties style:use-window-font-color="true" fo:language="en" fo:country="US" fo:font-style="normal" officeooo:rsid="04504dbb" style:font-style-asian="normal" style:font-style-complex="normal"/>
    </style:style>
    <style:style style:name="T314" style:family="text">
      <style:text-properties style:use-window-font-color="true" fo:language="en" fo:country="US" fo:font-style="normal" officeooo:rsid="04521a60" style:font-style-asian="normal" style:font-style-complex="normal"/>
    </style:style>
    <style:style style:name="T315" style:family="text">
      <style:text-properties style:use-window-font-color="true" fo:language="en" fo:country="US" fo:font-style="normal" officeooo:rsid="045369ce" style:font-style-asian="normal" style:font-style-complex="normal"/>
    </style:style>
    <style:style style:name="T316" style:family="text">
      <style:text-properties style:use-window-font-color="true" fo:language="en" fo:country="US" fo:font-style="normal" officeooo:rsid="0453d9d1" style:font-style-asian="normal" style:font-style-complex="normal"/>
    </style:style>
    <style:style style:name="T317" style:family="text">
      <style:text-properties style:use-window-font-color="true" fo:language="en" fo:country="US" fo:font-style="normal" officeooo:rsid="04acea43" style:font-style-asian="normal" style:font-style-complex="normal"/>
    </style:style>
    <style:style style:name="T318" style:family="text">
      <style:text-properties style:use-window-font-color="true" fo:language="en" fo:country="US" fo:font-style="normal" officeooo:rsid="04c12abb" style:font-style-asian="normal" style:font-style-complex="normal"/>
    </style:style>
    <style:style style:name="T319" style:family="text">
      <style:text-properties style:use-window-font-color="true" fo:language="en" fo:country="US" fo:font-style="normal" officeooo:rsid="05431b19" style:font-style-asian="normal" style:font-style-complex="normal"/>
    </style:style>
    <style:style style:name="T320" style:family="text">
      <style:text-properties style:use-window-font-color="true" fo:language="en" fo:country="US" officeooo:rsid="03a2cf5d"/>
    </style:style>
    <style:style style:name="T321" style:family="text">
      <style:text-properties style:use-window-font-color="true" fo:language="en" fo:country="US" officeooo:rsid="03a536f9"/>
    </style:style>
    <style:style style:name="T322" style:family="text">
      <style:text-properties style:use-window-font-color="true" fo:language="en" fo:country="US" officeooo:rsid="03a9420e"/>
    </style:style>
    <style:style style:name="T323" style:family="text">
      <style:text-properties style:use-window-font-color="true" fo:language="en" fo:country="US" officeooo:rsid="035e1365"/>
    </style:style>
    <style:style style:name="T324" style:family="text">
      <style:text-properties style:use-window-font-color="true" fo:language="en" fo:country="US" officeooo:rsid="03603a67"/>
    </style:style>
    <style:style style:name="T325" style:family="text">
      <style:text-properties style:use-window-font-color="true" fo:language="en" fo:country="US" officeooo:rsid="0365070a"/>
    </style:style>
    <style:style style:name="T326" style:family="text">
      <style:text-properties style:use-window-font-color="true" fo:language="en" fo:country="US" officeooo:rsid="032b3b55"/>
    </style:style>
    <style:style style:name="T327" style:family="text">
      <style:text-properties style:use-window-font-color="true" fo:language="en" fo:country="US" officeooo:rsid="032c9e6f"/>
    </style:style>
    <style:style style:name="T328" style:family="text">
      <style:text-properties style:use-window-font-color="true" fo:language="en" fo:country="US" officeooo:rsid="032bf5e6"/>
    </style:style>
    <style:style style:name="T329" style:family="text">
      <style:text-properties style:use-window-font-color="true" fo:language="en" fo:country="US" officeooo:rsid="032dbf86"/>
    </style:style>
    <style:style style:name="T330" style:family="text">
      <style:text-properties style:use-window-font-color="true" fo:language="en" fo:country="US" officeooo:rsid="036539b4"/>
    </style:style>
    <style:style style:name="T331" style:family="text">
      <style:text-properties style:use-window-font-color="true" fo:language="en" fo:country="US" officeooo:rsid="0366f6dd"/>
    </style:style>
    <style:style style:name="T332" style:family="text">
      <style:text-properties style:use-window-font-color="true" fo:language="en" fo:country="US" officeooo:rsid="036aef2a"/>
    </style:style>
    <style:style style:name="T333" style:family="text">
      <style:text-properties style:use-window-font-color="true" fo:language="en" fo:country="US" officeooo:rsid="036df70a"/>
    </style:style>
    <style:style style:name="T334" style:family="text">
      <style:text-properties style:use-window-font-color="true" fo:language="en" fo:country="US" officeooo:rsid="036fbf44"/>
    </style:style>
    <style:style style:name="T335" style:family="text">
      <style:text-properties style:use-window-font-color="true" fo:language="en" fo:country="US" officeooo:rsid="0370ccae"/>
    </style:style>
    <style:style style:name="T336" style:family="text">
      <style:text-properties style:use-window-font-color="true" fo:language="en" fo:country="US" officeooo:rsid="03727a84"/>
    </style:style>
    <style:style style:name="T337" style:family="text">
      <style:text-properties style:use-window-font-color="true" fo:language="en" fo:country="US" officeooo:rsid="0373d397"/>
    </style:style>
    <style:style style:name="T338" style:family="text">
      <style:text-properties style:use-window-font-color="true" fo:language="en" fo:country="US" officeooo:rsid="03d1712d"/>
    </style:style>
    <style:style style:name="T339" style:family="text">
      <style:text-properties style:use-window-font-color="true" fo:language="en" fo:country="US" officeooo:rsid="03d20c3e"/>
    </style:style>
    <style:style style:name="T340" style:family="text">
      <style:text-properties style:use-window-font-color="true" fo:language="en" fo:country="US" officeooo:rsid="03d2f1bb"/>
    </style:style>
    <style:style style:name="T341" style:family="text">
      <style:text-properties style:use-window-font-color="true" fo:language="en" fo:country="US" officeooo:rsid="03da793a"/>
    </style:style>
    <style:style style:name="T342" style:family="text">
      <style:text-properties style:use-window-font-color="true" fo:language="en" fo:country="US" officeooo:rsid="03fe27c7"/>
    </style:style>
    <style:style style:name="T343" style:family="text">
      <style:text-properties style:use-window-font-color="true" fo:language="en" fo:country="US" officeooo:rsid="03fff508"/>
    </style:style>
    <style:style style:name="T344" style:family="text">
      <style:text-properties style:use-window-font-color="true" fo:language="en" fo:country="US" officeooo:rsid="040121aa"/>
    </style:style>
    <style:style style:name="T345" style:family="text">
      <style:text-properties style:use-window-font-color="true" fo:language="en" fo:country="US" officeooo:rsid="04029c97"/>
    </style:style>
    <style:style style:name="T346" style:family="text">
      <style:text-properties style:use-window-font-color="true" fo:language="en" fo:country="US" officeooo:rsid="040431ee"/>
    </style:style>
    <style:style style:name="T347" style:family="text">
      <style:text-properties style:use-window-font-color="true" fo:language="en" fo:country="US" officeooo:rsid="040494d5"/>
    </style:style>
    <style:style style:name="T348" style:family="text">
      <style:text-properties style:use-window-font-color="true" fo:language="en" fo:country="US" officeooo:rsid="0407d68b"/>
    </style:style>
    <style:style style:name="T349" style:family="text">
      <style:text-properties style:use-window-font-color="true" fo:language="en" fo:country="US" officeooo:rsid="040eeb06"/>
    </style:style>
    <style:style style:name="T350" style:family="text">
      <style:text-properties style:use-window-font-color="true" fo:language="en" fo:country="US" officeooo:rsid="04521a60"/>
    </style:style>
    <style:style style:name="T351" style:family="text">
      <style:text-properties style:use-window-font-color="true" fo:language="en" fo:country="US" officeooo:rsid="0454997b"/>
    </style:style>
    <style:style style:name="T352" style:family="text">
      <style:text-properties style:use-window-font-color="true" fo:language="en" fo:country="US" officeooo:rsid="04567d5c"/>
    </style:style>
    <style:style style:name="T353" style:family="text">
      <style:text-properties style:use-window-font-color="true" fo:language="en" fo:country="US" officeooo:rsid="045b81ba"/>
    </style:style>
    <style:style style:name="T354" style:family="text">
      <style:text-properties style:use-window-font-color="true" fo:language="en" fo:country="US" officeooo:rsid="045d43aa"/>
    </style:style>
    <style:style style:name="T355" style:family="text">
      <style:text-properties style:use-window-font-color="true" fo:language="en" fo:country="US" officeooo:rsid="045f2017"/>
    </style:style>
    <style:style style:name="T356" style:family="text">
      <style:text-properties style:use-window-font-color="true" fo:language="en" fo:country="US" officeooo:rsid="02e3c212"/>
    </style:style>
    <style:style style:name="T357" style:family="text">
      <style:text-properties style:use-window-font-color="true" fo:language="en" fo:country="US" officeooo:rsid="02f2e011"/>
    </style:style>
    <style:style style:name="T358" style:family="text">
      <style:text-properties style:use-window-font-color="true" fo:language="en" fo:country="US" officeooo:rsid="02fd6d80"/>
    </style:style>
    <style:style style:name="T359" style:family="text">
      <style:text-properties style:use-window-font-color="true" fo:language="en" fo:country="US" officeooo:rsid="02f8bf4f"/>
    </style:style>
    <style:style style:name="T360" style:family="text">
      <style:text-properties style:use-window-font-color="true" fo:language="en" fo:country="US" officeooo:rsid="03086aba"/>
    </style:style>
    <style:style style:name="T361" style:family="text">
      <style:text-properties style:use-window-font-color="true" fo:language="en" fo:country="US" officeooo:rsid="02f57ebc"/>
    </style:style>
    <style:style style:name="T362" style:family="text">
      <style:text-properties style:use-window-font-color="true" fo:language="en" fo:country="US" officeooo:rsid="02f6d45b"/>
    </style:style>
    <style:style style:name="T363" style:family="text">
      <style:text-properties style:use-window-font-color="true" fo:language="en" fo:country="US" officeooo:rsid="02f4cfdb"/>
    </style:style>
    <style:style style:name="T364" style:family="text">
      <style:text-properties style:use-window-font-color="true" fo:language="en" fo:country="US" officeooo:rsid="02e84e2f"/>
    </style:style>
    <style:style style:name="T365" style:family="text">
      <style:text-properties style:use-window-font-color="true" fo:language="en" fo:country="US" officeooo:rsid="03110b4d"/>
    </style:style>
    <style:style style:name="T366" style:family="text">
      <style:text-properties style:use-window-font-color="true" fo:language="en" fo:country="US" officeooo:rsid="02f9956a"/>
    </style:style>
    <style:style style:name="T367" style:family="text">
      <style:text-properties style:use-window-font-color="true" fo:language="en" fo:country="US" officeooo:rsid="02ebd7d3"/>
    </style:style>
    <style:style style:name="T368" style:family="text">
      <style:text-properties style:use-window-font-color="true" fo:language="en" fo:country="US" officeooo:rsid="0302265c"/>
    </style:style>
    <style:style style:name="T369" style:family="text">
      <style:text-properties style:use-window-font-color="true" fo:language="en" fo:country="US" officeooo:rsid="02e8a5b3"/>
    </style:style>
    <style:style style:name="T370" style:family="text">
      <style:text-properties style:use-window-font-color="true" fo:language="en" fo:country="US" officeooo:rsid="0313a59e"/>
    </style:style>
    <style:style style:name="T371" style:family="text">
      <style:text-properties style:use-window-font-color="true" fo:language="en" fo:country="US" officeooo:rsid="02e996ec"/>
    </style:style>
    <style:style style:name="T372" style:family="text">
      <style:text-properties style:use-window-font-color="true" fo:language="en" fo:country="US" officeooo:rsid="02eab69f"/>
    </style:style>
    <style:style style:name="T373" style:family="text">
      <style:text-properties style:use-window-font-color="true" fo:language="en" fo:country="US" officeooo:rsid="02ed9701"/>
    </style:style>
    <style:style style:name="T374" style:family="text">
      <style:text-properties style:use-window-font-color="true" fo:language="en" fo:country="US" officeooo:rsid="030139dc"/>
    </style:style>
    <style:style style:name="T375" style:family="text">
      <style:text-properties style:use-window-font-color="true" fo:language="en" fo:country="US" officeooo:rsid="03777bd8"/>
    </style:style>
    <style:style style:name="T376" style:family="text">
      <style:text-properties style:use-window-font-color="true" fo:language="en" fo:country="US" officeooo:rsid="031482aa"/>
    </style:style>
    <style:style style:name="T377" style:family="text">
      <style:text-properties style:use-window-font-color="true" fo:language="en" fo:country="US" officeooo:rsid="03023da9"/>
    </style:style>
    <style:style style:name="T378" style:family="text">
      <style:text-properties style:use-window-font-color="true" fo:language="en" fo:country="US" officeooo:rsid="0302c7a3"/>
    </style:style>
    <style:style style:name="T379" style:family="text">
      <style:text-properties style:use-window-font-color="true" fo:language="en" fo:country="US" officeooo:rsid="0379a4aa"/>
    </style:style>
    <style:style style:name="T380" style:family="text">
      <style:text-properties style:use-window-font-color="true" fo:language="en" fo:country="US" officeooo:rsid="02f9fb8f"/>
    </style:style>
    <style:style style:name="T381" style:family="text">
      <style:text-properties style:use-window-font-color="true" fo:language="en" fo:country="US" officeooo:rsid="02fa18e5"/>
    </style:style>
    <style:style style:name="T382" style:family="text">
      <style:text-properties style:use-window-font-color="true" fo:language="en" fo:country="US" officeooo:rsid="02fb40e8"/>
    </style:style>
    <style:style style:name="T383" style:family="text">
      <style:text-properties style:use-window-font-color="true" fo:language="en" fo:country="US" officeooo:rsid="02fb9b1a"/>
    </style:style>
    <style:style style:name="T384" style:family="text">
      <style:text-properties style:use-window-font-color="true" fo:language="en" fo:country="US" officeooo:rsid="03188800"/>
    </style:style>
    <style:style style:name="T385" style:family="text">
      <style:text-properties style:use-window-font-color="true" fo:language="en" fo:country="US" officeooo:rsid="031a4278"/>
    </style:style>
    <style:style style:name="T386" style:family="text">
      <style:text-properties style:use-window-font-color="true" fo:language="en" fo:country="US" officeooo:rsid="033f6ee2"/>
    </style:style>
    <style:style style:name="T387" style:family="text">
      <style:text-properties style:use-window-font-color="true" fo:language="en" fo:country="US" officeooo:rsid="031f81da"/>
    </style:style>
    <style:style style:name="T388" style:family="text">
      <style:text-properties style:use-window-font-color="true" fo:language="en" fo:country="US" officeooo:rsid="031ba802"/>
    </style:style>
    <style:style style:name="T389" style:family="text">
      <style:text-properties style:use-window-font-color="true" fo:language="en" fo:country="US" officeooo:rsid="0379f335"/>
    </style:style>
    <style:style style:name="T390" style:family="text">
      <style:text-properties style:use-window-font-color="true" fo:language="en" fo:country="US" officeooo:rsid="031c32ed"/>
    </style:style>
    <style:style style:name="T391" style:family="text">
      <style:text-properties style:use-window-font-color="true" fo:language="en" fo:country="US" officeooo:rsid="032175d1"/>
    </style:style>
    <style:style style:name="T392" style:family="text">
      <style:text-properties style:use-window-font-color="true" fo:language="en" fo:country="US" officeooo:rsid="0496f048"/>
    </style:style>
    <style:style style:name="T393" style:family="text">
      <style:text-properties style:use-window-font-color="true" fo:language="en" fo:country="US" officeooo:rsid="04bc8327"/>
    </style:style>
    <style:style style:name="T394" style:family="text">
      <style:text-properties style:use-window-font-color="true" fo:language="en" fo:country="US" officeooo:rsid="04fd6469"/>
    </style:style>
    <style:style style:name="T395" style:family="text">
      <style:text-properties style:use-window-font-color="true" fo:language="en" fo:country="US" officeooo:rsid="0518e728"/>
    </style:style>
    <style:style style:name="T396" style:family="text">
      <style:text-properties style:use-window-font-color="true" fo:language="en" fo:country="US" officeooo:rsid="0543c651"/>
    </style:style>
    <style:style style:name="T397" style:family="text">
      <style:text-properties style:use-window-font-color="true" fo:language="en" fo:country="US" officeooo:rsid="0544f459"/>
    </style:style>
    <style:style style:name="T398" style:family="text">
      <style:text-properties style:use-window-font-color="true" fo:language="en" fo:country="US" officeooo:rsid="05451849"/>
    </style:style>
    <style:style style:name="T399" style:family="text">
      <style:text-properties style:use-window-font-color="true" fo:language="en" fo:country="US" officeooo:rsid="0545a3fd"/>
    </style:style>
    <style:style style:name="T400" style:family="text">
      <style:text-properties style:use-window-font-color="true" fo:language="en" fo:country="US" officeooo:rsid="05a05de3"/>
    </style:style>
    <style:style style:name="T401" style:family="text">
      <style:text-properties style:use-window-font-color="true" fo:language="en" fo:country="US" fo:font-style="italic" officeooo:rsid="019e39ff" style:font-style-asian="italic" style:font-style-complex="italic"/>
    </style:style>
    <style:style style:name="T402" style:family="text">
      <style:text-properties style:use-window-font-color="true" fo:language="en" fo:country="US" officeooo:rsid="03149142"/>
    </style:style>
    <style:style style:name="T403" style:family="text">
      <style:text-properties style:use-window-font-color="true" fo:language="en" fo:country="US" officeooo:rsid="04d30dff"/>
    </style:style>
    <style:style style:name="T404" style:family="text">
      <style:text-properties style:use-window-font-color="true" fo:language="en" fo:country="US" officeooo:rsid="00687a95"/>
    </style:style>
    <style:style style:name="T405" style:family="text">
      <style:text-properties style:use-window-font-color="true" fo:language="en" fo:country="US" officeooo:rsid="068d1eac"/>
    </style:style>
    <style:style style:name="T406" style:family="text">
      <style:text-properties style:use-window-font-color="true" officeooo:rsid="02e1a8ed"/>
    </style:style>
    <style:style style:name="T407" style:family="text">
      <style:text-properties style:use-window-font-color="true" officeooo:rsid="02e1ab4a"/>
    </style:style>
    <style:style style:name="T408" style:family="text">
      <style:text-properties style:use-window-font-color="true" officeooo:rsid="02edc29a"/>
    </style:style>
    <style:style style:name="T409" style:family="text">
      <style:text-properties style:use-window-font-color="true" officeooo:rsid="02f15e58"/>
    </style:style>
    <style:style style:name="T410" style:family="text">
      <style:text-properties style:use-window-font-color="true" officeooo:rsid="03149142"/>
    </style:style>
    <style:style style:name="T411" style:family="text">
      <style:text-properties style:use-window-font-color="true" officeooo:rsid="03160fc1"/>
    </style:style>
    <style:style style:name="T412" style:family="text">
      <style:text-properties style:use-window-font-color="true" officeooo:rsid="02e0718c"/>
    </style:style>
    <style:style style:name="T413" style:family="text">
      <style:text-properties style:use-window-font-color="true" officeooo:rsid="0348fa28"/>
    </style:style>
    <style:style style:name="T414" style:family="text">
      <style:text-properties style:use-window-font-color="true" officeooo:rsid="034ae7a9"/>
    </style:style>
    <style:style style:name="T415" style:family="text">
      <style:text-properties style:use-window-font-color="true" officeooo:rsid="034cb557"/>
    </style:style>
    <style:style style:name="T416" style:family="text">
      <style:text-properties style:use-window-font-color="true" officeooo:rsid="034e4b76"/>
    </style:style>
    <style:style style:name="T417" style:family="text">
      <style:text-properties style:use-window-font-color="true" officeooo:rsid="034fc6dc"/>
    </style:style>
    <style:style style:name="T418" style:family="text">
      <style:text-properties style:use-window-font-color="true" officeooo:rsid="03515d77"/>
    </style:style>
    <style:style style:name="T419" style:family="text">
      <style:text-properties style:use-window-font-color="true" officeooo:rsid="0352f208"/>
    </style:style>
    <style:style style:name="T420" style:family="text">
      <style:text-properties style:use-window-font-color="true" officeooo:rsid="03539f99"/>
    </style:style>
    <style:style style:name="T421" style:family="text">
      <style:text-properties style:use-window-font-color="true" officeooo:rsid="0357ae98"/>
    </style:style>
    <style:style style:name="T422" style:family="text">
      <style:text-properties style:use-window-font-color="true" officeooo:rsid="03599fa1"/>
    </style:style>
    <style:style style:name="T423" style:family="text">
      <style:text-properties style:use-window-font-color="true" officeooo:rsid="037b60db"/>
    </style:style>
    <style:style style:name="T424" style:family="text">
      <style:text-properties style:use-window-font-color="true" officeooo:rsid="04d30dff"/>
    </style:style>
    <style:style style:name="T425"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26" style:family="text">
      <style:text-properties officeooo:rsid="0069f529"/>
    </style:style>
    <style:style style:name="T427" style:family="text">
      <style:text-properties officeooo:rsid="006db2a8"/>
    </style:style>
    <style:style style:name="T428" style:family="text">
      <style:text-properties fo:color="#ff3333" fo:font-size="12pt" fo:font-weight="normal" officeooo:rsid="008fc4f8" style:font-size-asian="10.5pt" style:font-weight-asian="normal" style:font-size-complex="12pt" style:font-weight-complex="normal"/>
    </style:style>
    <style:style style:name="T429" style:family="text">
      <style:text-properties fo:color="#ff3333"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430" style:family="text">
      <style:text-properties fo:color="#ff3333" style:font-name="Times New Roman1" fo:language="en" fo:country="US" fo:font-style="normal" officeooo:rsid="06485313" style:font-style-asian="normal" style:font-style-complex="normal"/>
    </style:style>
    <style:style style:name="T431" style:family="text">
      <style:text-properties fo:color="#ff3333" style:font-name="Times New Roman1" fo:language="en" fo:country="US" fo:font-style="normal" officeooo:rsid="02c46971" style:font-style-asian="normal" style:font-style-complex="normal"/>
    </style:style>
    <style:style style:name="T432" style:family="text">
      <style:text-properties fo:color="#ff3333" style:font-name="Times New Roman1" fo:language="en" fo:country="US" fo:font-style="normal" officeooo:rsid="02ce6fe9" style:font-style-asian="normal" style:font-style-complex="normal"/>
    </style:style>
    <style:style style:name="T433" style:family="text">
      <style:text-properties fo:color="#ff3333" style:font-name="Times New Roman1" fo:language="en" fo:country="US" fo:font-style="normal" officeooo:rsid="02c6405a" style:font-style-asian="normal" style:font-style-complex="normal"/>
    </style:style>
    <style:style style:name="T434" style:family="text">
      <style:text-properties fo:color="#ff3333" style:font-name="Times New Roman1" fo:language="en" fo:country="US" fo:font-style="normal" officeooo:rsid="064099be" style:font-style-asian="normal" style:font-style-complex="normal"/>
    </style:style>
    <style:style style:name="T435" style:family="text">
      <style:text-properties fo:color="#ff3333" style:font-name="Times New Roman1" fo:language="en" fo:country="US" fo:font-style="normal" officeooo:rsid="064260f0" style:font-style-asian="normal" style:font-style-complex="normal"/>
    </style:style>
    <style:style style:name="T436" style:family="text">
      <style:text-properties fo:color="#ff3333" style:font-name="Times New Roman1" fo:language="en" fo:country="US" fo:font-style="normal" officeooo:rsid="064b2361" style:font-style-asian="normal" style:font-style-complex="normal"/>
    </style:style>
    <style:style style:name="T437" style:family="text">
      <style:text-properties fo:font-variant="normal" fo:text-transform="none" fo:color="#ff0000" style:font-name="Times New Roman1" fo:font-size="12pt" fo:letter-spacing="normal" fo:language="en" fo:country="US" fo:font-style="normal" fo:font-weight="normal" officeooo:rsid="005cc305" style:font-style-asian="normal" style:font-style-complex="normal"/>
    </style:style>
    <style:style style:name="T438" style:family="text">
      <style:text-properties fo:font-variant="normal" fo:text-transform="none" fo:color="#ff0000" fo:letter-spacing="normal" fo:font-style="normal" fo:font-weight="normal" officeooo:rsid="005cc305" style:font-style-asian="normal" style:font-style-complex="normal"/>
    </style:style>
    <style:style style:name="T439"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440" style:family="text">
      <style:text-properties fo:font-variant="normal" fo:text-transform="none" style:use-window-font-color="true" style:text-position="0% 100%" style:font-name="Times New Roman1" fo:letter-spacing="normal" fo:language="en" fo:country="US" officeooo:rsid="018cbb20"/>
    </style:style>
    <style:style style:name="T441" style:family="text">
      <style:text-properties fo:font-variant="normal" fo:text-transform="none" style:use-window-font-color="true" style:text-position="0% 100%" style:font-name="Times New Roman1" fo:letter-spacing="normal" fo:language="en" fo:country="US" officeooo:rsid="01932173"/>
    </style:style>
    <style:style style:name="T442"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443"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444"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445"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446" style:family="text">
      <style:text-properties fo:font-variant="normal" fo:text-transform="none" style:text-position="0% 100%" style:font-name="Times New Roman1" fo:letter-spacing="normal" fo:language="en" fo:country="US" officeooo:rsid="018cbb20"/>
    </style:style>
    <style:style style:name="T447" style:family="text">
      <style:text-properties fo:font-variant="normal" fo:text-transform="none" style:text-position="0% 100%" style:font-name="Times New Roman1" fo:letter-spacing="normal" fo:language="en" fo:country="US" officeooo:rsid="01932173"/>
    </style:style>
    <style:style style:name="T448"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449" style:family="text">
      <style:text-properties fo:font-variant="normal" fo:text-transform="none" fo:color="#222222" style:font-name="Times New Roman1" fo:font-size="12pt" fo:letter-spacing="normal" fo:font-weight="normal" officeooo:rsid="01c1a1f0"/>
    </style:style>
    <style:style style:name="T450" style:family="text">
      <style:text-properties fo:font-variant="normal" fo:text-transform="none" fo:color="#000000" style:font-name="Times New Roman1" fo:font-size="12pt" fo:letter-spacing="normal" fo:font-style="normal" fo:font-weight="normal" officeooo:rsid="005cc305"/>
    </style:style>
    <style:style style:name="T451"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452" style:family="text">
      <style:text-properties fo:font-variant="normal" fo:text-transform="none" fo:color="#000000" style:font-name="Times New Roman1" fo:font-size="12pt" fo:letter-spacing="normal" fo:language="en" fo:country="US" fo:font-style="normal" fo:font-weight="normal" officeooo:rsid="005cc305"/>
    </style:style>
    <style:style style:name="T453" style:family="text">
      <style:text-properties style:font-name="Times New Roman1"/>
    </style:style>
    <style:style style:name="T454" style:family="text">
      <style:text-properties style:font-name="Times New Roman1" officeooo:rsid="005e04d7"/>
    </style:style>
    <style:style style:name="T455" style:family="text">
      <style:text-properties style:font-name="Times New Roman1" fo:language="en" fo:country="US"/>
    </style:style>
    <style:style style:name="T456" style:family="text">
      <style:text-properties style:font-name="Times New Roman1" fo:language="en" fo:country="US" fo:font-style="italic" officeooo:rsid="018cbb20" style:font-style-asian="italic" style:font-style-complex="italic"/>
    </style:style>
    <style:style style:name="T457" style:family="text">
      <style:text-properties style:font-name="Times New Roman1" fo:language="en" fo:country="US" officeooo:rsid="022fb579"/>
    </style:style>
    <style:style style:name="T458" style:family="text">
      <style:text-properties style:font-name="Times New Roman1" fo:language="en" fo:country="US" officeooo:rsid="02a6fe06"/>
    </style:style>
    <style:style style:name="T459" style:family="text">
      <style:text-properties style:font-name="Times New Roman1" fo:language="en" fo:country="US" officeooo:rsid="02adb811"/>
    </style:style>
    <style:style style:name="T460" style:family="text">
      <style:text-properties style:font-name="Times New Roman1" fo:language="en" fo:country="US" officeooo:rsid="02b08063"/>
    </style:style>
    <style:style style:name="T461" style:family="text">
      <style:text-properties style:font-name="Times New Roman1" fo:language="en" fo:country="US" officeooo:rsid="05a7a436"/>
    </style:style>
    <style:style style:name="T462" style:family="text">
      <style:text-properties style:font-name="Times New Roman1" fo:language="en" fo:country="US" officeooo:rsid="05aa4067"/>
    </style:style>
    <style:style style:name="T463" style:family="text">
      <style:text-properties style:font-name="Times New Roman1" fo:language="en" fo:country="US" officeooo:rsid="05ac9ecd"/>
    </style:style>
    <style:style style:name="T464" style:family="text">
      <style:text-properties style:font-name="Times New Roman1" fo:language="en" fo:country="US" officeooo:rsid="05d9e220"/>
    </style:style>
    <style:style style:name="T465" style:family="text">
      <style:text-properties style:font-name="Times New Roman1" fo:language="en" fo:country="US" officeooo:rsid="05e6b53a"/>
    </style:style>
    <style:style style:name="T466" style:family="text">
      <style:text-properties style:font-name="Times New Roman1" fo:language="en" fo:country="US" officeooo:rsid="05ea08ee"/>
    </style:style>
    <style:style style:name="T467" style:family="text">
      <style:text-properties style:font-name="Times New Roman1" fo:language="en" fo:country="US" officeooo:rsid="05eb2395"/>
    </style:style>
    <style:style style:name="T468" style:family="text">
      <style:text-properties style:font-name="Times New Roman1" fo:language="en" fo:country="US" officeooo:rsid="05ecce42"/>
    </style:style>
    <style:style style:name="T469" style:family="text">
      <style:text-properties style:font-name="Times New Roman1" fo:language="en" fo:country="US" officeooo:rsid="05ee549b"/>
    </style:style>
    <style:style style:name="T470" style:family="text">
      <style:text-properties style:font-name="Times New Roman1" fo:language="en" fo:country="US" officeooo:rsid="05ee9937"/>
    </style:style>
    <style:style style:name="T471" style:family="text">
      <style:text-properties style:font-name="Times New Roman1" fo:language="en" fo:country="US" officeooo:rsid="05f048d4"/>
    </style:style>
    <style:style style:name="T472" style:family="text">
      <style:text-properties style:font-name="Times New Roman1" fo:language="en" fo:country="US" officeooo:rsid="05f15fc6"/>
    </style:style>
    <style:style style:name="T473" style:family="text">
      <style:text-properties style:font-name="Times New Roman1" fo:language="en" fo:country="US" officeooo:rsid="05f4c719"/>
    </style:style>
    <style:style style:name="T474" style:family="text">
      <style:text-properties style:font-name="Times New Roman1" fo:language="en" fo:country="US" officeooo:rsid="05f69aca"/>
    </style:style>
    <style:style style:name="T475" style:family="text">
      <style:text-properties style:font-name="Times New Roman1" fo:language="en" fo:country="US" officeooo:rsid="05f7164a"/>
    </style:style>
    <style:style style:name="T476" style:family="text">
      <style:text-properties style:font-name="Times New Roman1" fo:language="en" fo:country="US" officeooo:rsid="05f8b1e5"/>
    </style:style>
    <style:style style:name="T477" style:family="text">
      <style:text-properties style:font-name="Times New Roman1" fo:language="en" fo:country="US" officeooo:rsid="05fad8eb"/>
    </style:style>
    <style:style style:name="T478" style:family="text">
      <style:text-properties style:font-name="Times New Roman1" fo:language="en" fo:country="US" officeooo:rsid="05e605dd"/>
    </style:style>
    <style:style style:name="T479" style:family="text">
      <style:text-properties style:font-name="Times New Roman1" fo:language="en" fo:country="US" officeooo:rsid="06181e3e"/>
    </style:style>
    <style:style style:name="T480" style:family="text">
      <style:text-properties style:font-name="Times New Roman1" fo:language="en" fo:country="US" officeooo:rsid="061cf9b8"/>
    </style:style>
    <style:style style:name="T481" style:family="text">
      <style:text-properties style:font-name="Times New Roman1" fo:language="en" fo:country="US" officeooo:rsid="06208164"/>
    </style:style>
    <style:style style:name="T482" style:family="text">
      <style:text-properties style:font-name="Times New Roman1" officeooo:rsid="01c1a1f0"/>
    </style:style>
    <style:style style:name="T483" style:family="text">
      <style:text-properties style:font-name="Times New Roman1" fo:font-style="normal" style:font-style-asian="normal" style:font-style-complex="normal"/>
    </style:style>
    <style:style style:name="T484" style:family="text">
      <style:text-properties style:font-name="Times New Roman1" fo:font-style="normal" officeooo:rsid="066b49f0" style:font-style-asian="normal" style:font-style-complex="normal"/>
    </style:style>
    <style:style style:name="T485" style:family="text">
      <style:text-properties style:font-name="Times New Roman1" fo:font-style="normal" officeooo:rsid="06fd7431" style:font-style-asian="normal" style:font-style-complex="normal"/>
    </style:style>
    <style:style style:name="T486" style:family="text">
      <style:text-properties style:font-name="Times New Roman1" fo:font-style="normal" officeooo:rsid="06fdc833" style:font-style-asian="normal" style:font-style-complex="normal"/>
    </style:style>
    <style:style style:name="T487" style:family="text">
      <style:text-properties style:font-name="Times New Roman1" fo:font-style="normal" officeooo:rsid="06ff9500" style:font-style-asian="normal" style:font-style-complex="normal"/>
    </style:style>
    <style:style style:name="T488" style:family="text">
      <style:text-properties style:font-name="Times New Roman1" fo:font-style="normal" officeooo:rsid="06ffe635" style:font-style-asian="normal" style:font-style-complex="normal"/>
    </style:style>
    <style:style style:name="T489" style:family="text">
      <style:text-properties style:font-name="Times New Roman1" fo:font-style="normal" officeooo:rsid="07012137" style:font-style-asian="normal" style:font-style-complex="normal"/>
    </style:style>
    <style:style style:name="T490" style:family="text">
      <style:text-properties style:font-name="Times New Roman1" fo:font-style="normal" officeooo:rsid="0704bfe4" style:font-style-asian="normal" style:font-style-complex="normal"/>
    </style:style>
    <style:style style:name="T491" style:family="text">
      <style:text-properties style:font-name="Times New Roman1" fo:font-style="normal" officeooo:rsid="070514ca" style:font-style-asian="normal" style:font-style-complex="normal"/>
    </style:style>
    <style:style style:name="T492" style:family="text">
      <style:text-properties style:font-name="Times New Roman1" fo:font-style="normal" officeooo:rsid="07059ce0" style:font-style-asian="normal" style:font-style-complex="normal"/>
    </style:style>
    <style:style style:name="T493" style:family="text">
      <style:text-properties style:font-name="Times New Roman1" fo:font-style="normal" officeooo:rsid="0705c1ed" style:font-style-asian="normal" style:font-style-complex="normal"/>
    </style:style>
    <style:style style:name="T494" style:family="text">
      <style:text-properties style:font-name="Times New Roman1" fo:font-style="normal" officeooo:rsid="0706eca8" style:font-style-asian="normal" style:font-style-complex="normal"/>
    </style:style>
    <style:style style:name="T495" style:family="text">
      <style:text-properties style:font-name="Times New Roman1" fo:font-style="normal" officeooo:rsid="070ae7d6" style:font-style-asian="normal" style:font-style-complex="normal"/>
    </style:style>
    <style:style style:name="T496" style:family="text">
      <style:text-properties style:font-name="Times New Roman1" fo:font-style="normal" officeooo:rsid="070d6f83" style:font-style-asian="normal" style:font-style-complex="normal"/>
    </style:style>
    <style:style style:name="T497" style:family="text">
      <style:text-properties style:font-name="Times New Roman1" fo:font-style="normal" officeooo:rsid="070e81a9" style:font-style-asian="normal" style:font-style-complex="normal"/>
    </style:style>
    <style:style style:name="T498" style:family="text">
      <style:text-properties style:font-name="Times New Roman1" fo:font-style="normal" officeooo:rsid="070f632b" style:font-style-asian="normal" style:font-style-complex="normal"/>
    </style:style>
    <style:style style:name="T499" style:family="text">
      <style:text-properties style:font-name="Times New Roman1" fo:font-style="normal" officeooo:rsid="0711a81a" style:font-style-asian="normal" style:font-style-complex="normal"/>
    </style:style>
    <style:style style:name="T500" style:family="text">
      <style:text-properties style:font-name="Times New Roman1" fo:font-style="normal" officeooo:rsid="07124703" style:font-style-asian="normal" style:font-style-complex="normal"/>
    </style:style>
    <style:style style:name="T501" style:family="text">
      <style:text-properties style:font-name="Times New Roman1" fo:font-style="normal" officeooo:rsid="0715915f" style:font-style-asian="normal" style:font-style-complex="normal"/>
    </style:style>
    <style:style style:name="T502" style:family="text">
      <style:text-properties style:font-name="Times New Roman1" fo:font-style="normal" officeooo:rsid="0717a4c5" style:font-style-asian="normal" style:font-style-complex="normal"/>
    </style:style>
    <style:style style:name="T503" style:family="text">
      <style:text-properties style:font-name="Times New Roman1" fo:font-style="normal" officeooo:rsid="0718e902" style:font-style-asian="normal" style:font-style-complex="normal"/>
    </style:style>
    <style:style style:name="T504" style:family="text">
      <style:text-properties style:font-name="Times New Roman1" fo:font-style="normal" officeooo:rsid="071cb538" style:font-style-asian="normal" style:font-style-complex="normal"/>
    </style:style>
    <style:style style:name="T505" style:family="text">
      <style:text-properties style:font-name="Times New Roman1" fo:font-style="normal" officeooo:rsid="07207192" style:font-style-asian="normal" style:font-style-complex="normal"/>
    </style:style>
    <style:style style:name="T506" style:family="text">
      <style:text-properties style:font-name="Times New Roman1" fo:font-style="normal" officeooo:rsid="07256585" style:font-style-asian="normal" style:font-style-complex="normal"/>
    </style:style>
    <style:style style:name="T507" style:family="text">
      <style:text-properties style:font-name="Times New Roman1" fo:font-style="normal" officeooo:rsid="07259823" style:font-style-asian="normal" style:font-style-complex="normal"/>
    </style:style>
    <style:style style:name="T508" style:family="text">
      <style:text-properties style:font-name="Times New Roman1" fo:font-style="normal" officeooo:rsid="0727c763" style:font-style-asian="normal" style:font-style-complex="normal"/>
    </style:style>
    <style:style style:name="T509" style:family="text">
      <style:text-properties style:font-name="Times New Roman1" fo:font-style="normal" officeooo:rsid="072bcf2d" style:font-style-asian="normal" style:font-style-complex="normal"/>
    </style:style>
    <style:style style:name="T510" style:family="text">
      <style:text-properties style:font-name="Times New Roman1" fo:font-style="normal" officeooo:rsid="04d3fd76" style:font-style-asian="normal" style:font-style-complex="normal"/>
    </style:style>
    <style:style style:name="T511" style:family="text">
      <style:text-properties style:font-name="Times New Roman1" fo:font-style="normal" officeooo:rsid="04d30dff" style:font-style-asian="normal" style:font-style-complex="normal"/>
    </style:style>
    <style:style style:name="T512" style:family="text">
      <style:text-properties style:font-name="Times New Roman1" fo:font-style="normal" officeooo:rsid="04d9a029" style:font-style-asian="normal" style:font-style-complex="normal"/>
    </style:style>
    <style:style style:name="T513" style:family="text">
      <style:text-properties style:font-name="Times New Roman1" fo:font-style="normal" officeooo:rsid="04db74df" style:font-style-asian="normal" style:font-style-complex="normal"/>
    </style:style>
    <style:style style:name="T514" style:family="text">
      <style:text-properties style:font-name="Times New Roman1" fo:font-style="normal" officeooo:rsid="04e04cd7" style:font-style-asian="normal" style:font-style-complex="normal"/>
    </style:style>
    <style:style style:name="T515" style:family="text">
      <style:text-properties style:font-name="Times New Roman1" fo:font-style="normal" officeooo:rsid="04e0c8dc" style:font-style-asian="normal" style:font-style-complex="normal"/>
    </style:style>
    <style:style style:name="T516" style:family="text">
      <style:text-properties style:font-name="Times New Roman1" fo:font-style="normal" officeooo:rsid="04e460be" style:font-style-asian="normal" style:font-style-complex="normal"/>
    </style:style>
    <style:style style:name="T517" style:family="text">
      <style:text-properties style:font-name="Times New Roman1" fo:font-style="normal" officeooo:rsid="0724584f" style:font-style-asian="normal" style:font-style-complex="normal"/>
    </style:style>
    <style:style style:name="T518" style:family="text">
      <style:text-properties style:font-name="Times New Roman1" fo:font-style="normal" officeooo:rsid="07251a9f" style:font-style-asian="normal" style:font-style-complex="normal"/>
    </style:style>
    <style:style style:name="T519" style:family="text">
      <style:text-properties style:font-name="Times New Roman1" fo:font-style="normal" officeooo:rsid="07286c78" style:font-style-asian="normal" style:font-style-complex="normal"/>
    </style:style>
    <style:style style:name="T520" style:family="text">
      <style:text-properties style:font-name="Times New Roman1" fo:font-style="normal" officeooo:rsid="072ce2da" style:font-style-asian="normal" style:font-style-complex="normal"/>
    </style:style>
    <style:style style:name="T521" style:family="text">
      <style:text-properties style:font-name="Times New Roman1" fo:font-style="normal" officeooo:rsid="07324eb0" style:font-style-asian="normal" style:font-style-complex="normal"/>
    </style:style>
    <style:style style:name="T522" style:family="text">
      <style:text-properties style:font-name="Times New Roman1" fo:font-style="normal" officeooo:rsid="073137f9" style:font-style-asian="normal" style:font-style-complex="normal"/>
    </style:style>
    <style:style style:name="T523" style:family="text">
      <style:text-properties style:font-name="Times New Roman1" fo:font-style="italic" officeooo:rsid="04d3fd76" style:font-style-asian="italic" style:font-style-complex="italic"/>
    </style:style>
    <style:style style:name="T524" style:family="text">
      <style:text-properties style:font-name="Times New Roman1" fo:font-style="italic" officeooo:rsid="0706eca8" style:font-style-asian="italic" style:font-style-complex="italic"/>
    </style:style>
    <style:style style:name="T525" style:family="text">
      <style:text-properties style:font-name="Times New Roman1" officeooo:rsid="0499e09c"/>
    </style:style>
    <style:style style:name="T526" style:family="text">
      <style:text-properties style:font-name="Times New Roman1" officeooo:rsid="063bc086"/>
    </style:style>
    <style:style style:name="T527" style:family="text">
      <style:text-properties style:font-name="Times New Roman1" officeooo:rsid="065da9b4"/>
    </style:style>
    <style:style style:name="T528" style:family="text">
      <style:text-properties fo:font-style="normal" style:font-style-asian="normal" style:font-style-complex="normal"/>
    </style:style>
    <style:style style:name="T529" style:family="text">
      <style:text-properties fo:font-style="normal" officeooo:rsid="00f6870f" style:font-style-asian="normal" style:font-style-complex="normal"/>
    </style:style>
    <style:style style:name="T530" style:family="text">
      <style:text-properties fo:font-style="normal" officeooo:rsid="00facb42" style:font-style-asian="normal" style:font-style-complex="normal"/>
    </style:style>
    <style:style style:name="T531" style:family="text">
      <style:text-properties fo:font-style="normal" officeooo:rsid="00fb6eb8" style:font-style-asian="normal" style:font-style-complex="normal"/>
    </style:style>
    <style:style style:name="T532" style:family="text">
      <style:text-properties fo:font-style="normal" officeooo:rsid="00fcb300" style:font-style-asian="normal" style:font-style-complex="normal"/>
    </style:style>
    <style:style style:name="T533" style:family="text">
      <style:text-properties fo:font-style="normal" officeooo:rsid="00fe697e" style:font-style-asian="normal" style:font-style-complex="normal"/>
    </style:style>
    <style:style style:name="T534" style:family="text">
      <style:text-properties fo:font-style="normal" officeooo:rsid="01093179" style:font-style-asian="normal" style:font-style-complex="normal"/>
    </style:style>
    <style:style style:name="T535" style:family="text">
      <style:text-properties fo:font-style="normal" officeooo:rsid="0109e107" style:font-style-asian="normal" style:font-style-complex="normal"/>
    </style:style>
    <style:style style:name="T536" style:family="text">
      <style:text-properties fo:font-style="normal" officeooo:rsid="010a801a" style:font-style-asian="normal" style:font-style-complex="normal"/>
    </style:style>
    <style:style style:name="T537" style:family="text">
      <style:text-properties fo:font-style="normal" officeooo:rsid="010a8c25" style:font-style-asian="normal" style:font-style-complex="normal"/>
    </style:style>
    <style:style style:name="T538" style:family="text">
      <style:text-properties fo:font-style="normal" officeooo:rsid="010af87f" style:font-style-asian="normal" style:font-style-complex="normal"/>
    </style:style>
    <style:style style:name="T539" style:family="text">
      <style:text-properties fo:font-style="normal" officeooo:rsid="010fa67c" style:font-style-asian="normal" style:font-style-complex="normal"/>
    </style:style>
    <style:style style:name="T540" style:family="text">
      <style:text-properties fo:font-style="normal" officeooo:rsid="011081ca" style:font-style-asian="normal" style:font-style-complex="normal"/>
    </style:style>
    <style:style style:name="T541" style:family="text">
      <style:text-properties fo:font-style="normal" officeooo:rsid="0112ce60" style:font-style-asian="normal" style:font-style-complex="normal"/>
    </style:style>
    <style:style style:name="T542" style:family="text">
      <style:text-properties fo:font-style="normal" officeooo:rsid="0113cd24" style:font-style-asian="normal" style:font-style-complex="normal"/>
    </style:style>
    <style:style style:name="T543" style:family="text">
      <style:text-properties fo:font-style="normal" officeooo:rsid="0115cceb" style:font-style-asian="normal" style:font-style-complex="normal"/>
    </style:style>
    <style:style style:name="T544" style:family="text">
      <style:text-properties fo:font-style="normal" officeooo:rsid="01166e08" style:font-style-asian="normal" style:font-style-complex="normal"/>
    </style:style>
    <style:style style:name="T545" style:family="text">
      <style:text-properties fo:font-style="normal" officeooo:rsid="011896a2" style:font-style-asian="normal" style:font-style-complex="normal"/>
    </style:style>
    <style:style style:name="T546" style:family="text">
      <style:text-properties fo:font-style="normal" officeooo:rsid="012d7593" style:font-style-asian="normal" style:font-style-complex="normal"/>
    </style:style>
    <style:style style:name="T547" style:family="text">
      <style:text-properties fo:font-style="normal" officeooo:rsid="012e05d0" style:font-style-asian="normal" style:font-style-complex="normal"/>
    </style:style>
    <style:style style:name="T548" style:family="text">
      <style:text-properties fo:font-style="normal" officeooo:rsid="012f4bda" style:font-style-asian="normal" style:font-style-complex="normal"/>
    </style:style>
    <style:style style:name="T549" style:family="text">
      <style:text-properties fo:font-style="normal" officeooo:rsid="01306d93" style:font-style-asian="normal" style:font-style-complex="normal"/>
    </style:style>
    <style:style style:name="T550" style:family="text">
      <style:text-properties fo:font-style="normal" officeooo:rsid="013199e0" style:font-style-asian="normal" style:font-style-complex="normal"/>
    </style:style>
    <style:style style:name="T551" style:family="text">
      <style:text-properties fo:font-style="normal" officeooo:rsid="013229e7" style:font-style-asian="normal" style:font-style-complex="normal"/>
    </style:style>
    <style:style style:name="T552" style:family="text">
      <style:text-properties fo:font-style="normal" officeooo:rsid="0133f953" style:font-style-asian="normal" style:font-style-complex="normal"/>
    </style:style>
    <style:style style:name="T553" style:family="text">
      <style:text-properties fo:font-style="normal" officeooo:rsid="015a1eb3" style:font-style-asian="normal" style:font-style-complex="normal"/>
    </style:style>
    <style:style style:name="T554" style:family="text">
      <style:text-properties fo:font-style="normal" officeooo:rsid="015b5037" style:font-style-asian="normal" style:font-style-complex="normal"/>
    </style:style>
    <style:style style:name="T555" style:family="text">
      <style:text-properties fo:font-style="normal" officeooo:rsid="015d17ff" style:font-style-asian="normal" style:font-style-complex="normal"/>
    </style:style>
    <style:style style:name="T556" style:family="text">
      <style:text-properties fo:font-style="normal" officeooo:rsid="015d934e" style:font-style-asian="normal" style:font-style-complex="normal"/>
    </style:style>
    <style:style style:name="T557" style:family="text">
      <style:text-properties fo:font-style="normal" officeooo:rsid="0197ae2e" style:font-style-asian="normal" style:font-style-complex="normal"/>
    </style:style>
    <style:style style:name="T558" style:family="text">
      <style:text-properties fo:font-style="normal" officeooo:rsid="01c0536a" style:font-style-asian="normal" style:font-style-complex="normal"/>
    </style:style>
    <style:style style:name="T559" style:family="text">
      <style:text-properties fo:font-style="normal" officeooo:rsid="047c73ec" style:font-style-asian="normal" style:font-style-complex="normal"/>
    </style:style>
    <style:style style:name="T560" style:family="text">
      <style:text-properties fo:font-style="normal" officeooo:rsid="01a50431" style:font-style-asian="normal" style:font-style-complex="normal"/>
    </style:style>
    <style:style style:name="T561" style:family="text">
      <style:text-properties fo:font-style="normal" officeooo:rsid="05144391" style:font-style-asian="normal" style:font-style-complex="normal"/>
    </style:style>
    <style:style style:name="T562" style:family="text">
      <style:text-properties fo:font-style="normal" officeooo:rsid="0515ce1a" style:font-style-asian="normal" style:font-style-complex="normal"/>
    </style:style>
    <style:style style:name="T563" style:family="text">
      <style:text-properties fo:font-style="normal" officeooo:rsid="05302bd6" style:font-style-asian="normal" style:font-style-complex="normal"/>
    </style:style>
    <style:style style:name="T564" style:family="text">
      <style:text-properties fo:font-style="normal" officeooo:rsid="05336eb6" style:font-style-asian="normal" style:font-style-complex="normal"/>
    </style:style>
    <style:style style:name="T565" style:family="text">
      <style:text-properties fo:font-style="normal" officeooo:rsid="05366ec4" style:font-style-asian="normal" style:font-style-complex="normal"/>
    </style:style>
    <style:style style:name="T566" style:family="text">
      <style:text-properties fo:font-style="normal" officeooo:rsid="05379c20" style:font-style-asian="normal" style:font-style-complex="normal"/>
    </style:style>
    <style:style style:name="T567" style:family="text">
      <style:text-properties fo:font-style="normal" officeooo:rsid="0538fe6f" style:font-style-asian="normal" style:font-style-complex="normal"/>
    </style:style>
    <style:style style:name="T568" style:family="text">
      <style:text-properties fo:font-style="normal" officeooo:rsid="053a2f74" style:font-style-asian="normal" style:font-style-complex="normal"/>
    </style:style>
    <style:style style:name="T569" style:family="text">
      <style:text-properties fo:font-style="normal" officeooo:rsid="016af372" style:font-style-asian="normal" style:font-style-complex="normal"/>
    </style:style>
    <style:style style:name="T570" style:family="text">
      <style:text-properties fo:font-style="normal" officeooo:rsid="05a4242c" style:font-style-asian="normal" style:font-style-complex="normal"/>
    </style:style>
    <style:style style:name="T571" style:family="text">
      <style:text-properties fo:font-style="normal" fo:font-weight="bold" officeooo:rsid="00c8b0f4" style:font-style-asian="normal" style:font-weight-asian="bold" style:font-style-complex="normal" style:font-weight-complex="bold"/>
    </style:style>
    <style:style style:name="T572" style:family="text">
      <style:text-properties officeooo:rsid="00b1bdb0"/>
    </style:style>
    <style:style style:name="T573" style:family="text">
      <style:text-properties fo:font-style="italic" style:font-style-asian="italic" style:font-style-complex="italic"/>
    </style:style>
    <style:style style:name="T574" style:family="text">
      <style:text-properties fo:font-style="italic" officeooo:rsid="00f6870f" style:font-style-asian="italic" style:font-style-complex="italic"/>
    </style:style>
    <style:style style:name="T575" style:family="text">
      <style:text-properties fo:font-style="italic" officeooo:rsid="00facb42" style:font-style-asian="italic" style:font-style-complex="italic"/>
    </style:style>
    <style:style style:name="T576" style:family="text">
      <style:text-properties fo:font-style="italic" officeooo:rsid="0197ae2e" style:font-style-asian="italic" style:font-style-complex="italic"/>
    </style:style>
    <style:style style:name="T577" style:family="text">
      <style:text-properties fo:font-style="italic" officeooo:rsid="00c1ce38" style:font-style-asian="italic" style:font-style-complex="italic"/>
    </style:style>
    <style:style style:name="T578" style:family="text">
      <style:text-properties fo:font-style="italic" officeooo:rsid="04c3ae32" style:font-style-asian="italic" style:font-style-complex="italic"/>
    </style:style>
    <style:style style:name="T579" style:family="text">
      <style:text-properties fo:font-style="italic" officeooo:rsid="016af372" style:font-style-asian="italic" style:font-style-complex="italic"/>
    </style:style>
    <style:style style:name="T580" style:family="text">
      <style:text-properties fo:font-style="italic" officeooo:rsid="01a50431" style:font-style-asian="italic" style:font-style-complex="italic"/>
    </style:style>
    <style:style style:name="T581" style:family="text">
      <style:text-properties fo:font-style="italic" officeooo:rsid="05302bd6" style:font-style-asian="italic" style:font-style-complex="italic"/>
    </style:style>
    <style:style style:name="T582" style:family="text">
      <style:text-properties officeooo:rsid="00b313ad"/>
    </style:style>
    <style:style style:name="T583" style:family="text">
      <style:text-properties officeooo:rsid="00c1ce38"/>
    </style:style>
    <style:style style:name="T584" style:family="text">
      <style:text-properties officeooo:rsid="00c409a7"/>
    </style:style>
    <style:style style:name="T585" style:family="text">
      <style:text-properties officeooo:rsid="00c97de5"/>
    </style:style>
    <style:style style:name="T586" style:family="text">
      <style:text-properties fo:color="#222222" style:text-position="sub 58%" fo:letter-spacing="normal" fo:font-style="normal" fo:font-weight="normal" style:font-style-asian="normal" style:font-style-complex="normal"/>
    </style:style>
    <style:style style:name="T587" style:family="text">
      <style:text-properties fo:color="#222222" style:text-position="sub 58%" fo:letter-spacing="normal" fo:font-style="normal" fo:font-weight="normal" officeooo:rsid="00c97de5" style:font-style-asian="normal" style:font-style-complex="normal"/>
    </style:style>
    <style:style style:name="T588" style:family="text">
      <style:text-properties fo:color="#222222" style:text-position="sub 58%" fo:letter-spacing="normal" fo:font-style="normal" fo:font-weight="normal" officeooo:rsid="00cbc9b3" style:font-style-asian="normal" style:font-style-complex="normal"/>
    </style:style>
    <style:style style:name="T589" style:family="text">
      <style:text-properties fo:color="#222222" style:text-position="sub 58%" fo:letter-spacing="normal" fo:font-style="normal" fo:font-weight="normal" officeooo:rsid="00cd4fec" style:font-style-asian="normal" style:font-style-complex="normal"/>
    </style:style>
    <style:style style:name="T590"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591"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592"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593" style:family="text">
      <style:text-properties fo:color="#222222" style:text-position="0% 100%" fo:letter-spacing="normal" fo:font-style="normal" fo:font-weight="normal" style:font-style-asian="normal" style:font-style-complex="normal"/>
    </style:style>
    <style:style style:name="T594" style:family="text">
      <style:text-properties fo:color="#222222" style:text-position="0% 100%" fo:letter-spacing="normal" fo:font-style="normal" fo:font-weight="normal" officeooo:rsid="00cb69d5" style:font-style-asian="normal" style:font-style-complex="normal"/>
    </style:style>
    <style:style style:name="T595" style:family="text">
      <style:text-properties fo:color="#222222" style:text-position="0% 100%" fo:letter-spacing="normal" fo:font-style="normal" fo:font-weight="normal" officeooo:rsid="00c409a7" style:font-style-asian="normal" style:font-style-complex="normal"/>
    </style:style>
    <style:style style:name="T596" style:family="text">
      <style:text-properties fo:color="#222222" style:text-position="0% 100%" fo:letter-spacing="normal" fo:font-style="normal" fo:font-weight="normal" officeooo:rsid="00cbc9b3" style:font-style-asian="normal" style:font-style-complex="normal"/>
    </style:style>
    <style:style style:name="T597" style:family="text">
      <style:text-properties fo:color="#222222" style:text-position="0% 100%" fo:letter-spacing="normal" fo:font-style="normal" fo:font-weight="normal" officeooo:rsid="00cd4fec" style:font-style-asian="normal" style:font-style-complex="normal"/>
    </style:style>
    <style:style style:name="T598" style:family="text">
      <style:text-properties fo:color="#222222" style:text-position="0% 100%" fo:letter-spacing="normal" fo:font-style="normal" fo:font-weight="normal" officeooo:rsid="00d513c6" style:font-style-asian="normal" style:font-style-complex="normal"/>
    </style:style>
    <style:style style:name="T599"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600"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601"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602"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603"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604"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605"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606"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607"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608" style:family="text">
      <style:text-properties fo:color="#222222" style:text-position="0% 100%" style:font-name="Times New Roman1" fo:font-size="12pt" fo:letter-spacing="normal" fo:language="en" fo:country="US" fo:font-style="normal" fo:font-weight="normal" officeooo:rsid="0428a57c" style:font-size-asian="12pt" style:font-style-asian="normal" style:font-size-complex="12pt" style:font-style-complex="normal"/>
    </style:style>
    <style:style style:name="T609" style:family="text">
      <style:text-properties fo:color="#222222" style:text-position="0% 100%" style:font-name="Times New Roman1" fo:font-size="12pt" fo:letter-spacing="normal" fo:language="en" fo:country="US" fo:font-style="normal" fo:font-weight="normal" officeooo:rsid="042a2f40" style:font-size-asian="12pt" style:font-style-asian="normal" style:font-size-complex="12pt" style:font-style-complex="normal"/>
    </style:style>
    <style:style style:name="T610" style:family="text">
      <style:text-properties fo:color="#222222" style:text-position="0% 100%" style:font-name="Times New Roman1" fo:font-size="12pt" fo:letter-spacing="normal" fo:language="en" fo:country="US" fo:font-style="normal" fo:font-weight="normal" officeooo:rsid="042b6399" style:font-size-asian="12pt" style:font-style-asian="normal" style:font-size-complex="12pt" style:font-style-complex="normal"/>
    </style:style>
    <style:style style:name="T611" style:family="text">
      <style:text-properties fo:color="#222222" style:text-position="0% 100%" style:font-name="Times New Roman1" fo:font-size="12pt" fo:letter-spacing="normal" fo:language="en" fo:country="US" fo:font-style="normal" fo:font-weight="normal" officeooo:rsid="042c3e4b" style:font-size-asian="12pt" style:font-style-asian="normal" style:font-size-complex="12pt" style:font-style-complex="normal"/>
    </style:style>
    <style:style style:name="T612" style:family="text">
      <style:text-properties fo:color="#222222" style:text-position="0% 100%" style:font-name="Times New Roman1" fo:font-size="12pt" fo:letter-spacing="normal" fo:language="en" fo:country="US" fo:font-style="normal" fo:font-weight="normal" officeooo:rsid="042ca19b" style:font-size-asian="12pt" style:font-style-asian="normal" style:font-size-complex="12pt" style:font-style-complex="normal"/>
    </style:style>
    <style:style style:name="T613" style:family="text">
      <style:text-properties fo:color="#222222" style:text-position="0% 100%" style:font-name="Times New Roman1" fo:font-size="12pt" fo:letter-spacing="normal" fo:language="en" fo:country="US" fo:font-style="normal" fo:font-weight="normal" officeooo:rsid="042cfbc3" style:font-size-asian="12pt" style:font-style-asian="normal" style:font-size-complex="12pt" style:font-style-complex="normal"/>
    </style:style>
    <style:style style:name="T614" style:family="text">
      <style:text-properties fo:color="#222222" style:text-position="0% 100%" style:font-name="Times New Roman1" fo:font-size="12pt" fo:letter-spacing="normal" fo:language="en" fo:country="US" fo:font-style="normal" fo:font-weight="normal" officeooo:rsid="042e67bc" style:font-size-asian="12pt" style:font-style-asian="normal" style:font-size-complex="12pt" style:font-style-complex="normal"/>
    </style:style>
    <style:style style:name="T615" style:family="text">
      <style:text-properties fo:color="#222222" fo:letter-spacing="normal" fo:font-style="normal" fo:font-weight="normal" style:font-style-asian="normal" style:font-style-complex="normal"/>
    </style:style>
    <style:style style:name="T616" style:family="text">
      <style:text-properties fo:color="#222222" fo:letter-spacing="normal" fo:font-style="normal" fo:font-weight="normal" officeooo:rsid="00c409a7" style:font-style-asian="normal" style:font-style-complex="normal"/>
    </style:style>
    <style:style style:name="T617" style:family="text">
      <style:text-properties style:text-position="sub 58%" officeooo:rsid="00c97de5"/>
    </style:style>
    <style:style style:name="T618" style:family="text">
      <style:text-properties style:text-position="sub 58%" officeooo:rsid="00cbc9b3"/>
    </style:style>
    <style:style style:name="T619" style:family="text">
      <style:text-properties style:text-position="sub 58%" officeooo:rsid="00cd4fec"/>
    </style:style>
    <style:style style:name="T620" style:family="text">
      <style:text-properties style:text-position="sub 58%" style:font-name="Times New Roman1" fo:language="en" fo:country="US" officeooo:rsid="018cbb20"/>
    </style:style>
    <style:style style:name="T621" style:family="text">
      <style:text-properties style:text-position="sub 58%" style:font-name="Times New Roman1" fo:language="en" fo:country="US" fo:font-style="italic" officeooo:rsid="018cbb20" style:font-style-asian="italic" style:font-style-complex="italic"/>
    </style:style>
    <style:style style:name="T622" style:family="text">
      <style:text-properties style:text-position="sub 58%" style:font-name="Times New Roman1" fo:language="en" fo:country="US" fo:font-style="italic" officeooo:rsid="01932173" style:font-style-asian="italic" style:font-style-complex="italic"/>
    </style:style>
    <style:style style:name="T623" style:family="text">
      <style:text-properties style:text-position="sub 58%" officeooo:rsid="01c1a1f0"/>
    </style:style>
    <style:style style:name="T624" style:family="text">
      <style:text-properties style:text-position="sub 58%" fo:font-style="italic" officeooo:rsid="050032b1" style:font-style-asian="italic" style:font-style-complex="italic"/>
    </style:style>
    <style:style style:name="T625" style:family="text">
      <style:text-properties style:text-position="sub 58%" fo:font-style="italic" officeooo:rsid="016af372" style:font-style-asian="italic" style:font-style-complex="italic"/>
    </style:style>
    <style:style style:name="T626" style:family="text">
      <style:text-properties style:text-position="0% 100%" officeooo:rsid="00c97de5"/>
    </style:style>
    <style:style style:name="T627" style:family="text">
      <style:text-properties style:text-position="0% 100%" fo:font-style="normal" officeooo:rsid="015d17ff" style:font-style-asian="normal" style:font-style-complex="normal"/>
    </style:style>
    <style:style style:name="T628" style:family="text">
      <style:text-properties style:text-position="0% 100%" fo:font-style="normal" officeooo:rsid="015d1ab2" style:font-style-asian="normal" style:font-style-complex="normal"/>
    </style:style>
    <style:style style:name="T629" style:family="text">
      <style:text-properties style:text-position="0% 100%" fo:font-style="normal" officeooo:rsid="015d934e" style:font-style-asian="normal" style:font-style-complex="normal"/>
    </style:style>
    <style:style style:name="T630" style:family="text">
      <style:text-properties style:text-position="0% 100%" fo:font-style="normal" officeooo:rsid="015eb5b5" style:font-style-asian="normal" style:font-style-complex="normal"/>
    </style:style>
    <style:style style:name="T631" style:family="text">
      <style:text-properties style:text-position="0% 100%" fo:font-style="normal" officeooo:rsid="015f1df1" style:font-style-asian="normal" style:font-style-complex="normal"/>
    </style:style>
    <style:style style:name="T632" style:family="text">
      <style:text-properties style:text-position="0% 100%" style:font-name="Times New Roman1" fo:language="en" fo:country="US" officeooo:rsid="018cbb20"/>
    </style:style>
    <style:style style:name="T633" style:family="text">
      <style:text-properties style:text-position="0% 100%" style:font-name="Times New Roman1" fo:language="en" fo:country="US" officeooo:rsid="01932173"/>
    </style:style>
    <style:style style:name="T634" style:family="text">
      <style:text-properties style:text-position="0% 100%" style:font-name="Times New Roman1" fo:language="en" fo:country="US" fo:font-style="italic" officeooo:rsid="01932173" style:font-style-asian="italic" style:font-style-complex="italic"/>
    </style:style>
    <style:style style:name="T635" style:family="text">
      <style:text-properties style:text-position="0% 100%" style:font-name="Times New Roman1" fo:language="en" fo:country="US" fo:font-style="italic" officeooo:rsid="018cbb20" style:font-style-asian="italic" style:font-style-complex="italic"/>
    </style:style>
    <style:style style:name="T636" style:family="text">
      <style:text-properties style:text-position="0% 100%" officeooo:rsid="016af372"/>
    </style:style>
    <style:style style:name="T637" style:family="text">
      <style:text-properties style:text-position="0% 100%" officeooo:rsid="050032b1"/>
    </style:style>
    <style:style style:name="T638" style:family="text">
      <style:text-properties style:text-position="0% 100%" fo:font-style="italic" officeooo:rsid="050032b1" style:font-style-asian="italic" style:font-style-complex="italic"/>
    </style:style>
    <style:style style:name="T639" style:family="text">
      <style:text-properties officeooo:rsid="00ee6946"/>
    </style:style>
    <style:style style:name="T640" style:family="text">
      <style:text-properties officeooo:rsid="00f240f0"/>
    </style:style>
    <style:style style:name="T641" style:family="text">
      <style:text-properties officeooo:rsid="00f6870f"/>
    </style:style>
    <style:style style:name="T642" style:family="text">
      <style:text-properties officeooo:rsid="01019176"/>
    </style:style>
    <style:style style:name="T643" style:family="text">
      <style:text-properties officeooo:rsid="0103a4db"/>
    </style:style>
    <style:style style:name="T644" style:family="text">
      <style:text-properties fo:language="en" fo:country="US"/>
    </style:style>
    <style:style style:name="T645" style:family="text">
      <style:text-properties fo:language="en" fo:country="US" officeooo:rsid="01625fa6"/>
    </style:style>
    <style:style style:name="T646" style:family="text">
      <style:text-properties fo:language="en" fo:country="US" officeooo:rsid="016422b2"/>
    </style:style>
    <style:style style:name="T647" style:family="text">
      <style:text-properties fo:language="en" fo:country="US" officeooo:rsid="0380ad9b"/>
    </style:style>
    <style:style style:name="T648" style:family="text">
      <style:text-properties fo:language="en" fo:country="US" officeooo:rsid="03d3001b"/>
    </style:style>
    <style:style style:name="T649" style:family="text">
      <style:text-properties fo:language="en" fo:country="US" officeooo:rsid="03d5be64"/>
    </style:style>
    <style:style style:name="T650" style:family="text">
      <style:text-properties fo:language="en" fo:country="US" officeooo:rsid="020a6f61"/>
    </style:style>
    <style:style style:name="T651" style:family="text">
      <style:text-properties fo:language="en" fo:country="US" fo:font-style="normal" officeooo:rsid="00d89473" style:font-style-asian="normal" style:font-style-complex="normal"/>
    </style:style>
    <style:style style:name="T652" style:family="text">
      <style:text-properties fo:language="en" fo:country="US" officeooo:rsid="009346e6"/>
    </style:style>
    <style:style style:name="T653" style:family="text">
      <style:text-properties fo:language="en" fo:country="US" fo:font-style="italic" style:font-style-asian="italic" style:font-style-complex="italic"/>
    </style:style>
    <style:style style:name="T654" style:family="text">
      <style:text-properties fo:language="en" fo:country="US" fo:font-style="italic" officeooo:rsid="009346e6" style:font-style-asian="italic" style:font-style-complex="italic"/>
    </style:style>
    <style:style style:name="T655" style:family="text">
      <style:text-properties fo:language="en" fo:country="US" fo:font-style="italic" officeooo:rsid="04cb0f9e" style:font-style-asian="italic" style:font-style-complex="italic"/>
    </style:style>
    <style:style style:name="T656" style:family="text">
      <style:text-properties fo:language="en" fo:country="US" fo:font-style="italic" officeooo:rsid="04d131d2" style:font-style-asian="italic" style:font-style-complex="italic"/>
    </style:style>
    <style:style style:name="T657" style:family="text">
      <style:text-properties fo:language="en" fo:country="US" officeooo:rsid="0414f815"/>
    </style:style>
    <style:style style:name="T658" style:family="text">
      <style:text-properties fo:language="en" fo:country="US" officeooo:rsid="04166ae5"/>
    </style:style>
    <style:style style:name="T659" style:family="text">
      <style:text-properties fo:language="en" fo:country="US" officeooo:rsid="0418c472"/>
    </style:style>
    <style:style style:name="T660" style:family="text">
      <style:text-properties fo:language="en" fo:country="US" officeooo:rsid="041a57c0"/>
    </style:style>
    <style:style style:name="T661" style:family="text">
      <style:text-properties fo:language="en" fo:country="US" officeooo:rsid="041b0060"/>
    </style:style>
    <style:style style:name="T662" style:family="text">
      <style:text-properties fo:language="en" fo:country="US" officeooo:rsid="041cf50e"/>
    </style:style>
    <style:style style:name="T663" style:family="text">
      <style:text-properties fo:language="en" fo:country="US" officeooo:rsid="041fc793"/>
    </style:style>
    <style:style style:name="T664" style:family="text">
      <style:text-properties fo:language="en" fo:country="US" officeooo:rsid="0468996d"/>
    </style:style>
    <style:style style:name="T665" style:family="text">
      <style:text-properties fo:language="en" fo:country="US" officeooo:rsid="048ba4e0"/>
    </style:style>
    <style:style style:name="T666" style:family="text">
      <style:text-properties fo:language="en" fo:country="US" officeooo:rsid="048d852a"/>
    </style:style>
    <style:style style:name="T667" style:family="text">
      <style:text-properties fo:language="en" fo:country="US" officeooo:rsid="00504694"/>
    </style:style>
    <style:style style:name="T668" style:family="text">
      <style:text-properties fo:language="en" fo:country="US" officeooo:rsid="0492995f"/>
    </style:style>
    <style:style style:name="T669" style:family="text">
      <style:text-properties fo:language="en" fo:country="US" officeooo:rsid="0493ca21"/>
    </style:style>
    <style:style style:name="T670" style:family="text">
      <style:text-properties fo:language="en" fo:country="US" officeooo:rsid="04cb0f9e"/>
    </style:style>
    <style:style style:name="T671" style:family="text">
      <style:text-properties fo:language="en" fo:country="US" officeooo:rsid="04cc978d"/>
    </style:style>
    <style:style style:name="T672" style:family="text">
      <style:text-properties fo:language="en" fo:country="US" officeooo:rsid="04cda939"/>
    </style:style>
    <style:style style:name="T673" style:family="text">
      <style:text-properties fo:language="en" fo:country="US" officeooo:rsid="04d131d2"/>
    </style:style>
    <style:style style:name="T674" style:family="text">
      <style:text-properties fo:language="en" fo:country="US" officeooo:rsid="011896a2"/>
    </style:style>
    <style:style style:name="T675" style:family="text">
      <style:text-properties fo:language="en" fo:country="US" officeooo:rsid="04e79781"/>
    </style:style>
    <style:style style:name="T676" style:family="text">
      <style:text-properties fo:language="en" fo:country="US" officeooo:rsid="04f16b65"/>
    </style:style>
    <style:style style:name="T677" style:family="text">
      <style:text-properties fo:language="en" fo:country="US" officeooo:rsid="052a723f"/>
    </style:style>
    <style:style style:name="T678" style:family="text">
      <style:text-properties fo:language="en" fo:country="US" officeooo:rsid="052b39a9"/>
    </style:style>
    <style:style style:name="T679" style:family="text">
      <style:text-properties fo:language="en" fo:country="US" officeooo:rsid="052b54b3"/>
    </style:style>
    <style:style style:name="T680" style:family="text">
      <style:text-properties fo:language="en" fo:country="US" officeooo:rsid="05498b09"/>
    </style:style>
    <style:style style:name="T681" style:family="text">
      <style:text-properties fo:language="en" fo:country="US" officeooo:rsid="054a3cd7"/>
    </style:style>
    <style:style style:name="T682" style:family="text">
      <style:text-properties fo:language="en" fo:country="US" officeooo:rsid="054d1c3a"/>
    </style:style>
    <style:style style:name="T683" style:family="text">
      <style:text-properties fo:language="en" fo:country="US" officeooo:rsid="054d7cfd"/>
    </style:style>
    <style:style style:name="T684" style:family="text">
      <style:text-properties fo:language="en" fo:country="US" officeooo:rsid="054e3cff"/>
    </style:style>
    <style:style style:name="T685" style:family="text">
      <style:text-properties fo:language="en" fo:country="US" officeooo:rsid="054ff4dd"/>
    </style:style>
    <style:style style:name="T686" style:family="text">
      <style:text-properties fo:language="en" fo:country="US" officeooo:rsid="0551b8eb"/>
    </style:style>
    <style:style style:name="T687" style:family="text">
      <style:text-properties fo:language="en" fo:country="US" officeooo:rsid="05538eb5"/>
    </style:style>
    <style:style style:name="T688" style:family="text">
      <style:text-properties fo:language="en" fo:country="US" officeooo:rsid="0553dc3a"/>
    </style:style>
    <style:style style:name="T689" style:family="text">
      <style:text-properties fo:language="en" fo:country="US" officeooo:rsid="0554d966"/>
    </style:style>
    <style:style style:name="T690" style:family="text">
      <style:text-properties fo:language="en" fo:country="US" officeooo:rsid="05585165"/>
    </style:style>
    <style:style style:name="T691" style:family="text">
      <style:text-properties fo:language="en" fo:country="US" officeooo:rsid="055edc8e"/>
    </style:style>
    <style:style style:name="T692" style:family="text">
      <style:text-properties fo:language="en" fo:country="US" officeooo:rsid="0560306b"/>
    </style:style>
    <style:style style:name="T693" style:family="text">
      <style:text-properties fo:language="en" fo:country="US" officeooo:rsid="0563f59f"/>
    </style:style>
    <style:style style:name="T694" style:family="text">
      <style:text-properties fo:language="en" fo:country="US" officeooo:rsid="0565b635"/>
    </style:style>
    <style:style style:name="T695" style:family="text">
      <style:text-properties fo:language="en" fo:country="US" officeooo:rsid="056631d2"/>
    </style:style>
    <style:style style:name="T696" style:family="text">
      <style:text-properties fo:language="en" fo:country="US" officeooo:rsid="056923c0"/>
    </style:style>
    <style:style style:name="T697" style:family="text">
      <style:text-properties fo:language="en" fo:country="US" officeooo:rsid="056ae96f"/>
    </style:style>
    <style:style style:name="T698" style:family="text">
      <style:text-properties fo:language="en" fo:country="US" officeooo:rsid="056cbfef"/>
    </style:style>
    <style:style style:name="T699" style:family="text">
      <style:text-properties fo:language="en" fo:country="US" officeooo:rsid="056d02a9"/>
    </style:style>
    <style:style style:name="T700" style:family="text">
      <style:text-properties fo:language="en" fo:country="US" officeooo:rsid="056d58f2"/>
    </style:style>
    <style:style style:name="T701" style:family="text">
      <style:text-properties fo:language="en" fo:country="US" officeooo:rsid="056dafe5"/>
    </style:style>
    <style:style style:name="T702" style:family="text">
      <style:text-properties fo:language="en" fo:country="US" officeooo:rsid="056f1899"/>
    </style:style>
    <style:style style:name="T703" style:family="text">
      <style:text-properties fo:language="en" fo:country="US" officeooo:rsid="0570a72f"/>
    </style:style>
    <style:style style:name="T704" style:family="text">
      <style:text-properties fo:language="en" fo:country="US" officeooo:rsid="0570b215"/>
    </style:style>
    <style:style style:name="T705" style:family="text">
      <style:text-properties fo:language="en" fo:country="US" officeooo:rsid="0572097a"/>
    </style:style>
    <style:style style:name="T706" style:family="text">
      <style:text-properties fo:language="en" fo:country="US" officeooo:rsid="0573ca9e"/>
    </style:style>
    <style:style style:name="T707" style:family="text">
      <style:text-properties fo:language="en" fo:country="US" officeooo:rsid="05761694"/>
    </style:style>
    <style:style style:name="T708" style:family="text">
      <style:text-properties fo:language="en" fo:country="US" officeooo:rsid="0576770b"/>
    </style:style>
    <style:style style:name="T709" style:family="text">
      <style:text-properties fo:language="en" fo:country="US" officeooo:rsid="05801429"/>
    </style:style>
    <style:style style:name="T710" style:family="text">
      <style:text-properties fo:language="en" fo:country="US" officeooo:rsid="05804126"/>
    </style:style>
    <style:style style:name="T711" style:family="text">
      <style:text-properties fo:language="en" fo:country="US" officeooo:rsid="05a2dd33"/>
    </style:style>
    <style:style style:name="T712" style:family="text">
      <style:text-properties fo:language="en" fo:country="US" officeooo:rsid="06208164"/>
    </style:style>
    <style:style style:name="T713" style:family="text">
      <style:text-properties fo:language="en" fo:country="US" officeooo:rsid="06223143"/>
    </style:style>
    <style:style style:name="T714" style:family="text">
      <style:text-properties fo:language="en" fo:country="US" officeooo:rsid="06276459"/>
    </style:style>
    <style:style style:name="T715" style:family="text">
      <style:text-properties fo:language="en" fo:country="US" officeooo:rsid="0628c649"/>
    </style:style>
    <style:style style:name="T716" style:family="text">
      <style:text-properties fo:language="en" fo:country="US" officeooo:rsid="062a26bf"/>
    </style:style>
    <style:style style:name="T717" style:family="text">
      <style:text-properties fo:language="en" fo:country="US" officeooo:rsid="062aa992"/>
    </style:style>
    <style:style style:name="T718" style:family="text">
      <style:text-properties fo:language="en" fo:country="US" officeooo:rsid="062b7898"/>
    </style:style>
    <style:style style:name="T719" style:family="text">
      <style:text-properties fo:language="en" fo:country="US" officeooo:rsid="062d7303"/>
    </style:style>
    <style:style style:name="T720" style:family="text">
      <style:text-properties fo:language="en" fo:country="US" officeooo:rsid="062dee75"/>
    </style:style>
    <style:style style:name="T721" style:family="text">
      <style:text-properties fo:language="en" fo:country="US" officeooo:rsid="062e713a"/>
    </style:style>
    <style:style style:name="T722" style:family="text">
      <style:text-properties fo:language="en" fo:country="US" officeooo:rsid="062e94b4"/>
    </style:style>
    <style:style style:name="T723" style:family="text">
      <style:text-properties fo:language="en" fo:country="US" officeooo:rsid="02893179"/>
    </style:style>
    <style:style style:name="T724" style:family="text">
      <style:text-properties fo:language="en" fo:country="US" officeooo:rsid="02914574"/>
    </style:style>
    <style:style style:name="T725" style:family="text">
      <style:text-properties fo:language="en" fo:country="US" officeooo:rsid="0289cca0"/>
    </style:style>
    <style:style style:name="T726" style:family="text">
      <style:text-properties fo:language="en" fo:country="US" officeooo:rsid="065c0e23"/>
    </style:style>
    <style:style style:name="T727" style:family="text">
      <style:text-properties fo:language="en" fo:country="US" officeooo:rsid="06622c4a"/>
    </style:style>
    <style:style style:name="T728" style:family="text">
      <style:text-properties fo:language="en" fo:country="US" officeooo:rsid="06635e8f"/>
    </style:style>
    <style:style style:name="T729" style:family="text">
      <style:text-properties fo:language="en" fo:country="US" officeooo:rsid="028b26fa"/>
    </style:style>
    <style:style style:name="T730" style:family="text">
      <style:text-properties fo:language="en" fo:country="US" officeooo:rsid="068ec975"/>
    </style:style>
    <style:style style:name="T731" style:family="text">
      <style:text-properties fo:language="en" fo:country="US" officeooo:rsid="06f0d8f5"/>
    </style:style>
    <style:style style:name="T732" style:family="text">
      <style:text-properties fo:language="en" fo:country="US" officeooo:rsid="02eab69f"/>
    </style:style>
    <style:style style:name="T733" style:family="text">
      <style:text-properties fo:language="en" fo:country="US" officeooo:rsid="00687a95"/>
    </style:style>
    <style:style style:name="T734" style:family="text">
      <style:text-properties fo:language="en" fo:country="US" officeooo:rsid="03149142"/>
    </style:style>
    <style:style style:name="T735" style:family="text">
      <style:text-properties style:text-position="super 58%" fo:font-style="normal" officeooo:rsid="015d17ff" style:font-style-asian="normal" style:font-style-complex="normal"/>
    </style:style>
    <style:style style:name="T736" style:family="text">
      <style:text-properties style:text-position="super 58%" officeooo:rsid="01c1a1f0"/>
    </style:style>
    <style:style style:name="T737" style:family="text">
      <style:text-properties officeooo:rsid="016af372"/>
    </style:style>
    <style:style style:name="T738" style:family="text">
      <style:text-properties fo:color="#000000" style:font-name="Times New Roman1" fo:language="en" fo:country="US" officeooo:rsid="01881e17"/>
    </style:style>
    <style:style style:name="T739" style:family="text">
      <style:text-properties fo:color="#000000" style:font-name="Times New Roman1" fo:language="en" fo:country="US" fo:font-style="italic" officeooo:rsid="01881e17" style:font-style-asian="italic" style:font-style-complex="italic"/>
    </style:style>
    <style:style style:name="T740" style:family="text">
      <style:text-properties fo:color="#000000" style:font-name="Times New Roman1" fo:language="en" fo:country="US" fo:font-style="italic" officeooo:rsid="0273017d" style:font-style-asian="italic" style:font-style-complex="italic"/>
    </style:style>
    <style:style style:name="T741" style:family="text">
      <style:text-properties fo:color="#000000" style:font-name="Times New Roman1" fo:language="en" fo:country="US" fo:font-style="normal" officeooo:rsid="01881e17" style:font-style-asian="normal" style:font-style-complex="normal"/>
    </style:style>
    <style:style style:name="T742" style:family="text">
      <style:text-properties fo:color="#000000" style:font-name="Times New Roman1" fo:language="en" fo:country="US" fo:font-style="normal" officeooo:rsid="01dc1dae" style:font-style-asian="normal" style:font-style-complex="normal"/>
    </style:style>
    <style:style style:name="T743" style:family="text">
      <style:text-properties fo:color="#000000" style:font-name="Times New Roman1" fo:language="en" fo:country="US" officeooo:rsid="018adcf9"/>
    </style:style>
    <style:style style:name="T744" style:family="text">
      <style:text-properties fo:color="#000000" style:font-name="Times New Roman1" fo:language="en" fo:country="US" officeooo:rsid="01918fbc"/>
    </style:style>
    <style:style style:name="T745" style:family="text">
      <style:text-properties fo:color="#000000" style:font-name="Times New Roman1" fo:language="en" fo:country="US" officeooo:rsid="0273017d"/>
    </style:style>
    <style:style style:name="T746" style:family="text">
      <style:text-properties fo:color="#000000" style:font-name="Times New Roman1" fo:language="en" fo:country="US" officeooo:rsid="056dafe5"/>
    </style:style>
    <style:style style:name="T747" style:family="text">
      <style:text-properties fo:color="#000000" style:font-name="Times New Roman1" fo:language="en" fo:country="US" officeooo:rsid="05a65bd1"/>
    </style:style>
    <style:style style:name="T748" style:family="text">
      <style:text-properties fo:color="#000000" style:font-name="Times New Roman1" fo:language="en" fo:country="US" officeooo:rsid="04123d66"/>
    </style:style>
    <style:style style:name="T749" style:family="text">
      <style:text-properties fo:color="#000000" style:font-name="Times New Roman1" fo:language="en" fo:country="US" officeooo:rsid="0223d3a8"/>
    </style:style>
    <style:style style:name="T750" style:family="text">
      <style:text-properties fo:color="#000000" style:font-name="Times New Roman1" fo:language="en" fo:country="US" officeooo:rsid="0461ee08"/>
    </style:style>
    <style:style style:name="T751" style:family="text">
      <style:text-properties fo:color="#000000" style:font-name="Times New Roman1" fo:language="en" fo:country="US" officeooo:rsid="04421087"/>
    </style:style>
    <style:style style:name="T752" style:family="text">
      <style:text-properties fo:color="#000000" style:font-name="Times New Roman1" fo:language="en" fo:country="US" officeooo:rsid="04456421"/>
    </style:style>
    <style:style style:name="T753" style:family="text">
      <style:text-properties fo:color="#000000" style:font-name="Times New Roman1" fo:language="en" fo:country="US" officeooo:rsid="04943b7e"/>
    </style:style>
    <style:style style:name="T754" style:family="text">
      <style:text-properties fo:color="#000000" style:font-name="Times New Roman1" fo:language="en" fo:country="US" officeooo:rsid="056cbfef"/>
    </style:style>
    <style:style style:name="T755" style:family="text">
      <style:text-properties fo:color="#000000" style:font-name="Times New Roman1" fo:language="en" fo:country="US" officeooo:rsid="005cc305"/>
    </style:style>
    <style:style style:name="T756" style:family="text">
      <style:text-properties fo:color="#000000" style:font-name="Times New Roman1" fo:language="en" fo:country="US" officeooo:rsid="00821d67"/>
    </style:style>
    <style:style style:name="T757" style:family="text">
      <style:text-properties fo:color="#000000" style:font-name="Times New Roman1" fo:language="en" fo:country="US" officeooo:rsid="02bcee49"/>
    </style:style>
    <style:style style:name="T758" style:family="text">
      <style:text-properties fo:color="#000000" style:font-name="Times New Roman1" fo:language="en" fo:country="US" officeooo:rsid="06660241"/>
    </style:style>
    <style:style style:name="T759" style:family="text">
      <style:text-properties fo:color="#000000" style:font-name="Times New Roman1" fo:language="en" fo:country="US" officeooo:rsid="02bf9457"/>
    </style:style>
    <style:style style:name="T760" style:family="text">
      <style:text-properties fo:color="#000000" style:font-name="Times New Roman1" fo:language="en" fo:country="US" officeooo:rsid="06554e98"/>
    </style:style>
    <style:style style:name="T761" style:family="text">
      <style:text-properties fo:color="#000000" style:font-name="Times New Roman1" fo:language="en" fo:country="US" officeooo:rsid="0653415b"/>
    </style:style>
    <style:style style:name="T762" style:family="text">
      <style:text-properties fo:color="#000000" style:font-name="Times New Roman1" fo:language="en" fo:country="US" officeooo:rsid="065a9b43"/>
    </style:style>
    <style:style style:name="T763" style:family="text">
      <style:text-properties fo:color="#000000" style:font-name="Times New Roman1" fo:language="en" fo:country="US" officeooo:rsid="02c10ea3"/>
    </style:style>
    <style:style style:name="T764" style:family="text">
      <style:text-properties fo:color="#000000" style:font-name="Times New Roman1" fo:language="en" fo:country="US" officeooo:rsid="02280c01"/>
    </style:style>
    <style:style style:name="T765" style:family="text">
      <style:text-properties fo:color="#000000" style:font-name="Times New Roman1" fo:language="en" fo:country="US" officeooo:rsid="0652151d"/>
    </style:style>
    <style:style style:name="T766" style:family="text">
      <style:text-properties fo:color="#000000" style:font-name="Times New Roman1" fo:language="en" fo:country="US" officeooo:rsid="02285933"/>
    </style:style>
    <style:style style:name="T767" style:family="text">
      <style:text-properties fo:color="#000000" style:font-name="Times New Roman1" fo:language="en" fo:country="US" officeooo:rsid="03f0f074"/>
    </style:style>
    <style:style style:name="T768" style:family="text">
      <style:text-properties fo:color="#000000" style:font-name="Times New Roman1" fo:language="en" fo:country="US" officeooo:rsid="06657d22"/>
    </style:style>
    <style:style style:name="T769" style:family="text">
      <style:text-properties fo:color="#000000" style:font-name="Times New Roman1" fo:language="en" fo:country="US" officeooo:rsid="066615a6"/>
    </style:style>
    <style:style style:name="T770" style:family="text">
      <style:text-properties fo:color="#000000" style:font-name="Times New Roman1" fo:language="en" fo:country="US" officeooo:rsid="02ce6fe9"/>
    </style:style>
    <style:style style:name="T771" style:family="text">
      <style:text-properties fo:color="#000000" style:font-name="Times New Roman1" fo:language="en" fo:country="US" officeooo:rsid="02c1cf51"/>
    </style:style>
    <style:style style:name="T772" style:family="text">
      <style:text-properties fo:color="#000000" style:font-name="Times New Roman1" fo:language="en" fo:country="US" officeooo:rsid="0653b658"/>
    </style:style>
    <style:style style:name="T773" style:family="text">
      <style:text-properties fo:color="#000000" style:font-name="Times New Roman1" fo:language="en" fo:country="US" officeooo:rsid="065724ab"/>
    </style:style>
    <style:style style:name="T774" style:family="text">
      <style:text-properties fo:color="#000000" style:font-name="Times New Roman1" fo:language="en" fo:country="US" officeooo:rsid="0657f368"/>
    </style:style>
    <style:style style:name="T775" style:family="text">
      <style:text-properties fo:color="#000000" style:font-name="Times New Roman1" fo:language="en" fo:country="US" officeooo:rsid="04d3fd76"/>
    </style:style>
    <style:style style:name="T776" style:family="text">
      <style:text-properties fo:color="#000000" style:font-name="Times New Roman1" fo:language="en" fo:country="US" officeooo:rsid="01748120"/>
    </style:style>
    <style:style style:name="T777" style:family="text">
      <style:text-properties fo:color="#000000" style:font-name="Times New Roman1" officeooo:rsid="01810f25"/>
    </style:style>
    <style:style style:name="T778" style:family="text">
      <style:text-properties fo:color="#000000" style:font-name="Times New Roman1" officeooo:rsid="005cc305"/>
    </style:style>
    <style:style style:name="T779" style:family="text">
      <style:text-properties fo:color="#000000" style:font-name="Times New Roman1" officeooo:rsid="00821d67"/>
    </style:style>
    <style:style style:name="T780" style:family="text">
      <style:text-properties fo:color="#000000" style:font-name="Times New Roman1" officeooo:rsid="0520dc86"/>
    </style:style>
    <style:style style:name="T781" style:family="text">
      <style:text-properties fo:color="#000000" style:font-name="Times New Roman1" officeooo:rsid="00687a95"/>
    </style:style>
    <style:style style:name="T782"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783"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784"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785"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786"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787"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788"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89"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790"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791"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792"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793"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794" style:family="text">
      <style:text-properties fo:color="#000000" style:font-name="Times New Roman1" fo:font-style="normal" officeooo:rsid="04d3fd76" style:font-style-asian="normal" style:font-style-complex="normal"/>
    </style:style>
    <style:style style:name="T795" style:family="text">
      <style:text-properties fo:color="#000000" style:font-name="Times New Roman1" fo:font-style="italic" officeooo:rsid="04d3fd76" style:font-style-asian="italic" style:font-style-complex="italic"/>
    </style:style>
    <style:style style:name="T796" style:family="text">
      <style:text-properties fo:color="#000000" officeooo:rsid="016af372"/>
    </style:style>
    <style:style style:name="T797" style:family="text">
      <style:text-properties fo:color="#000000" fo:language="en" fo:country="US" officeooo:rsid="035e1365"/>
    </style:style>
    <style:style style:name="T798" style:family="text">
      <style:text-properties fo:color="#000000" fo:language="en" fo:country="US" officeooo:rsid="03ebaf92"/>
    </style:style>
    <style:style style:name="T799" style:family="text">
      <style:text-properties fo:color="#000000" fo:language="en" fo:country="US" officeooo:rsid="0365070a"/>
    </style:style>
    <style:style style:name="T800" style:family="text">
      <style:text-properties fo:color="#000000" fo:language="en" fo:country="US" officeooo:rsid="0366f6dd"/>
    </style:style>
    <style:style style:name="T801" style:family="text">
      <style:text-properties fo:color="#000000" fo:language="en" fo:country="US" officeooo:rsid="0489e4be"/>
    </style:style>
    <style:style style:name="T802" style:family="text">
      <style:text-properties fo:color="#000000" fo:language="en" fo:country="US" officeooo:rsid="048a66ca"/>
    </style:style>
    <style:style style:name="T803" style:family="text">
      <style:text-properties fo:color="#000000" fo:language="en" fo:country="US" officeooo:rsid="048ed3c0"/>
    </style:style>
    <style:style style:name="T804" style:family="text">
      <style:text-properties fo:color="#000000" fo:language="en" fo:country="US" officeooo:rsid="04b8abd1"/>
    </style:style>
    <style:style style:name="T805" style:family="text">
      <style:text-properties fo:color="#000000" fo:language="en" fo:country="US" officeooo:rsid="04bbc321"/>
    </style:style>
    <style:style style:name="T806" style:family="text">
      <style:text-properties fo:color="#000000" fo:language="en" fo:country="US" officeooo:rsid="020a6f61"/>
    </style:style>
    <style:style style:name="T807" style:family="text">
      <style:text-properties fo:color="#000000" fo:language="en" fo:country="US" officeooo:rsid="04ec67b2"/>
    </style:style>
    <style:style style:name="T808" style:family="text">
      <style:text-properties fo:color="#000000" fo:language="en" fo:country="US" officeooo:rsid="04eabcb8"/>
    </style:style>
    <style:style style:name="T809" style:family="text">
      <style:text-properties fo:color="#000000" fo:language="en" fo:country="US" officeooo:rsid="02771a0c"/>
    </style:style>
    <style:style style:name="T810" style:family="text">
      <style:text-properties fo:color="#000000" fo:language="en" fo:country="US" officeooo:rsid="04ee4cdd"/>
    </style:style>
    <style:style style:name="T811" style:family="text">
      <style:text-properties fo:color="#000000" fo:language="en" fo:country="US" officeooo:rsid="04ef2146"/>
    </style:style>
    <style:style style:name="T812" style:family="text">
      <style:text-properties fo:color="#000000" fo:language="en" fo:country="US" officeooo:rsid="04fbd093"/>
    </style:style>
    <style:style style:name="T813" style:family="text">
      <style:text-properties fo:color="#000000" fo:language="en" fo:country="US" officeooo:rsid="051123c9"/>
    </style:style>
    <style:style style:name="T814" style:family="text">
      <style:text-properties fo:color="#000000" fo:language="en" fo:country="US" officeooo:rsid="051f60b9"/>
    </style:style>
    <style:style style:name="T815" style:family="text">
      <style:text-properties fo:color="#000000" fo:language="en" fo:country="US" officeooo:rsid="0525318e"/>
    </style:style>
    <style:style style:name="T816" style:family="text">
      <style:text-properties fo:color="#000000" fo:language="en" fo:country="US" officeooo:rsid="03fe0946"/>
    </style:style>
    <style:style style:name="T817" style:family="text">
      <style:text-properties fo:color="#000000" fo:language="en" fo:country="US" officeooo:rsid="04f16b65"/>
    </style:style>
    <style:style style:name="T818" style:family="text">
      <style:text-properties fo:color="#000000" fo:language="en" fo:country="US" officeooo:rsid="04166ae5"/>
    </style:style>
    <style:style style:name="T819" style:family="text">
      <style:text-properties fo:color="#000000" fo:language="en" fo:country="US" officeooo:rsid="009346e6"/>
    </style:style>
    <style:style style:name="T820" style:family="text">
      <style:text-properties fo:color="#000000" fo:language="en" fo:country="US" officeooo:rsid="050d9d70"/>
    </style:style>
    <style:style style:name="T821" style:family="text">
      <style:text-properties fo:color="#000000" fo:language="en" fo:country="US" officeooo:rsid="0504f28f"/>
    </style:style>
    <style:style style:name="T822" style:family="text">
      <style:text-properties fo:color="#000000" fo:language="en" fo:country="US" officeooo:rsid="048ba4e0"/>
    </style:style>
    <style:style style:name="T823" style:family="text">
      <style:text-properties fo:color="#000000" fo:language="en" fo:country="US" officeooo:rsid="05113b70"/>
    </style:style>
    <style:style style:name="T824" style:family="text">
      <style:text-properties fo:color="#000000" officeooo:rsid="005cc305"/>
    </style:style>
    <style:style style:name="T825" style:family="text">
      <style:text-properties fo:color="#000000" officeooo:rsid="03127e2d"/>
    </style:style>
    <style:style style:name="T826" style:family="text">
      <style:text-properties fo:color="#000000" officeooo:rsid="005e04d7"/>
    </style:style>
    <style:style style:name="T827" style:family="text">
      <style:text-properties fo:color="#000000" officeooo:rsid="033c95f4"/>
    </style:style>
    <style:style style:name="T828" style:family="text">
      <style:text-properties fo:color="#000000" officeooo:rsid="01820e70"/>
    </style:style>
    <style:style style:name="T829" style:family="text">
      <style:text-properties fo:color="#000000" officeooo:rsid="0306cdfa"/>
    </style:style>
    <style:style style:name="T830" style:family="text">
      <style:text-properties fo:color="#000000" officeooo:rsid="00687a95"/>
    </style:style>
    <style:style style:name="T831" style:family="text">
      <style:text-properties fo:color="#000000" officeooo:rsid="0357ae98"/>
    </style:style>
    <style:style style:name="T832" style:family="text">
      <style:text-properties fo:color="#000000" officeooo:rsid="0593ed01"/>
    </style:style>
    <style:style style:name="T833" style:family="text">
      <style:text-properties fo:color="#000000" officeooo:rsid="06c02340"/>
    </style:style>
    <style:style style:name="T834" style:family="text">
      <style:text-properties officeooo:rsid="018cbb20"/>
    </style:style>
    <style:style style:name="T835" style:family="text">
      <style:text-properties officeooo:rsid="01a50431"/>
    </style:style>
    <style:style style:name="T836" style:family="text">
      <style:text-properties officeooo:rsid="01c1a1f0"/>
    </style:style>
    <style:style style:name="T837" style:family="text">
      <style:text-properties officeooo:rsid="01e03be7"/>
    </style:style>
    <style:style style:name="T838" style:family="text">
      <style:text-properties fo:color="#6666ff" fo:language="en" fo:country="US" officeooo:rsid="035e1365"/>
    </style:style>
    <style:style style:name="T839" style:family="text">
      <style:text-properties fo:color="#6666ff" fo:language="en" fo:country="US" officeooo:rsid="0365070a"/>
    </style:style>
    <style:style style:name="T840" style:family="text">
      <style:text-properties officeooo:rsid="024dd273"/>
    </style:style>
    <style:style style:name="T841" style:family="text">
      <style:text-properties officeooo:rsid="03051588"/>
    </style:style>
    <style:style style:name="T842" style:family="text">
      <style:text-properties officeooo:rsid="03822459"/>
    </style:style>
    <style:style style:name="T843" style:family="text">
      <style:text-properties officeooo:rsid="00bfe01d"/>
    </style:style>
    <style:style style:name="T844" style:family="text">
      <style:text-properties officeooo:rsid="0414f815"/>
    </style:style>
    <style:style style:name="T845" style:family="text">
      <style:text-properties officeooo:rsid="04c3ae32"/>
    </style:style>
    <style:style style:name="T846" style:family="text">
      <style:text-properties officeooo:rsid="05016109"/>
    </style:style>
    <style:style style:name="T847" style:family="text">
      <style:text-properties officeooo:rsid="050f6544"/>
    </style:style>
    <style:style style:name="T848" style:family="text">
      <style:text-properties officeooo:rsid="05302bd6"/>
    </style:style>
    <style:style style:name="T849" style:family="text">
      <style:text-properties officeooo:rsid="053dbf11"/>
    </style:style>
    <style:style style:name="T850" style:family="text">
      <style:text-properties officeooo:rsid="058cc6e6"/>
    </style:style>
    <style:style style:name="T851" style:family="text">
      <style:text-properties officeooo:rsid="05914c57"/>
    </style:style>
    <style:style style:name="T852" style:family="text">
      <style:text-properties officeooo:rsid="05930c9a"/>
    </style:style>
    <style:style style:name="T853" style:family="text">
      <style:text-properties officeooo:rsid="05980b3f"/>
    </style:style>
    <style:style style:name="T854" style:family="text">
      <style:text-properties fo:color="#999999" style:font-name="Times New Roman1" fo:language="en" fo:country="US" officeooo:rsid="05a7a436"/>
    </style:style>
    <style:style style:name="T855" style:family="text">
      <style:text-properties fo:color="#999999" style:font-name="Times New Roman1" fo:language="en" fo:country="US" officeooo:rsid="05a88ace"/>
    </style:style>
    <style:style style:name="T856" style:family="text">
      <style:text-properties officeooo:rsid="05a874cc"/>
    </style:style>
    <style:style style:name="T857" style:family="text">
      <style:text-properties officeooo:rsid="05b103bf"/>
    </style:style>
    <style:style style:name="T858" style:family="text">
      <style:text-properties officeooo:rsid="05c382cc"/>
    </style:style>
    <style:style style:name="T859" style:family="text">
      <style:text-properties officeooo:rsid="05c39e8c"/>
    </style:style>
    <style:style style:name="T860" style:family="text">
      <style:text-properties officeooo:rsid="0498ea63"/>
    </style:style>
    <style:style style:name="T861" style:family="text">
      <style:text-properties officeooo:rsid="064537aa"/>
    </style:style>
    <style:style style:name="T862" style:family="text">
      <style:text-properties officeooo:rsid="066cafd7"/>
    </style:style>
    <style:style style:name="T863" style:family="text">
      <style:text-properties officeooo:rsid="06722f90"/>
    </style:style>
    <style:style style:name="T864" style:family="text">
      <style:text-properties officeooo:rsid="06746198"/>
    </style:style>
    <style:style style:name="T865" style:family="text">
      <style:text-properties officeooo:rsid="0676aa7d"/>
    </style:style>
    <style:style style:name="T866" style:family="text">
      <style:text-properties officeooo:rsid="067839fd"/>
    </style:style>
    <style:style style:name="T867" style:family="text">
      <style:text-properties officeooo:rsid="06933358"/>
    </style:style>
    <style:style style:name="T868" style:family="text">
      <style:text-properties officeooo:rsid="06985af8"/>
    </style:style>
    <style:style style:name="T869" style:family="text">
      <style:text-properties officeooo:rsid="06ab561a"/>
    </style:style>
    <style:style style:name="T870" style:family="text">
      <style:text-properties officeooo:rsid="06b4de1c"/>
    </style:style>
    <style:style style:name="T871" style:family="text">
      <style:text-properties officeooo:rsid="06cd790c"/>
    </style:style>
    <style:style style:name="T872" style:family="text">
      <style:text-properties officeooo:rsid="06d096dc"/>
    </style:style>
    <style:style style:name="T873" style:family="text">
      <style:text-properties officeooo:rsid="06e101da"/>
    </style:style>
    <style:style style:name="T874" style:family="text">
      <style:text-properties officeooo:rsid="06e62ec4"/>
    </style:style>
    <style:style style:name="T875" style:family="text">
      <style:text-properties officeooo:rsid="06e96617"/>
    </style:style>
    <style:style style:name="T876" style:family="text">
      <style:text-properties officeooo:rsid="06f6854b"/>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Automated model for school redistricting in Helsinki </text:p>
      <text:p text:style-name="P70">Optimization of Helsinki’s schools districting from the perspective of social segregation <text:s/></text:p>
      <text:p text:style-name="P71">Districting against segregation - The potential for <text:span text:style-name="T841">automated </text:span>school district optimization in Helsinki</text:p>
      <text:p text:style-name="P72"><text:span text:style-name="T1">Segregation and school districting – </text:span><text:span text:style-name="T2">socially weighted</text:span><text:span text:style-name="T1"> optimization model for school districting </text:span><text:span text:style-name="T2">in Helsinki</text:span><text:line-break/><text:span text:style-name="T426">Computational experiment for </text:span></text:p>
      <text:p text:style-name="P73">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Table of Contents</text:p>
          </text:index-title>
          <text:p text:style-name="P105"><text:a xlink:type="simple" xlink:href="#__RefHeading___Toc3465_750712337" text:style-name="Index_20_Link" text:visited-style-name="Index_20_Link">1. Introduction<text:tab/>3</text:a></text:p>
          <text:p text:style-name="P104"><text:a xlink:type="simple" xlink:href="#__RefHeading___Toc3467_750712337" text:style-name="Index_20_Link" text:visited-style-name="Index_20_Link">1.1 Background<text:tab/>3</text:a></text:p>
          <text:p text:style-name="P104"><text:a xlink:type="simple" xlink:href="#__RefHeading___Toc3469_750712337" text:style-name="Index_20_Link" text:visited-style-name="Index_20_Link">1.2 The scope of this study<text:tab/>3</text:a></text:p>
          <text:p text:style-name="P104"><text:a xlink:type="simple" xlink:href="#__RefHeading___Toc3471_750712337" text:style-name="Index_20_Link" text:visited-style-name="Index_20_Link">1.3 Outline<text:tab/>3</text:a></text:p>
          <text:p text:style-name="P105"><text:a xlink:type="simple" xlink:href="#__RefHeading___Toc3473_750712337" text:style-name="Index_20_Link" text:visited-style-name="Index_20_Link">2. Theory<text:tab/>3</text:a></text:p>
          <text:p text:style-name="P104"><text:a xlink:type="simple" xlink:href="#__RefHeading___Toc3475_750712337" text:style-name="Index_20_Link" text:visited-style-name="Index_20_Link">2.1 Districting<text:tab/>3</text:a></text:p>
          <text:p text:style-name="P104"><text:a xlink:type="simple" xlink:href="#__RefHeading___Toc3477_750712337" text:style-name="Index_20_Link" text:visited-style-name="Index_20_Link">2.2 School districting<text:tab/>9</text:a></text:p>
          <text:p text:style-name="P104"><text:a xlink:type="simple" xlink:href="#__RefHeading___Toc3479_750712337" text:style-name="Index_20_Link" text:visited-style-name="Index_20_Link">2.3 Districting algorithms: history and current state<text:tab/>13</text:a></text:p>
          <text:p text:style-name="P104"><text:a xlink:type="simple" xlink:href="#__RefHeading___Toc3481_750712337" text:style-name="Index_20_Link" text:visited-style-name="Index_20_Link">2.4 School districting and urban residential segregation<text:tab/>19</text:a></text:p>
          <text:p text:style-name="P105"><text:a xlink:type="simple" xlink:href="#__RefHeading___Toc3483_750712337" text:style-name="Index_20_Link" text:visited-style-name="Index_20_Link">3. Methods<text:tab/>20</text:a></text:p>
          <text:p text:style-name="P105"><text:a xlink:type="simple" xlink:href="#__RefHeading___Toc3485_750712337" text:style-name="Index_20_Link" text:visited-style-name="Index_20_Link">4. Analysis / Results<text:tab/>25</text:a></text:p>
          <text:p text:style-name="P105"><text:a xlink:type="simple" xlink:href="#__RefHeading___Toc3487_750712337" text:style-name="Index_20_Link" text:visited-style-name="Index_20_Link">5. Discussion<text:tab/>25</text:a></text:p>
          <text:p text:style-name="P105"><text:a xlink:type="simple" xlink:href="#__RefHeading___Toc3489_750712337" text:style-name="Index_20_Link" text:visited-style-name="Index_20_Link">6. Conclusions<text:tab/>27</text:a></text:p>
          <text:p text:style-name="P105"><text:a xlink:type="simple" xlink:href="#__RefHeading___Toc3491_750712337" text:style-name="Index_20_Link" text:visited-style-name="Index_20_Link">7. Bibliography<text:tab/>27</text:a></text:p>
        </text:index-body>
      </text:table-of-content>
      <text:h text:style-name="P99" text:outline-level="1"><text:soft-page-break/></text:h>
      <text:h text:style-name="P99" text:outline-level="1"/>
      <text:h text:style-name="P99" text:outline-level="1"/>
      <text:h text:style-name="P99" text:outline-level="1"><text:bookmark-start text:name="__RefHeading___Toc3465_750712337"/>1. Introduction<text:bookmark-end text:name="__RefHeading___Toc3465_750712337"/></text:h>
      <text:h text:style-name="P93" text:outline-level="2"><text:bookmark-start text:name="__RefHeading___Toc3467_750712337"/>1.1 Background<text:bookmark-end text:name="__RefHeading___Toc3467_750712337"/></text:h>
      <text:p text:style-name="P42"><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428">Välijärvi et al. 2002, Välijärvi et al. 2003, Sulkunen et al. 2009, OECD 2012)</text:span><text:span text:style-name="T10">.</text:span></text:p>
      <text:p text:style-name="P34"><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5"><text:span text:style-name="T4">- </text:span><text:span text:style-name="T5">research question </text:span><text:span text:style-name="T6">&amp; the aim of the study </text:span><text:span text:style-name="T7">(what &amp; why)</text:span></text:p>
      <text:p text:style-name="P50"><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94" text:outline-level="2"><text:bookmark-start text:name="__RefHeading___Toc3471_750712337"/><text:soft-page-break/>1.3 Outline<text:bookmark-end text:name="__RefHeading___Toc3471_750712337"/></text:h>
      <text:p text:style-name="P35">- <text:span text:style-name="T15">guide for the reader, telling about the structure of the work</text:span></text:p>
      <text:h text:style-name="Heading_20_1" text:outline-level="1"><text:bookmark-start text:name="__RefHeading___Toc3473_750712337"/>2. Theory<text:bookmark-end text:name="__RefHeading___Toc3473_750712337"/></text:h>
      <text:h text:style-name="P95" text:outline-level="2"><text:bookmark-start text:name="__RefHeading___Toc3475_750712337"/>2.1 <text:span text:style-name="T849">D</text:span>istricting <text:span text:style-name="T866">from the past to the present</text:span><text:bookmark-end text:name="__RefHeading___Toc3475_750712337"/></text:h>
      <text:p text:style-name="P9"><text:span text:style-name="T865">Definition and uses</text:span></text:p>
      <text:p text:style-name="Text_20_body"><text:span text:style-name="T427">Districting, also known as zone design</text:span><text:span text:style-name="T454"> i</text:span><text:span text:style-name="T18">s a process in which an administrative area – political unit of any size – is divided into smaller regions for administrative purposes (</text:span><text:span text:style-name="T824">e.</text:span><text:span text:style-name="T825">g.</text:span><text:span text:style-name="T824"> </text:span><text:span text:style-name="T777">Williams 1995; </text:span><text:span text:style-name="T778">Ba</text:span><text:span text:style-name="T450">ç</text:span><text:span text:style-name="T779">ã</text:span><text:span text:style-name="T778">o </text:span><text:span text:style-name="T779">et al. 2005;</text:span><text:span text:style-name="T777"> </text:span><text:span text:style-name="T778">Rincon-Garcia et al. 2017; </text:span><text:span text:style-name="T780">Vanneschi et al. 2017</text:span><text:span text:style-name="T781">)</text:span><text:span text:style-name="T18">.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241">patial partitioning is the definitive requirement for all districting </text:span><text:span text:style-name="T243">and zoning </text:span><text:span text:style-name="T244">problems</text:span><text:span text:style-name="T243">.</text:span><text:span text:style-name="T242"> </text:span><text:span text:style-name="T18">The uses and users of districting are diverse, and so are the criteria and objectives used in it</text:span><text:span text:style-name="T35"> </text:span><text:span text:style-name="T826">(</text:span><text:span text:style-name="T824">e.</text:span><text:span text:style-name="T827">g.</text:span><text:span text:style-name="T824"> </text:span><text:span text:style-name="T828">Williams 1995; </text:span><text:span text:style-name="T829">Caro et al. 2004; </text:span><text:span text:style-name="T824">Rincon-Garcia et al. 2017</text:span><text:span text:style-name="T830">). </text:span></text:p>
      <text:p text:style-name="P23"><text:span text:style-name="T356">Though districting </text:span><text:span text:style-name="T357">can be </text:span><text:span text:style-name="T358">simply </text:span><text:span text:style-name="T357">seen as a </text:span><text:span text:style-name="T359">practical </text:span><text:span text:style-name="T360">measure</text:span><text:span text:style-name="T357"> of organizing </text:span><text:span text:style-name="T361">public service </text:span><text:span text:style-name="T362">functionalities</text:span><text:span text:style-name="T356">, it’s </text:span><text:span text:style-name="T357">also </text:span><text:span text:style-name="T363">an </text:span><text:span text:style-name="T364">allocation of real-world </text:span><text:span text:style-name="T365">physical, social and human </text:span><text:span text:style-name="T364">resources: space, people, communities </text:span><text:span text:style-name="T366">and</text:span><text:span text:style-name="T364"> neighborhoods. The allocation outcome</text:span><text:span text:style-name="T367">s </text:span><text:span text:style-name="T368">may</text:span><text:span text:style-name="T364"> </text:span><text:span text:style-name="T369">define – </text:span><text:span text:style-name="T368">depending on the society </text:span><text:span text:style-name="T370">and the districting objective</text:span><text:span text:style-name="T368">–</text:span><text:span text:style-name="T369">, </text:span><text:span text:style-name="T371">which public and social resources are </text:span><text:span text:style-name="T372">in </text:span><text:span text:style-name="T367">a citizen</text:span><text:span text:style-name="T372">’s reach: </text:span><text:span text:style-name="T367">which school their children may attend, which public </text:span><text:span text:style-name="T373">health care</text:span><text:span text:style-name="T367"> </text:span><text:span text:style-name="T373">unit they have access to, </text:span><text:span text:style-name="T394">who they can vote for in parliamentary elections, </text:span><text:span text:style-name="T374">what kind of public transport </text:span><text:span text:style-name="T368">is offered </text:span><text:span text:style-name="T375">and how much a trip costs,</text:span><text:span text:style-name="T368"> </text:span><text:span text:style-name="T370">or </text:span><text:span text:style-name="T376">how</text:span><text:span text:style-name="T368"> far is the closest fire station.</text:span><text:span text:style-name="T373"> </text:span><text:span text:style-name="T377">Districting is a political process, that shapes the </text:span><text:span text:style-name="T378">human/</text:span><text:span text:style-name="T379">social </text:span><text:span text:style-name="T378">environment, and thus</text:span><text:span text:style-name="T380"> </text:span><text:span text:style-name="T381">has real social </text:span><text:span text:style-name="T382">and human </text:span><text:span text:style-name="T383">influences</text:span><text:span text:style-name="T372">. </text:span><text:span text:style-name="T384">Some of these influences may </text:span><text:span text:style-name="T385">lead to residential choice patterns and direct effect</text:span><text:span text:style-name="T386">s</text:span><text:span text:style-name="T384"> in housing prices (e.g. </text:span><text:span text:style-name="T385">school quality’s effect on the school’s attendance zone’</text:span><text:span text:style-name="T387">s housing prices</text:span><text:span text:style-name="T385">, see Cheshire &amp; </text:span><text:soft-page-break/><text:span text:style-name="T385">Sheppard 2004), while others may </text:span><text:span text:style-name="T388">have </text:span><text:span text:style-name="T387">major </text:span><text:span text:style-name="T389">state-level</text:span><text:span text:style-name="T387"> </text:span><text:span text:style-name="T390">political effect</text:span><text:span text:style-name="T386">s</text:span><text:span text:style-name="T385"> (</text:span><text:span text:style-name="T390">e.g. the effect of </text:span><text:span text:style-name="T385">electoral districting </text:span><text:span text:style-name="T390">on parliament compositions, </text:span><text:span text:style-name="T391">see Johnston 2002</text:span><text:span text:style-name="T385">).</text:span></text:p>
      <text:p text:style-name="P37"><text:span text:style-name="T408">Districting decisions, like other r</text:span><text:span text:style-name="T35">esource allocation decisions in the public sector, </text:span><text:span text:style-name="T412">are complex </text:span><text:span text:style-name="T413">problems both politically and practically. The political complexity arises from</text:span><text:span text:style-name="T412"> the number of conflicting interests </text:span><text:span text:style-name="T409">and interest groups </text:span><text:span text:style-name="T412">at stake</text:span><text:span text:style-name="T36">: </text:span><text:span text:style-name="T414">the </text:span><text:span text:style-name="T240">criteria</text:span><text:span text:style-name="T36"> for different districting </text:span><text:span text:style-name="T417">initiatives</text:span><text:span text:style-name="T36"> reflect contestable objectives, and not all </text:span><text:span text:style-name="T423">of the </text:span><text:span text:style-name="T418">even seemingly neutral </text:span><text:span text:style-name="T36">objectives benefit all demographic groups </text:span><text:span text:style-name="T37">equally</text:span><text:span text:style-name="T36">. </text:span><text:span text:style-name="T414">The practical complexity arises from </text:span><text:span text:style-name="T35">the di</text:span><text:span text:style-name="T412">ffi</text:span><text:span text:style-name="T35">culty </text:span><text:span text:style-name="T407">of “</text:span><text:span text:style-name="T35">measuring, assessing and evaluating the quality and quantity of impacts associated with alternative allocation patterns” </text:span><text:span text:style-name="T407">(</text:span><text:span text:style-name="T406">Malczewski &amp; Jackson 2000). </text:span><text:span text:style-name="T415">And not only the impacts of this multi-dimensional problem are difficult to verify, but </text:span><text:span text:style-name="T416">it’s also practically impossible for any human to imagine all possible alternative districting </text:span><text:span text:style-name="T419">solutions and compare them. </text:span><text:span text:style-name="T420">Even a small-scale districting problem, </text:span><text:span text:style-name="T421">due to it’s combinatorial nature,</text:span><text:span text:style-name="T420"> has easily thousands of alternative solutions, </text:span><text:span text:style-name="T422">that are impossible to enumerate explicitly</text:span><text:span text:style-name="T420"> </text:span><text:span text:style-name="T421">(e.g.</text:span><text:span text:style-name="T831"> </text:span><text:span text:style-name="T223">Browdy 1990; </text:span><text:span text:style-name="T782">Altman 1997; </text:span><text:span text:style-name="T222">Bação et al. 2005</text:span><text:span text:style-name="T783">).</text:span></text:p>
      <text:p text:style-name="P19"><text:span text:style-name="T283">E</text:span><text:span text:style-name="T279">lectoral district planning is one of the best known and most </text:span><text:span text:style-name="T283">studied</text:span><text:span text:style-name="T279"> examples of districting, </text:span><text:span text:style-name="T284">with gerrymandering being </text:span><text:span text:style-name="T287">among </text:span><text:span text:style-name="T284">the </text:span><text:span text:style-name="T287">most </text:span><text:span text:style-name="T400">infamous</text:span><text:span text:style-name="T321"> – </text:span><text:span text:style-name="T341">yet </text:span><text:span text:style-name="T400">popular</text:span><text:span text:style-name="T341"> –</text:span><text:span text:style-name="T321"> </text:span><text:span text:style-name="T285">example</text:span><text:span text:style-name="T287">s</text:span><text:span text:style-name="T279">.</text:span><text:span text:style-name="T644"> </text:span><text:span text:style-name="T286">Gerrymandering </text:span><text:span text:style-name="T289">as a term </text:span><text:span text:style-name="T320">denotes </text:span><text:span text:style-name="T286">the “</text:span><text:span text:style-name="T401">deliberate manipulation of district borders in order to give a particular party, candidate or group a distinct advantage or disadvantage in an election</text:span><text:span text:style-name="T286">” (Williams 1995). </text:span><text:span text:style-name="T647">T</text:span>he term was coined <text:span text:style-name="T845">in a </text:span><text:span text:style-name="T578">Boston Weekly Messenger</text:span><text:span text:style-name="T845"> cartoon after the Democratic-Republican party and its governor Elbridge Gerry manipulated Massachusetts state electoral districts’ borders to win the state election against popular vote</text:span> in 1812 <text:span text:style-name="T842">(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90">Stanwood </text:span><text:span text:style-name="T293">(</text:span><text:span text:style-name="T290">1871</text:span><text:span text:style-name="T293">) writes</text:span><text:span text:style-name="T288">:</text:span></text:p>
      <text:p text:style-name="P64"><text:span text:style-name="T288">“</text:span><text:span text:style-name="T322">The alleged failure of the district system, and the apparent unfairness to minorities which it involves, have led thinkers in this country, and to a still greater </text:span><text:soft-page-break/><text:span text:style-name="T322">extent in Europe, to cast about for a new plan which shall both do greater justice to the several factions in a constituency and secure a higher order of talents in the representative</text:span><text:span text:style-name="T288">.” </text:span></text:p>
      <text:p text:style-name="P92"><text:span text:style-name="T294">Since then, </text:span><text:span text:style-name="T295">while </text:span><text:span text:style-name="T294">maintai</text:span><text:span text:style-name="T295">ning</text:span><text:span text:style-name="T294"> its popularity </text:span><text:span text:style-name="T296">in the field of political studies and operations </text:span><text:span text:style-name="T298">&amp; </text:span><text:span text:style-name="T296">management science,</text:span><text:span text:style-name="T294"> discussion of fair, unbiased and optimal districting procedures has </text:span><text:span text:style-name="T295">emerged in </text:span><text:span text:style-name="T311">also </text:span><text:span text:style-name="T298">other</text:span><text:span text:style-name="T295"> fields </text:span><text:span text:style-name="T318">like geography, </text:span><text:span text:style-name="T319">social sciences</text:span><text:span text:style-name="T318"> and economics</text:span><text:span text:style-name="T295">. </text:span><text:span text:style-name="T312">One of t</text:span><text:span text:style-name="T311">he most important </text:span><text:span text:style-name="T313">empirical </text:span><text:span text:style-name="T311">twist</text:span><text:span text:style-name="T312">s</text:span><text:span text:style-name="T311"> to the research and discussion of districting, however, has come along with the </text:span><text:span text:style-name="T295">improvements in computer technology</text:span><text:span text:style-name="T294">. </text:span></text:p>
      <text:p text:style-name="Heading">History and current state of districting automation initiatives</text:p>
      <text:p text:style-name="P92"><text:span text:style-name="T297">The idea </text:span><text:span text:style-name="T299">of</text:span><text:span text:style-name="T297"> </text:span><text:span text:style-name="T299">generating algorithmically optimized districting plans </text:span><text:span text:style-name="T309">develop</text:span><text:span text:style-name="T300">e</text:span><text:span text:style-name="T309">d</text:span><text:span text:style-name="T300"> </text:span><text:span text:style-name="T301">in 1960s, </text:span><text:span text:style-name="T302">during</text:span><text:span text:style-name="T300"> the </text:span><text:span text:style-name="T302">decade</text:span><text:span text:style-name="T300"> </text:span><text:span text:style-name="T302">when</text:span><text:span text:style-name="T300"> the foundations of mathematical theory of artificial intelligence </text:span><text:span text:style-name="T310">(AI)</text:span><text:span text:style-name="T300"> were </text:span><text:span text:style-name="T304">established</text:span><text:span text:style-name="T303"> – </text:span><text:span text:style-name="T304">or which Russell &amp; Norvig (2003) call the era of “early enthusiasm, great expectations” </text:span><text:span text:style-name="T310">in the history of AI</text:span><text:span text:style-name="T300">. </text:span><text:span text:style-name="T305">Since, automated zone design via computer modeling has been </text:span><text:span text:style-name="T306">applied to </text:span><text:span text:style-name="T308">a plethora of</text:span><text:span text:style-name="T307"> zoning task. Some of the examples include</text:span><text:span text:style-name="T277">:<text:line-break/>- </text:span><text:span text:style-name="T323">Defining electoral districts of equal population and </text:span><text:span text:style-name="T324">compact form </text:span><text:span text:style-name="T323">for a state or a country (</text:span><text:span text:style-name="T325">e.g.</text:span><text:span text:style-name="T838"> </text:span><text:span text:style-name="T812">Nagel 1964; </text:span><text:span text:style-name="T797">Garfinkel </text:span><text:span text:style-name="T798">&amp;</text:span><text:span text:style-name="T797"> Nemhauser 1970; </text:span><text:span text:style-name="T799">Horn 1995</text:span><text:span text:style-name="T839">;</text:span><text:span text:style-name="T838"> </text:span><text:span text:style-name="T797">Hojati 1996; Mehrotra et al. 1998; Bozkaya et al. 2003; </text:span><text:span text:style-name="T813">Rincon-Garcia et al. 2013; </text:span><text:span text:style-name="T815">Vanneschi et al. 2017</text:span><text:span text:style-name="T323">).</text:span><text:span text:style-name="T277"><text:line-break/>- Determining an optimal partitioning for two level telecommunication network into local networks (clusters) and deciding a hub location for each cluster</text:span><text:span text:style-name="T286"> (Park et al. 2000)<text:line-break/>- </text:span><text:span text:style-name="T326">Redistricting urban police department’</text:span><text:span text:style-name="T327">s</text:span><text:span text:style-name="T326"> command boundaries </text:span><text:span text:style-name="T328">in order to </text:span><text:span text:style-name="T326">maximiz</text:span><text:span text:style-name="T328">e</text:span><text:span text:style-name="T326"> the effective use of patrol cars and balancing the workload between officers in differen</text:span><text:span text:style-name="T328">t</text:span><text:span text:style-name="T326"> districts </text:span><text:span text:style-name="T329">(</text:span><text:span text:style-name="T355">D’Amico</text:span><text:span text:style-name="T326"> et al. 2002; </text:span><text:span text:style-name="T644">Camacho-Colladosa et al. </text:span>2015<text:span text:style-name="T326">).<text:line-break/>- </text:span><text:span text:style-name="T330">Defining sales districts for </text:span><text:span text:style-name="T331">traveling sales</text:span><text:span text:style-name="T332">person team </text:span><text:span text:style-name="T331">to balance workload</text:span><text:span text:style-name="T396">s</text:span><text:span text:style-name="T331"> between employees (</text:span><text:span text:style-name="T800">Hess </text:span><text:span text:style-name="T814">&amp;</text:span><text:span text:style-name="T800"> Samuels 1971; Easingwood 1973; Shanker et al. 1975; Zoltners </text:span><text:span text:style-name="T814">&amp;</text:span><text:span text:style-name="T800"> Sinha 1983</text:span><text:span text:style-name="T797">)</text:span><text:span text:style-name="T331"><text:line-break/></text:span><text:span text:style-name="T800">- </text:span><text:span text:style-name="T801">Assigning students to s</text:span><text:span text:style-name="T802">c</text:span><text:span text:style-name="T801">hools (forming school districts) while minimiz</text:span><text:span text:style-name="T802">ing</text:span><text:span text:style-name="T801"> travel/busing costs and balanc</text:span><text:span text:style-name="T802">ing</text:span><text:span text:style-name="T801"> student distribution by </text:span><text:span text:style-name="T803">social attributes</text:span><text:span text:style-name="T801"> and school </text:span><text:soft-page-break/><text:span text:style-name="T801">capacity </text:span><text:span text:style-name="T802">(</text:span><text:span text:style-name="T805">Heckman &amp; Taylor 1969; </text:span><text:span text:style-name="T804">Ferland &amp; Guénette 1990; </text:span><text:span text:style-name="T802">desJardins et al. 2007)</text:span><text:span text:style-name="T333"><text:line-break/>- </text:span><text:span text:style-name="T334">Optimizing tickets pricing zones </text:span><text:span text:style-name="T335">to</text:span><text:span text:style-name="T334"> </text:span><text:span text:style-name="T335">correspond better to the use of the </text:span><text:span text:style-name="T336">public </text:span><text:span text:style-name="T335">transportation network </text:span><text:span text:style-name="T336">(</text:span><text:span text:style-name="T337">Tavares-Pereira et al. 2007)<text:line-break/>- </text:span><text:span text:style-name="T353">Maintaining Census output geographies in order to make them suitable for </text:span><text:span text:style-name="T354">a</text:span><text:span text:style-name="T353"> new publication of Census data (Cockings et al. 2011)</text:span></text:p>
      <text:p text:style-name="Text_20_body"><text:span text:style-name="T256">Initially, the goal </text:span><text:span text:style-name="T282">of automated zoning </text:span><text:span text:style-name="T256">was to </text:span><text:span text:style-name="T257">produce </text:span><text:span text:style-name="T258">unbiased</text:span><text:span text:style-name="T257">, politically neutral </text:span><text:span text:style-name="T258">electoral </text:span><text:span text:style-name="T257">districting plans, </text:span><text:span text:style-name="T259">which </text:span><text:span text:style-name="T282">computer modeling</text:span><text:span text:style-name="T260"> was seen as a means to achieve </text:span><text:span text:style-name="T261">(</text:span><text:span text:style-name="T395">Vickrey 1961; </text:span><text:span text:style-name="T271">Williams 1995; </text:span><text:span text:style-name="T269">Altman</text:span><text:span text:style-name="T261"> 199</text:span><text:span text:style-name="T269">7; </text:span><text:span text:style-name="T395">Rincon-Garcia et al. 2017</text:span><text:span text:style-name="T261">)</text:span><text:span text:style-name="T257">. </text:span><text:span text:style-name="T350">Throughout</text:span><text:span text:style-name="T294"> </text:span><text:span text:style-name="T314">history </text:span><text:span text:style-name="T317">(and in many cases today)</text:span><text:span text:style-name="T314">, district plans</text:span><text:span text:style-name="T294"> </text:span><text:span text:style-name="T314">had been</text:span><text:span text:style-name="T294"> designed and </text:span><text:span text:style-name="T314">drawn</text:span><text:span text:style-name="T294"> manually, </text:span><text:span text:style-name="T314">and the partitioning</text:span><text:span text:style-name="T294"> decisions </text:span><text:span text:style-name="T316">had been</text:span><text:span text:style-name="T314"> </text:span><text:span text:style-name="T294">based on local knowledge, intuition, </text:span><text:span text:style-name="T314">and </text:span><text:span text:style-name="T316">the designers’ </text:span><text:span text:style-name="T314">subjective insight. </text:span><text:span text:style-name="T315">These processes usually </text:span><text:span text:style-name="T294">lack</text:span><text:span text:style-name="T315">ed</text:span><text:span text:style-name="T294"> objectivity </text:span><text:span text:style-name="T316">while being</text:span><text:span text:style-name="T315"> </text:span><text:span text:style-name="T294">time consuming and resource intensive </text:span><text:span text:style-name="T316">(Cockings et al. 2011)</text:span><text:span text:style-name="T294">. </text:span><text:span text:style-name="T342">The automation was argued to </text:span><text:span text:style-name="T351">remove these problems, as it would </text:span><text:span text:style-name="T342">work as a veil of ignorance (in the Rawlsian manner), since the objectives and criteria would be </text:span><text:span text:style-name="T343">agreed </text:span><text:span text:style-name="T344">upon</text:span><text:span text:style-name="T343"> beforehand </text:span><text:span text:style-name="T345">while</text:span><text:span text:style-name="T257"> </text:span><text:span text:style-name="T345">the eventual, actual districting solution would be unknown </text:span><text:span text:style-name="T347">to all parties </text:span><text:span text:style-name="T345">until the </text:span><text:span text:style-name="T346">algorithm was run </text:span><text:span text:style-name="T348">(Bowdy 1990; Altman 1997)</text:span><text:span text:style-name="T346">. </text:span><text:span text:style-name="T352">Eliminating </text:span><text:span text:style-name="T349">human intervention in the actual calculation process </text:span><text:span text:style-name="T397">was</text:span><text:span text:style-name="T349"> </text:span><text:span text:style-name="T398">and is still </text:span><text:span text:style-name="T349">seen as promoting fair outcomes</text:span><text:span text:style-name="T816">.</text:span></text:p>
      <text:p text:style-name="P24"><text:span text:style-name="T262">T</text:span><text:span text:style-name="T263">his idea has </text:span><text:span text:style-name="T338">since </text:span><text:span text:style-name="T263">been criticized </text:span><text:span text:style-name="T264">for </text:span><text:span text:style-name="T270">ignoring</text:span><text:span text:style-name="T265"> that </text:span><text:span text:style-name="T275">the original problem of conflicting interests does not disappear with automation </text:span><text:span text:style-name="T276">– </text:span><text:span text:style-name="T266">goal-setting, </text:span><text:span text:style-name="T267">choosing the parameters of objective functions</text:span><text:span text:style-name="T266"> and </text:span><text:span text:style-name="T267">choice of methodology </text:span><text:span text:style-name="T268">contain conflicting values and outcomes, </text:span><text:span text:style-name="T270">which makes it </text:span><text:span text:style-name="T265">inherently political </text:span><text:span text:style-name="T272">(Altman 1997)</text:span><text:span text:style-name="T265">. </text:span><text:span text:style-name="T273">District optimization approaches have </text:span><text:span text:style-name="T274">further</text:span><text:span text:style-name="T273"> been blamed for being</text:span><text:span text:style-name="T265"> incomprehensible to interested parties (</text:span><text:span text:style-name="T273">like</text:span><text:span text:style-name="T265"> administrators, taxpayers, parents, teachers, students), </text:span><text:span text:style-name="T273">for </text:span><text:span text:style-name="T265">implicitly assum</text:span><text:span text:style-name="T273">ing</text:span><text:span text:style-name="T265"> a social consensus, and </text:span><text:span text:style-name="T273">for frequently </text:span><text:span text:style-name="T265">fail</text:span><text:span text:style-name="T273">ing</text:span><text:span text:style-name="T265"> to i</text:span><text:span text:style-name="T273">mplement</text:span><text:span text:style-name="T265"> criteria or goals that decision-makers </text:span><text:span text:style-name="T273">keep</text:span><text:span text:style-name="T265"> important </text:span><text:span text:style-name="T273">(Malczewski &amp; Jackson 2000) </text:span><text:span text:style-name="T291">and for </text:span><text:span text:style-name="T339">often </text:span><text:span text:style-name="T291">being computationally too </text:span><text:span text:style-name="T392">heavy</text:span><text:span text:style-name="T265">. </text:span><text:span text:style-name="T278">T</text:span><text:span text:style-name="T280">he criticism aims to </text:span><text:span text:style-name="T281">underline</text:span><text:span text:style-name="T280"> that t</text:span><text:span text:style-name="T279">here is rarely one, objectively most optimal solution for districting, </text:span><text:span text:style-name="T292">and stresses the magnitude of the </text:span><text:span text:style-name="T340">obviously enormous </text:span><text:span text:style-name="T292">solution space </text:span><text:span text:style-name="T399">of real-world use cases</text:span><text:span text:style-name="T279">. </text:span></text:p>
      <text:p text:style-name="P57"><text:soft-page-break/><text:span text:style-name="T279">S</text:span><text:span text:style-name="T255">ome of the early developers of automated districting already saw the role of automation not as replacing human influence but rather as a tool for decision making, comparison and </text:span><text:span text:style-name="T393">generating sophisticated information </text:span><text:span text:style-name="T405">about existing</text:span><text:span text:style-name="T393"> alternatives. As Heckman &amp; Taylor state in their 1969 article on school district optimization</text:span><text:span text:style-name="T255">: </text:span></text:p>
      <text:p text:style-name="P65">“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60"><text:span text:style-name="T670">T</text:span><text:span text:style-name="T644">his has since </text:span><text:span text:style-name="T680">become the </text:span><text:span text:style-name="T681">prevalent</text:span><text:span text:style-name="T680"> </text:span><text:span text:style-name="T681">sentiment among researchers</text:span><text:span text:style-name="T680"> especially </text:span><text:span text:style-name="T682">what comes to </text:span><text:span text:style-name="T680">less obvious and mo</text:span><text:span text:style-name="T681">r</text:span><text:span text:style-name="T680">e political districting problems, like school districting. </text:span><text:span text:style-name="T687">since the beginning of the millennium,</text:span><text:span text:style-name="T670"> the focus in districting literature has </text:span><text:span text:style-name="T686">further </text:span><text:span text:style-name="T670">shifted from </text:span><text:span text:style-name="T671">trying to create one, objectively optimal plan to </text:span><text:span text:style-name="T672">generating a number of possible and better options: </text:span></text:p>
      <text:p text:style-name="P66"><text:span text:style-name="T649">“</text:span><text:span text:style-name="T655">The goal is to create a decision support system that allows one to contextualize a particular redistricting map by creating an ability to understand a range of possible redistricting maps for a particular geographic area</text:span><text:span text:style-name="T670">. </text:span><text:span text:style-name="T690">––</text:span><text:span text:style-name="T656">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673">” (</text:span><text:span text:style-name="T670">Liu et al. </text:span><text:span text:style-name="T673">2016 </text:span><text:span text:style-name="T689">about</text:span><text:span text:style-name="T688"> their </text:span><text:span text:style-name="T689">method for</text:span><text:span text:style-name="T688"> electoral districting</text:span><text:span text:style-name="T673">)</text:span><text:span text:style-name="T670"> </text:span></text:p>
      <text:p text:style-name="P69"><text:span text:style-name="T213">“</text:span><text:span text:style-name="T211">The basic idea of this work is to provide the decision makers, in this case politicians, with good viable plans (solutions to the problem). These plans should not be affected by political criteria and should be seen as options which can be </text:span><text:soft-page-break/><text:span text:style-name="T211">considered before a final decision is made</text:span><text:span text:style-name="T213">.</text:span><text:span text:style-name="T214">”</text:span><text:span text:style-name="T23"> </text:span><text:span text:style-name="T786">(Ba</text:span><text:span text:style-name="T451">ç</text:span><text:span text:style-name="T787">ã</text:span><text:span text:style-name="T788">o </text:span><text:span text:style-name="T787">et al. 2005 </text:span><text:span text:style-name="T789">about</text:span><text:span text:style-name="T790"> their </text:span><text:span text:style-name="T789">method for</text:span><text:span text:style-name="T790"> electoral districting</text:span><text:span text:style-name="T791">)</text:span></text:p>
      <text:p text:style-name="P67"><text:span text:style-name="T791">“</text:span><text:span text:style-name="T784">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785">” </text:span><text:span text:style-name="T792">(desJardins et al. 2007 </text:span><text:span text:style-name="T789">about</text:span><text:span text:style-name="T790"> their </text:span><text:span text:style-name="T789">method for</text:span><text:span text:style-name="T790"> </text:span><text:span text:style-name="T789">school</text:span><text:span text:style-name="T790"> </text:span><text:span text:style-name="T793">attendance zoni</text:span><text:span text:style-name="T790">ng</text:span><text:span text:style-name="T792">)</text:span></text:p>
      <text:p text:style-name="P4"/>
      <text:p text:style-name="P3"><text:span text:style-name="T691">T</text:span><text:span text:style-name="T683">hose </text:span><text:span text:style-name="T692">reproducing the idea of</text:span><text:span text:style-name="T683"> theoretical neutrality </text:span><text:span text:style-name="T692">achieved via </text:span><text:span text:style-name="T683">automat</text:span><text:span text:style-name="T692">ion</text:span><text:span text:style-name="T683"> </text:span><text:span text:style-name="T691">also </text:span><text:span text:style-name="T684">do </text:span><text:span text:style-name="T685">admit that the algorithm’s objectivity and performance in “fairness” is strongly dependent to the method’s ability to model real-world phenomena and parametrize different criteria into the objective function:</text:span></text:p>
      <text:p text:style-name="P6"/>
      <text:p text:style-name="P68"><text:span text:style-name="T214">“</text:span><text:span text:style-name="T212">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214">” </text:span><text:span text:style-name="T24">(Cockings et al. 2011)</text:span></text:p>
      <text:p text:style-name="P5"/>
      <text:p text:style-name="Standard"><text:span text:style-name="T694">I</text:span><text:span text:style-name="T693">nevitably, </text:span><text:span text:style-name="T694">with the current </text:span><text:span text:style-name="T695">computing power</text:span><text:span text:style-name="T694"> and optimization techniques,</text:span><text:span text:style-name="T648"> computers are capable of </text:span><text:span text:style-name="T696">produc</text:span><text:span text:style-name="T694">ing</text:span><text:span text:style-name="T648"> enormous amount of </text:span><text:span text:style-name="T695">viable information in </text:span><text:span text:style-name="T697">a </text:span><text:span text:style-name="T695">form of </text:span><text:span text:style-name="T648">different </text:span><text:span text:style-name="T695">and differently weighted district</text:span><text:span text:style-name="T697">ing </text:span><text:span text:style-name="T695">o</text:span><text:span text:style-name="T648">ptions, </text:span><text:span text:style-name="T709">which can be used to support planning and political decisions</text:span><text:span text:style-name="T648">. </text:span><text:span text:style-name="T698">Also, not surprisingly, automated methods have outperformed</text:span><text:span text:style-name="T648"> manual </text:span><text:span text:style-name="T698">methods in quality </text:span><text:span text:style-name="T699">of the </text:span><text:span text:style-name="T700">districting </text:span><text:span text:style-name="T699">output </text:span><text:span text:style-name="T698">already for decades (</text:span><text:span text:style-name="T710">e.g. </text:span><text:span text:style-name="T748">Browdy 1990; </text:span><text:span text:style-name="T749">Williams 1995, </text:span><text:span text:style-name="T750">D’Amico et al. 2002; </text:span><text:span text:style-name="T751">Bozkaya et al. 2003; </text:span><text:span text:style-name="T752">Caro et al. 2004; </text:span><text:span text:style-name="T753">desJardins et al. 2007</text:span><text:span text:style-name="T754">). </text:span><text:span text:style-name="T746">The manually produced districting solutions tend to be </text:span><text:span text:style-name="T648">haphazard </text:span><text:span text:style-name="T701">because of the very limited amount of different solutions they can evaluate </text:span><text:span text:style-name="T706">– on the other hand, a computer model c</text:span><text:span text:style-name="T730">an</text:span><text:span text:style-name="T706"> compare several different objective functions in a relatively short time and with minimal resources</text:span><text:span text:style-name="T701">. </text:span><text:span text:style-name="T707">But – to be realistic –</text:span><text:span text:style-name="T701">, as some </text:span><text:soft-page-break/><text:span text:style-name="T701">districting criteria are not easily reduced to a mathematical formula, manual post-processing may be necessary </text:span><text:span text:style-name="T702">to couple with the current </text:span><text:span text:style-name="T703">optimization techniques </text:span><text:span text:style-name="T704">to make the plan</text:span><text:span text:style-name="T726">s</text:span><text:span text:style-name="T704"> feasible</text:span><text:span text:style-name="T703">. </text:span><text:span text:style-name="T704">This reminds </text:span><text:span text:style-name="T710">the enthusiast </text:span><text:span text:style-name="T704">of the real role of </text:span><text:span text:style-name="T705">automated districting, which </text:span><text:span text:style-name="T711">inevitably</text:span><text:span text:style-name="T705"> is of a tool’s, not </text:span><text:span text:style-name="T708">of </text:span><text:span text:style-name="T707">a </text:span><text:span text:style-name="T705">decision-maker’s. </text:span></text:p>
      <text:h text:style-name="P98" text:outline-level="2"><text:bookmark-start text:name="__RefHeading___Toc3477_750712337"/><text:span text:style-name="T16">2.2</text:span> <text:span text:style-name="T850">School districting – a special districting case</text:span><text:bookmark-end text:name="__RefHeading___Toc3477_750712337"/></text:h>
      <text:p text:style-name="P106"><text:span text:style-name="T862">School districting: the real world context</text:span></text:p>
      <text:p text:style-name="P79"><text:span text:style-name="T863">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span></text:p>
      <text:p text:style-name="P79"><text:span text:style-name="T863">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863"> and Italy), the parents can freely choose any school without regional restrictions, while the final admission </text:span>is <text:span text:style-name="T869">usually</text:span> dependent on the availability of places in <text:span text:style-name="T867">the chosen</text:span> school <text:span text:style-name="T870">(OECD 2018)</text:span>. <text:span text:style-name="T876">While the decision making procedures are versatile, so are the methods and criteria used in admissions. In countries where law protects parental free choice, the authorities’ possibilities to influence for example schools’ student compositions and travel distances to schools is </text:span><text:soft-page-break/><text:span text:style-name="T876">very limited. In many schooling systems, though, the admission plans are carefully crafted to meet certain objectives.</text:span></text:p>
      <text:p text:style-name="P89"><text:span text:style-name="T871">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872">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89"><text:span text:style-name="T872">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873">school </text:span>districting plans <text:span text:style-name="T873">in US</text:span> have been accused of emphasizing racial segregation <text:span text:style-name="T874">of schools</text:span> <text:span text:style-name="T874">or at least not effectively preventing it (VOX 2018)</text:span>. <text:span text:style-name="T875">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77"><text:span text:style-name="T757">While school districting problem </text:span><text:span text:style-name="T758">includes many of the elements that electoral districting problems consist of</text:span><text:span text:style-name="T759">, it usually differs from </text:span><text:span text:style-name="T758">them</text:span><text:span text:style-name="T759"> </text:span><text:span text:style-name="T760">quite fundamentally</text:span><text:span text:style-name="T761"> </text:span><text:span text:style-name="T760">what comes to</text:span><text:span text:style-name="T761"> the </text:span><text:span text:style-name="T762">optimization </text:span><text:span text:style-name="T761">criteria.</text:span><text:span text:style-name="T763"> </text:span><text:span text:style-name="T764">Most frequently, the </text:span><text:span text:style-name="T765">optimization criteria </text:span><text:span text:style-name="T764">of </text:span><text:span text:style-name="T765">electoral district</text:span><text:span text:style-name="T760">ing</text:span><text:span text:style-name="T764"> </text:span><text:span text:style-name="T765">include </text:span><text:span text:style-name="T764">equal population </text:span><text:span text:style-name="T765">(by some marginal)</text:span><text:span text:style-name="T764">, compactness and contiguity</text:span><text:span text:style-name="T766"> </text:span><text:span text:style-name="T767">(</text:span><text:span text:style-name="T765">e.g. </text:span><text:span text:style-name="T767">Bozkaya et al. 2003)</text:span><text:span text:style-name="T766">. </text:span><text:span text:style-name="T768">These criteria are more concerned of large-scale geometries of the districts than the human geographies </text:span><text:span text:style-name="T769">of the real world.</text:span><text:span text:style-name="T766"> </text:span><text:span text:style-name="T769">On the contrary, s</text:span><text:span text:style-name="T763">chool </text:span><text:soft-page-break/><text:span text:style-name="T763">districting usually has to consider many physical, infrastructure-related aspects </text:span><text:span text:style-name="T770">like</text:span><text:span text:style-name="T763"> the existing school infrastructure (representing natural district centers), </text:span><text:span text:style-name="T771">road-network based travel distances </text:span><text:span text:style-name="T772">(school accessibility)</text:span><text:span text:style-name="T771"> and sometimes infrastructure-related safety-aspects </text:span><text:span text:style-name="T773">regarding school trips </text:span><text:span text:style-name="T771">(rivers, railways, hi-traffic roads etc. </text:span><text:span text:style-name="T774">crossing school districts</text:span><text:span text:style-name="T771">)</text:span><text:span text:style-name="T759">. </text:span></text:p>
      <text:p text:style-name="P80"><text:span text:style-name="T525">desJardins et al. 2007 </text:span><text:span text:style-name="T526">also list the following elements differentiating </text:span><text:span text:style-name="T527">school districting from other districting cases</text:span><text:span text:style-name="T526">:</text:span><text:span text:style-name="T860">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525">desJardins et al.</text:span><text:span text:style-name="T860"> the nature of the decision-making process raises the desirability of generating multiple plans for comparison that represent different trade-offs. </text:span></text:p>
      <text:p text:style-name="P76"><text:span text:style-name="T723">Caro et al. (2004) </text:span><text:span text:style-name="T724">have</text:span><text:span text:style-name="T723"> identified 7 desirable properties that a good school districting should satisfy. </text:span><text:span text:style-name="T727">The criteria </text:span><text:span text:style-name="T731">have been</text:span><text:span text:style-name="T727"> </text:span><text:span text:style-name="T731">determin</text:span><text:span text:style-name="T727">ed </text:span><text:span text:style-name="T725">in the context of Philadelphia, </text:span><text:span text:style-name="T727">but can largely be generalized to </text:span><text:span text:style-name="T728">school districting everywhere</text:span><text:span text:style-name="T725">:<text:line-break/>1) </text:span><text:span text:style-name="T729">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text:span><text:soft-page-break/><text:span text:style-name="T729">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81"><text:span text:style-name="T484">T</text:span><text:span text:style-name="T483">his example requirement listing reflects the nature of school attendance zoning </text:span><text:span text:style-name="T504">as a practical and political challenge</text:span><text:span text:style-name="T483">. The first criteri</text:span><text:span text:style-name="T493">on</text:span><text:span text:style-name="T483"> is purely practical and reflects the main objective of school districting: every child must be pointed to a school unequivocally. </text:span><text:span text:style-name="T485">The second </text:span><text:span text:style-name="T486">criteri</text:span><text:span text:style-name="T493">on</text:span><text:span text:style-name="T486"> is related to the practical, infrastructure-based <text:s/>limitations. </text:span><text:span text:style-name="T487">One must note, that the</text:span><text:span text:style-name="T490"> infrastructure related</text:span><text:span text:style-name="T487"> limitations are usually only short-term hindrances, since school buildings can </text:span><text:span text:style-name="T492">often</text:span><text:span text:style-name="T488"> be </text:span><text:span text:style-name="T489">refurbished to </text:span><text:span text:style-name="T490">meet </text:span><text:span text:style-name="T491">the </text:span><text:span text:style-name="T492">desired capacities. </text:span><text:span text:style-name="T493">The third </text:span><text:span text:style-name="T506">and the sixth </text:span><text:span text:style-name="T493">criterion</text:span><text:span text:style-name="T494"> </text:span><text:span text:style-name="T506">are</text:span><text:span text:style-name="T494"> related to </text:span><text:span text:style-name="T495">preservation of neighborhood communities </text:span><text:span text:style-name="T496">and political </text:span><text:span text:style-name="T497">legitimacy</text:span><text:span text:style-name="T496">, </text:span><text:span text:style-name="T497">i.e. the sense of justified attendance </text:span><text:span text:style-name="T498">zones</text:span><text:span text:style-name="T497"> in the eyes of general public</text:span><text:span text:style-name="T496">.</text:span><text:span text:style-name="T495"> </text:span><text:span text:style-name="T498">In the districting literature, th</text:span><text:span text:style-name="T506">e third</text:span><text:span text:style-name="T498"> criterion </text:span><text:span text:style-name="T524">contiguity</text:span><text:span text:style-name="T494"> </text:span><text:span text:style-name="T498">is usually not justified with anything; it’s </text:span><text:span text:style-name="T505">justification is </text:span><text:span text:style-name="T498">seen as self-evident. Technically, though, the </text:span><text:span text:style-name="T499">districts could </text:span><text:span text:style-name="T500">be scattered as well if it would help in achieving other, more complex districting objectives (like racial balance). At the same time, travel times </text:span><text:span text:style-name="T501">to schools </text:span><text:span text:style-name="T500">could </text:span><text:span text:style-name="T501">still</text:span><text:span text:style-name="T500"> be optimized. </text:span></text:p>
      <text:p text:style-name="P82"><text:span text:style-name="T502">The fourth criterion is related to </text:span><text:span text:style-name="T503">the safeness of children’s school trips </text:span><text:span text:style-name="T508">–</text:span><text:span text:style-name="T503"> </text:span><text:span text:style-name="T505">which </text:span><text:span text:style-name="T508">again,</text:span><text:span text:style-name="T507"> like the </text:span><text:span text:style-name="T483">fifth criterion </text:span><text:span text:style-name="T509">for average school trip length</text:span><text:span text:style-name="T483">, is related to school accessibility. </text:span><text:span text:style-name="T510">In general, the districting systems and models weigh either </text:span><text:span text:style-name="T523">efficiency</text:span><text:span text:style-name="T510"> or </text:span><text:span text:style-name="T523">equity</text:span><text:span text:style-name="T510"> criteria when evaluating accessibility from students’ homes to places of education </text:span><text:span text:style-name="T511">(Malczewski &amp; Jackson 2000). </text:span><text:span text:style-name="T512">Efficiency </text:span><text:span text:style-name="T513">criteria is usually formalized as minimization of total costs of travel</text:span><text:span text:style-name="T514">, while equity criteria is more </text:span><text:span text:style-name="T515">concerned about minimizing the range (or </text:span><text:span text:style-name="T516">variance</text:span><text:span text:style-name="T515">) of travel costs – regardless of whether they are measured in time, distance or money </text:span><text:span text:style-name="T511">(Malczewski &amp; Jackson 2000). </text:span><text:span text:style-name="T517">The fifth criterion of this example listing </text:span><text:span text:style-name="T518">regards both of these. </text:span><text:span text:style-name="T519">The seventh criterion is related </text:span><text:span text:style-name="T509">to </text:span><text:span text:style-name="T520">the coherence <text:s/></text:span><text:span text:style-name="T521">and convenience </text:span><text:span text:style-name="T520">of children’s school careers and the </text:span><text:span text:style-name="T521">process’s </text:span><text:span text:style-name="T522">overall </text:span><text:span text:style-name="T520">political legitimacy.</text:span></text:p>
      <text:p text:style-name="P87"><text:soft-page-break/><text:span text:style-name="T56">What is notable in the above requirement listing is, that it lacks the requirement for </text:span><text:span text:style-name="T63">geographical </text:span><text:span text:style-name="T56">compactness, which is a common requirement in other fields of districting. </text:span><text:span text:style-name="T63">Geographical </text:span><text:span text:style-name="T64">compactness means that a </text:span><text:span text:style-name="T65">district should have a smooth and somewhat circular form</text:span><text:span text:style-name="T64">.</text:span><text:span text:style-name="T56"> </text:span><text:span text:style-name="T57">While it could be easily seen as a desirable criteria with the same justification used for contiguity and neighborhood preservation, it’s quite often sidelined or seen as internalized in accessibility criteria.</text:span><text:span text:style-name="T56"> </text:span><text:span text:style-name="T58">The reason for this is that quite often compactness is</text:span><text:span text:style-name="T59"> con</text:span><text:span text:style-name="T60">flicting</text:span><text:span text:style-name="T59"> with other objectives </text:span><text:span text:style-name="T66">regarded as </text:span><text:span text:style-name="T54">more important</text:span><text:span text:style-name="T61">. What comes to segregation, for example, or other spatially polarized phenomena, a zoning plan that maximally minimizes the polarization is hard to implement with geographically compact zones, which may actually make compactness a somewhat </text:span><text:span text:style-name="T53">undesirable</text:span><text:span text:style-name="T62">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58">fully </text:span><text:span text:style-name="T62">giving up the requirement for </text:span><text:span text:style-name="T54">both </text:span><text:span text:style-name="T62">contiguity and compactness </text:span><text:span text:style-name="T742">(e.g. Clarke &amp; Surkis 1968)</text:span><text:span text:style-name="T62">, while others have ended up generating multiple different districting alternatives weighing the conflicting objectives differently in each one (desJardins et al. 2007).</text:span></text:p>
      <text:p text:style-name="P88"><text:span text:style-name="T67">Many of the </text:span><text:span text:style-name="T59">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text:span><text:soft-page-break/><text:span text:style-name="T59">have even suggested that automated optimization </text:span><text:span text:style-name="T68">methods</text:span><text:span text:style-name="T59"> would be only used as the very first step in districting, after which there would be a phase of manual/interactive post-processing (e.g. Fer</text:span><text:span text:style-name="T69">l</text:span><text:span text:style-name="T59">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96" text:outline-level="2"><text:bookmark-start text:name="__RefHeading___Toc3479_750712337"/>2.3 <text:span text:style-name="T851">Districting algorithms: history and current state</text:span><text:bookmark-end text:name="__RefHeading___Toc3479_750712337"/></text:h>
      <text:p text:style-name="P10">Districting: <text:span text:style-name="T853">exact problem definition in mathematical terms</text:span></text:p>
      <text:p text:style-name="P30"><text:span text:style-name="T852">Districting problem is a close relative of more widely known clustering problem, and they share the same basic constraints. Clu</text:span><text:span text:style-name="T569">stering </text:span><text:span text:style-name="T570">means </text:span><text:span text:style-name="T569">the identification of natural groups in an environment, usually refer</text:span><text:span text:style-name="T570">ring</text:span><text:span text:style-name="T569"> to groups of objects that are similar to each other and different from others in </text:span><text:span text:style-name="T570">some specified terms</text:span><text:span text:style-name="T737"> (Naderi &amp; Kilic 2016). On the contrary, districting can represent either a partition of space to as homogeneous groups as possible (like is usually the case in electoral districting) or to “natural groups” that are internally homogeneous and externally heterogeneous in the specified measure (like in land use planning and landscape classification).</text:span></text:p>
      <text:p text:style-name="P30"><text:span text:style-name="T755">Ba</text:span><text:span text:style-name="T452">ç</text:span><text:span text:style-name="T756">ã</text:span><text:span text:style-name="T755">o </text:span><text:span text:style-name="T756">et al. </text:span><text:span text:style-name="T738">give </text:span><text:span text:style-name="T743">the</text:span><text:span text:style-name="T738"> following </text:span><text:span text:style-name="T743">definition</text:span><text:span text:style-name="T738"> of th</text:span><text:span text:style-name="T744">e </text:span><text:span text:style-name="T747">shared</text:span><text:span text:style-name="T744"> constraints </text:span><text:span text:style-name="T738">in their 2005 article </text:span><text:span text:style-name="T739">Applying genetic algorithms to zone design</text:span><text:span text:style-name="T741">.</text:span><text:span text:style-name="T19"> </text:span><text:span text:style-name="T48">Let </text:span><text:span text:style-name="T49">X </text:span><text:span text:style-name="T55">= {x</text:span><text:span text:style-name="T245">1</text:span><text:span text:style-name="T247">, x</text:span><text:span text:style-name="T245">2</text:span><text:span text:style-name="T247">, …, x</text:span><text:span text:style-name="T245">n</text:span><text:span text:style-name="T247">}</text:span><text:span text:style-name="T48"> be a set of small, basic geographic units. Let’s the assume that there are </text:span><text:span text:style-name="T49">k </text:span><text:span text:style-name="T48">zones/</text:span><text:span text:style-name="T71">clusters</text:span><text:span text:style-name="T48">, and </text:span><text:span text:style-name="T70">that the</text:span><text:span text:style-name="T48"> zone/</text:span><text:span text:style-name="T71">cluster</text:span><text:span text:style-name="T48"> </text:span><text:span text:style-name="T49">Z</text:span><text:span text:style-name="T246">i</text:span><text:span text:style-name="T251"> </text:span><text:span text:style-name="T252">i</text:span><text:span text:style-name="T251">s </text:span><text:span text:style-name="T252">a subset of </text:span><text:span text:style-name="T253">X</text:span><text:span text:style-name="T248">. </text:span><text:span text:style-name="T249">Now the following rules apply for both clustering and zoning </text:span><text:span text:style-name="T250">problem</text:span><text:span text:style-name="T249">:</text:span></text:p>
      <text:p text:style-name="P20"><text:span text:style-name="T48">1. </text:span><text:span text:style-name="T49">Z</text:span><text:span text:style-name="T246">i</text:span><text:span text:style-name="T251"> </text:span><text:span text:style-name="T440">≠ </text:span><text:span text:style-name="T441">{} for</text:span><text:span text:style-name="T442"> i </text:span><text:span text:style-name="T441">= 1, 2, …, </text:span><text:span text:style-name="T442">k</text:span><text:span text:style-name="T443">, which means that all of </text:span><text:span text:style-name="T254">the clusters/zones are nonempty sets,</text:span></text:p>
      <text:p text:style-name="P15"><text:span text:style-name="T834">2. </text:span><text:span text:style-name="T456">Z</text:span><text:span text:style-name="T621">i</text:span><text:span text:style-name="T620"> </text:span><text:span text:style-name="T446">∩</text:span><text:span text:style-name="T632"> </text:span><text:span text:style-name="T635">Z</text:span><text:span text:style-name="T622">j</text:span><text:span text:style-name="T632"> </text:span><text:span text:style-name="T633">= {} for </text:span><text:span text:style-name="T634">i</text:span><text:span text:style-name="T635"> </text:span><text:span text:style-name="T446">≠ </text:span><text:span text:style-name="T448">j</text:span><text:span text:style-name="T447">, which means that intersections of the sets are always empty (</text:span><text:span text:style-name="T737">non of the zones/clusters are overlapping, so each </text:span><text:span text:style-name="T579">x</text:span><text:span text:style-name="T625">n</text:span><text:span text:style-name="T636"> </text:span><text:span text:style-name="T637">can belong to only one </text:span><text:span text:style-name="T638">Z</text:span><text:span text:style-name="T624">i</text:span><text:span text:style-name="T737">), </text:span></text:p>
      <text:p text:style-name="P55"><text:soft-page-break/><text:span text:style-name="T834">3.</text:span><text:span text:style-name="T834"><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834">meaning that together the clusters contain all of the geographic units in set </text:span><text:span text:style-name="T576">X</text:span><text:span text:style-name="T557"> and nothing else</text:span><text:span text:style-name="T737">.</text:span></text:p>
      <text:p text:style-name="P28"><text:span text:style-name="T796">In </text:span><text:span text:style-name="T833">general </text:span><text:span text:style-name="T832">districting </text:span><text:span text:style-name="T833">problems</text:span><text:span text:style-name="T737">, at least the following two constraints (or objectives depending on the problem definition) are generally required in addition: contiguity and some degree of geographical compactnes</text:span>s (<text:span text:style-name="T644">Niemi et al. 1978;</text:span><text:span text:style-name="T425"> </text:span><text:span text:style-name="T142">Williams 1995; </text:span><text:span text:style-name="T76">Ba</text:span><text:span text:style-name="T444">ç</text:span><text:span text:style-name="T77">ã</text:span><text:span text:style-name="T76">o </text:span><text:span text:style-name="T77">et al. 2005; </text:span><text:span text:style-name="T145">Ricca et al. 2013; </text:span><text:span text:style-name="T144">Rincon-Garcia et al. 2017;</text:span><text:span text:style-name="T142"> </text:span><text:span text:style-name="T143">Vanneschi et al. 2017</text:span><text:span text:style-name="T39">). </text:span><text:span text:style-name="T40">Contiguity means that all geographical units belonging to a zone must share a border with another unit in the same zone </text:span><text:span text:style-name="T41">in a way</text:span><text:span text:style-name="T40"> that </text:span><text:span text:style-name="T72">allows traveling from any point inside the zone to an</text:span><text:span text:style-name="T73">y </text:span><text:span text:style-name="T72">other </text:span><text:span text:style-name="T73">point in the zone </text:span><text:span text:style-name="T72">without leaving it </text:span><text:span text:style-name="T73">on the way</text:span><text:span text:style-name="T72"> (Williams 1995)</text:span><text:span text:style-name="T41">. </text:span><text:span text:style-name="T42">This rule ensures that the zones don’t become</text:span><text:span text:style-name="T43"> disconnected and </text:span><text:span text:style-name="T42">scattered, </text:span><text:span text:style-name="T43">and that they </text:span><text:span text:style-name="T74">feel intuitive, </text:span><text:span text:style-name="T148">justified</text:span><text:span text:style-name="T74"> </text:span><text:span text:style-name="T148">and unbiased</text:span><text:span text:style-name="T74"> from the citizen’s perspective (Williams 1995)</text:span><text:span text:style-name="T43">. </text:span><text:span text:style-name="T44">Geographical </text:span><text:span text:style-name="T776">compactness means that a zone’s perimeter may not grow too much in relation to its area. </text:span><text:span text:style-name="T44">This simplifies the </text:span><text:span text:style-name="T45">forms the zones can take, as the more complex </text:span><text:span text:style-name="T75">thin, meandering</text:span><text:span text:style-name="T45"> tentacle-formations are not possible. </text:span><text:span text:style-name="T46">As in the previous constraint, the aim of this is to make </text:span><text:span text:style-name="T47">the zones more </text:span><text:span text:style-name="T130">politically and publicly acceptable </text:span><text:span text:style-name="T131">by mak</text:span><text:span text:style-name="T141">ing</text:span><text:span text:style-name="T131"> them seem less biased </text:span><text:span text:style-name="T179">and</text:span><text:span text:style-name="T132"> </text:span><text:span text:style-name="T146">politically </text:span><text:span text:style-name="T132">manufactured</text:span><text:span text:style-name="T75">.</text:span></text:p>
      <text:p text:style-name="P29"><text:span text:style-name="T106">Districting, </text:span><text:span text:style-name="T147">just like clustering,</text:span><text:span text:style-name="T106"> is a discrete problem</text:span><text:span text:style-name="T110"> in a sense that the search space is not continuous but divided into discrete </text:span><text:span text:style-name="T51">base </text:span><text:span text:style-name="T52">units</text:span><text:span text:style-name="T110">, which makes the problem finite and theoretically solvable </text:span><text:span text:style-name="T122">(Williams 1995)</text:span><text:span text:style-name="T110">. </text:span><text:span text:style-name="T113">It’s also a</text:span><text:span text:style-name="T111"> </text:span><text:span text:style-name="T128">NP-complete </text:span><text:span text:style-name="T111">combinatorial problem </text:span><text:span text:style-name="T109">with</text:span><text:span text:style-name="T108"> a </text:span><text:span text:style-name="T109">solution space that</text:span><text:span text:style-name="T108"> grow</text:span><text:span text:style-name="T109">s </text:span><text:span text:style-name="T108">very rapidly </text:span><text:span text:style-name="T109">as the </text:span><text:span text:style-name="T119">number </text:span><text:span text:style-name="T111">of districts and their base units increase: </text:span><text:span text:style-name="T118">the </text:span><text:span text:style-name="T119">amount</text:span><text:span text:style-name="T118"> of possible solutions grows both as a function of the number of </text:span><text:span text:style-name="T120">base unit</text:span><text:span text:style-name="T118">s </text:span><text:span text:style-name="T120">in the model -</text:span><text:span text:style-name="T118"> and to a more limited extent - as a function of the number of districts being </text:span><text:span text:style-name="T120">formed </text:span><text:span text:style-name="T127">(</text:span><text:span text:style-name="T128">Browdy 1990; </text:span><text:span text:style-name="T127">Altman 1997)</text:span><text:span text:style-name="T118">. <text:s/>The time ne</text:span><text:span text:style-name="T121">eded</text:span><text:span text:style-name="T118"> to </text:span><text:span text:style-name="T121">find a</text:span><text:span text:style-name="T118"> </text:span><text:span text:style-name="T121">solution </text:span><text:span text:style-name="T123">to a </text:span><text:span text:style-name="T118">districting </text:span><text:span text:style-name="T123">problem</text:span><text:span text:style-name="T118"> grows exponentially as a factor of both districts and </text:span><text:span text:style-name="T121">geographic base units, </text:span><text:span text:style-name="T133">which makes the problem computationally intractable</text:span><text:span text:style-name="T121"> </text:span><text:span text:style-name="T119">(Altman 1997; </text:span><text:span text:style-name="T133">Liu et al. 2016</text:span><text:span text:style-name="T119">).</text:span><text:span text:style-name="T118"> </text:span><text:span text:style-name="T112">Usually the real-world problems that would benefit from automated districting are so large and multidimensional that explicitly enumerating all the possible solutions becomes extremely difficult if not impossible </text:span><text:span text:style-name="T214">(</text:span><text:span text:style-name="T215">Williams 1995; </text:span><text:span text:style-name="T216">Altman 1997; </text:span><text:span text:style-name="T214">Ba</text:span><text:span text:style-name="T445">ç</text:span><text:span text:style-name="T217">ã</text:span><text:span text:style-name="T218">o </text:span><text:span text:style-name="T217">et al. 2005</text:span><text:span text:style-name="T213">)</text:span><text:span text:style-name="T112">. </text:span></text:p>
      <text:p text:style-name="P31"><text:soft-page-break/><text:span text:style-name="T100">S</text:span><text:span text:style-name="T38">ome exact optimization algorithms have been proposed for solving the districting problem </text:span><text:span text:style-name="T102">(for example Garfinkel &amp; Nemhauser 1970, </text:span><text:span text:style-name="T125">Caro et al. 2004</text:span><text:span text:style-name="T102">). </text:span><text:span text:style-name="T104">Unlike heuristic methods, that only go through a fraction of all the possible solutions, exact methods are ex</text:span><text:span text:style-name="T105">haustive</text:span><text:span text:style-name="T104"> in the sense that they search the whole search space and end up in the </text:span><text:span text:style-name="T109">provabl</text:span><text:span text:style-name="T104">y optimal solution.</text:span><text:span text:style-name="T38"> </text:span><text:span text:style-name="T114">D</text:span><text:span text:style-name="T102">ue to the size of the real-world problems’ </text:span><text:span text:style-name="T107">solution space</text:span><text:span text:style-name="T102">, they have either shown to be infeasible or applicable to only small or medium-sized problems </text:span><text:span text:style-name="T103">(</text:span><text:span text:style-name="T129">Browdy 1990; </text:span><text:span text:style-name="T103">Williams 1995; </text:span><text:span text:style-name="T214">Ba</text:span><text:span text:style-name="T445">ç</text:span><text:span text:style-name="T217">ã</text:span><text:span text:style-name="T218">o </text:span><text:span text:style-name="T217">et al. 2005</text:span><text:span text:style-name="T103">)</text:span><text:span text:style-name="T102">. </text:span><text:span text:style-name="T115">Although heuristic methods cannot guarantee finding the absolute optimal solution to a districting problem, </text:span><text:span text:style-name="T116">they have been able to offer largely better partitions than </text:span><text:span text:style-name="T117">non-automated methods already for decades</text:span><text:span text:style-name="T749"> (</text:span><text:span text:style-name="T748">Browdy 1990; </text:span><text:span text:style-name="T749">Williams 1995, </text:span><text:span text:style-name="T750">D’Amico et al. 2002; </text:span><text:span text:style-name="T751">Bozkaya et al. 2003; </text:span><text:span text:style-name="T752">Caro et al. 2004; </text:span><text:span text:style-name="T753">desJardins et al. 2007</text:span><text:span text:style-name="T749">). </text:span><text:span text:style-name="T745">As Altman (1997) notes, “</text:span><text:span text:style-name="T740">political solutions may not require the precision that theory demands</text:span><text:span text:style-name="T745">.”</text:span></text:p>
      <text:p text:style-name="P75"><text:span text:style-name="T856">Early districting algorithms</text:span></text:p>
      <text:p text:style-name="P27"><text:span text:style-name="T835">The idea of using an algorithmic approach in districting dates back to 1961, when William Vickrey suggested in his article </text:span><text:span text:style-name="T580">On prevention of gerrymandering</text:span><text:span text:style-name="T560"> </text:span><text:span text:style-name="T561">that “the human element must be removed as completely as possible from the redistricting process. In part, this means that the process should be completely mechanical, so that once set up, there is no room at all for human choice” </text:span><text:span text:style-name="T562">(Vickrey 1961)</text:span><text:span text:style-name="T561">.</text:span><text:span text:style-name="T835"> Just a few years later in 1963, Weaver &amp; Hess developed the first heuristic procedure for redistricting electoral districts in FORTRAN. Their procedure aimed to maximize compactness while forming districts close to equal in population size (</text:span><text:span text:style-name="T72">Williams 1995, </text:span><text:span text:style-name="T835">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63"><text:span text:style-name="T837">After </text:span>Weaver &amp; Hess, <text:span text:style-name="T837">numerous different heuristics have been developed and proposed for the zone design problem in different fields. Williams (1995) and </text:span><text:span text:style-name="T76">Ba</text:span><text:span text:style-name="T444">ç</text:span><text:span text:style-name="T77">ã</text:span><text:span text:style-name="T76">o, </text:span><text:span text:style-name="T79">Lobo and </text:span><text:soft-page-break/><text:span text:style-name="T79">Painho</text:span><text:span text:style-name="T76"> </text:span><text:span text:style-name="T78">(2005) </text:span><text:span text:style-name="T80">divide these</text:span><text:span text:style-name="T89"> </text:span><text:span text:style-name="T90">methodology proposals</text:span><text:span text:style-name="T80"> into three categories based on their approach: </text:span><text:span text:style-name="T82">in </text:span><text:span text:style-name="T80">the first </text:span><text:span text:style-name="T82">the </text:span><text:span text:style-name="T80">individual districts </text:span><text:span text:style-name="T82">are built </text:span><text:span text:style-name="T80">one by one and then aggregate</text:span><text:span text:style-name="T82">d </text:span><text:span text:style-name="T81">to f</text:span><text:span text:style-name="T80">o</text:span><text:span text:style-name="T81">rm</text:span><text:span text:style-name="T80"> a plan. </text:span><text:span text:style-name="T82">In t</text:span><text:span text:style-name="T81">he second approach, </text:span><text:span text:style-name="T82">the districts/zone</text:span><text:span text:style-name="T83">s</text:span><text:span text:style-name="T82"> are formed by simultaneously </text:span><text:span text:style-name="T84">assigning the base geographic units to predefined district cent</text:span><text:span text:style-name="T85">ers. </text:span><text:span text:style-name="T86">In the third </text:span><text:span text:style-name="T87">approach, an existing plan is modified by swapping base geographic units between the districts </text:span><text:span text:style-name="T126">(local search methods)</text:span><text:span text:style-name="T87">. </text:span><text:span text:style-name="T88">According to Williams (1995) these approaches tend to have the following drawbacks: </text:span><text:span text:style-name="T91">the first may not succeed in forming districts that fit well together, </text:span><text:span text:style-name="T92">and may leave problematic or infeasible enclaves. </text:span><text:span text:style-name="T93">The second approach, on the other hand, while avoiding the problems of the first, may be unable to </text:span><text:span text:style-name="T94">ensure that any </text:span><text:span text:style-name="T95">particular district will meet particular criteria, since the optimization function operates on the plan-level rather than on the district-level. </text:span><text:span text:style-name="T96">The </text:span><text:span text:style-name="T97">t</text:span><text:span text:style-name="T96">hird approach, </text:span><text:span text:style-name="T101">as </text:span><text:span text:style-name="T96">Williams notes, may be politically most feasible since </text:span><text:span text:style-name="T98">it only </text:span><text:span text:style-name="T50">improves</text:span><text:span text:style-name="T98"> the existing plan by some measure, and the deviation from the original plan can be minimized. </text:span><text:span text:style-name="T99">This, on the other hand, may generate </text:span><text:span text:style-name="T124">path-dependent,</text:span><text:span text:style-name="T99"> locally optimal </text:span><text:span text:style-name="T100">solution</text:span><text:span text:style-name="T99">s that only marginally improve the original </text:span><text:span text:style-name="T100">plan.</text:span></text:p>
      <text:p text:style-name="P75"><text:span text:style-name="T855">R</text:span><text:span text:style-name="T854">ecent and current approaches</text:span></text:p>
      <text:p text:style-name="P78"><text:span text:style-name="T180">After 1995, many new approaches have been adopted and proposed </text:span><text:span text:style-name="T181">for</text:span><text:span text:style-name="T180"> solving the problem. </text:span><text:span text:style-name="T182">A good review of the</text:span><text:span text:style-name="T183">se</text:span><text:span text:style-name="T182"> more recent </text:span><text:span text:style-name="T184">districting algorithms are given in Ricca, </text:span><text:span text:style-name="T185">Scozzari &amp; Simeone’s</text:span><text:span text:style-name="T184"> </text:span><text:span text:style-name="T185">meta-analysis from </text:span><text:span text:style-name="T184">2013. </text:span><text:span text:style-name="T186">Some of the most interesting approaches include </text:span><text:span text:style-name="T185">e</text:span><text:span text:style-name="T187">volutionary</text:span><text:span text:style-name="T180"> algorithm</text:span><text:span text:style-name="T187">s</text:span><text:span text:style-name="T180"> </text:span><text:span text:style-name="T188">(</text:span><text:span text:style-name="T189">like </text:span><text:span text:style-name="T180">genetic algorithm, </text:span><text:span text:style-name="T189">see </text:span><text:span text:style-name="T214">Ba</text:span><text:span text:style-name="T445">ç</text:span><text:span text:style-name="T217">ã</text:span><text:span text:style-name="T218">o </text:span><text:span text:style-name="T217">et al. 2005; </text:span><text:span text:style-name="T219">Liu et al. 2016</text:span><text:span text:style-name="T220">)</text:span><text:span text:style-name="T180">, </text:span><text:span text:style-name="T190">tabu search (a version of local search, e.g. Bozkaya et al. 2003; </text:span><text:span text:style-name="T191">Ricca &amp; Simeone 2008</text:span><text:span text:style-name="T190">)</text:span><text:span text:style-name="T180">, </text:span><text:span text:style-name="T192">Lagrangian relaxation </text:span><text:span text:style-name="T193">combined with local search, network modeling </text:span><text:span text:style-name="T194">or fuzzy zoning</text:span><text:span text:style-name="T193"> (e.g. Hojati 1996; </text:span><text:span text:style-name="T194">Naderi &amp; Kilic 2016</text:span><text:span text:style-name="T193">)</text:span><text:span text:style-name="T192">, </text:span><text:span text:style-name="T195">graph partitioning</text:span><text:span text:style-name="T196"> models </text:span><text:span text:style-name="T197">(Park et al. 2000), </text:span><text:span text:style-name="T134">a discrete adaptation of artificial bee colony (DABC) and discrete method of musical composition</text:span><text:span text:style-name="T180"> </text:span><text:span text:style-name="T134">(DMMC) </text:span><text:span text:style-name="T198">(</text:span><text:span text:style-name="T134">Rincon-Garcia et al. 2017</text:span><text:span text:style-name="T198">)</text:span><text:span text:style-name="T134">, </text:span><text:span text:style-name="T199">etc. Also the above-mentioned approaches have been modified to address </text:span><text:span text:style-name="T200">most of</text:span><text:span text:style-name="T199"> </text:span><text:span text:style-name="T201">the </text:span><text:span text:style-name="T202">inevitable </text:span><text:span text:style-name="T199">criticism </text:span><text:span text:style-name="T202">and issues </text:span><text:span text:style-name="T203">raised on the earlier implementations</text:span><text:span text:style-name="T199">. </text:span><text:span text:style-name="T204">Many of the more feasible methods combine </text:span><text:span text:style-name="T126">local search </text:span><text:span text:style-name="T205">with other approaches, in order to fix optimized but infeasible solutions </text:span><text:span text:style-name="T206">with post-processing </text:span><text:span text:style-name="T205">(</text:span><text:span text:style-name="T206">Bozkaya et al. 2003). </text:span><text:span text:style-name="T207">Already </text:span><text:span text:style-name="T208">at</text:span><text:span text:style-name="T207"> the beginning of the millen</text:span><text:span text:style-name="T208">n</text:span><text:span text:style-name="T207">ium</text:span><text:span text:style-name="T209">, several m</text:span><text:span text:style-name="T210">etaheuristics such as simulated annealing, tabu </text:span><text:soft-page-break/><text:span text:style-name="T210">search and genetic algorithms, ha</text:span><text:span text:style-name="T207">d</text:span><text:span text:style-name="T209"> shown to be</text:span><text:span text:style-name="T210"> successful in </text:span><text:span text:style-name="T209">fi</text:span><text:span text:style-name="T210">nding reasonably good solutions for many combinatorial optimization problems </text:span><text:span text:style-name="T207">(D’Amico et al. 2002; </text:span><text:span text:style-name="T221">Vanneschi et al. 2017).</text:span></text:p>
      <text:p text:style-name="P14">Some <text:span text:style-name="T858">c</text:span>hallenges, however, still remain. Some of the <text:span text:style-name="T859">seemingly </text:span>well-performing newer models are computationally too <text:span text:style-name="T857">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461">S</text:span><text:span text:style-name="T455">chool districting </text:span><text:span text:style-name="T480">models</text:span></text:p>
      <text:p text:style-name="P16"><text:span text:style-name="T459">School district plan optimization</text:span><text:span text:style-name="T457"> </text:span><text:span text:style-name="T459">for</text:span><text:span text:style-name="T457"> racial</text:span><text:span text:style-name="T459">ly</text:span><text:span text:style-name="T457"> balanc</text:span><text:span text:style-name="T459">ing</text:span><text:span text:style-name="T457"> </text:span><text:span text:style-name="T460">the student compositions </text:span><text:span text:style-name="T457">and <text:s/></text:span><text:span text:style-name="T460">for </text:span><text:span text:style-name="T457">low</text:span><text:span text:style-name="T459">ering the</text:span><text:span text:style-name="T457"> </text:span><text:span text:style-name="T460">overall </text:span><text:span text:style-name="T457">cost</text:span><text:span text:style-name="T459"> of</text:span><text:span text:style-name="T457"> transportation </text:span><text:span text:style-name="T459">(f.ex. school busing costs) </text:span><text:span text:style-name="T457">has a long </text:span><text:span text:style-name="T460">reaching </text:span><text:span text:style-name="T457">history </text:span><text:span text:style-name="T460">as well </text:span><text:span text:style-name="T455">(</text:span><text:span text:style-name="T458">Caro et al. 2004, </text:span><text:span text:style-name="T455">Bouzarth et al. 2018), </text:span><text:span text:style-name="T462">but in the history of districting automation largely dominated by electoral districting </text:span><text:span text:style-name="T464">research</text:span><text:span text:style-name="T462"> it’s barely an offshoot</text:span><text:span text:style-name="T455">. </text:span><text:span text:style-name="T476">This may be due to it’s local nature – w</text:span><text:span text:style-name="T463">hile electoral districting is done on the state-level, school districting is largely done on the municipality/</text:span><text:span text:style-name="T475">city </text:span><text:span text:style-name="T463">level </text:span><text:span text:style-name="T476">with </text:span><text:span text:style-name="T463">less resources and less </text:span><text:span text:style-name="T476">political and public interest</text:span><text:span text:style-name="T463">.</text:span><text:span text:style-name="T476"> </text:span><text:span text:style-name="T477">The existing s</text:span><text:span text:style-name="T478">chool districting papers largely refer to electoral districting automation studies </text:span><text:span text:style-name="T465">(e.g. desJardins et al. 2007) or to school districting models created before 1990’s </text:span><text:span text:style-name="T466">(e.g. Bouzarh et al. 2018). </text:span><text:span text:style-name="T467">As Caro et </text:span><text:soft-page-break/><text:span text:style-name="T467">al. </text:span><text:span text:style-name="T479">(</text:span><text:span text:style-name="T467">2004</text:span><text:span text:style-name="T479">)</text:span><text:span text:style-name="T467"> note in their </text:span><text:span text:style-name="T481">districting method</text:span><text:span text:style-name="T468"> </text:span><text:span text:style-name="T467">review, </text:span><text:span text:style-name="T468">the attempts to automatically create school districtin</text:span><text:span text:style-name="T471">g</text:span><text:span text:style-name="T468"> plans have been </text:span><text:span text:style-name="T473">in</text:span><text:span text:style-name="T472"> a decline after 1980s. </text:span><text:span text:style-name="T477">At the same time, </text:span><text:span text:style-name="T469">electoral and other districting models have been developed</text:span><text:span text:style-name="T470"> </text:span><text:span text:style-name="T474">quite continuously. </text:span></text:p>
      <text:p text:style-name="P91"><text:span text:style-name="T149">Most of t</text:span><text:span text:style-name="T150">he </text:span><text:span text:style-name="T151">earlier</text:span><text:span text:style-name="T150"> school di</text:span><text:span text:style-name="T152">s</text:span><text:span text:style-name="T150">trict optimization models</text:span><text:span text:style-name="T153"> consider a </text:span><text:span text:style-name="T154">linear, </text:span><text:span text:style-name="T153">single attribute objective function </text:span><text:span text:style-name="T155">(for example </text:span><text:span text:style-name="T156">minimizing total </text:span><text:span text:style-name="T155">busing distances to schools)</text:span><text:span text:style-name="T153">, </text:span><text:span text:style-name="T157">while </text:span><text:span text:style-name="T152">the</text:span><text:span text:style-name="T158"> </text:span><text:span text:style-name="T157">other objectives </text:span><text:span text:style-name="T159">(like not exceeding school capacities)</text:span><text:span text:style-name="T157"> are constrained to fall within some acceptable range</text:span><text:span text:style-name="T153"> </text:span><text:span text:style-name="T160">(</text:span><text:span text:style-name="T161">Caro et al. 2004, </text:span><text:span text:style-name="T160">Bouzarth et al. 2018</text:span><text:span text:style-name="T162">). </text:span><text:span text:style-name="T176">Also goal programming approaches </text:span><text:span text:style-name="T162">(extension of </text:span><text:span text:style-name="T176">linear programming</text:span><text:span text:style-name="T162"> that permits more than one objective to be </text:span><text:span text:style-name="T176">integrated in the model) have been adopted </text:span><text:span text:style-name="T177">(</text:span><text:span text:style-name="T178">Malczewski &amp; Jackson 2000; </text:span><text:span text:style-name="T160">Bouzarth et al. 2018</text:span><text:span text:style-name="T177">).</text:span><text:span text:style-name="T162"> </text:span><text:span text:style-name="T154">According to Caro et al. (2004), m</text:span><text:span text:style-name="T177">ost</text:span><text:span text:style-name="T154"> of the previously done research </text:span><text:span text:style-name="T163">achieve</text:span><text:span text:style-name="T154"> optimal or near-optimal solutions, </text:span><text:span text:style-name="T163">but</text:span><text:span text:style-name="T154"> due to </text:span><text:span text:style-name="T164">the methods’ computational</text:span><text:span text:style-name="T154"> limitations, the case studies are </text:span><text:span text:style-name="T163">either </text:span><text:span text:style-name="T154">small </text:span><text:span text:style-name="T163">or </text:span><text:span text:style-name="T165">non-</text:span><text:span text:style-name="T163">real example cases.</text:span><text:span text:style-name="T154"> </text:span><text:span text:style-name="T166">Another limitation of these approaches is that they can only optimize linear parameters like compactness and travel distances, </text:span><text:span text:style-name="T167">which are easily reduced to linear functions,</text:span><text:span text:style-name="T166"> while </text:span><text:span text:style-name="T167">many of the interesting parameters (like social compositions of schools) are by nature non-linear: their values vary unpredictably in the search space. </text:span><text:span text:style-name="T168">This is why most of these models have reduced the more complex parameters to simple constraints. </text:span><text:span text:style-name="T169">Some of the </text:span><text:span text:style-name="T170">recent</text:span><text:span text:style-name="T169"> approaches, like the model developed by Bouzarth et al. in 2018, </text:span><text:span text:style-name="T171">have succeeded in linearizing </text:span><text:span text:style-name="T172">even the </text:span><text:span text:style-name="T173">non-linear </text:span><text:span text:style-name="T172">socio-economic variables </text:span><text:span text:style-name="T174">with a novel technique </text:span><text:span text:style-name="T175">and </text:span><text:span text:style-name="T170">promising results</text:span><text:span text:style-name="T174">.</text:span><text:span text:style-name="T177"> </text:span></text:p>
      <text:p text:style-name="P91"><text:span text:style-name="T431">Despite of </text:span><text:span text:style-name="T432">having</text:span><text:span text:style-name="T431"> less degrees of freedom than districting problems without natural district centers, </text:span><text:span text:style-name="T433">the solution spaces of school districting problems remain extremely large. </text:span><text:span text:style-name="T434">While the simplest school district optimizations (like total busing cost/distance optimization) can be formulated as linear models, </text:span><text:span text:style-name="T435">the more complex objective formulations </text:span><text:span text:style-name="T430">are usually nonlinear, multi-objective, NP-complete </text:span><text:span text:style-name="T436">and </text:span><text:span text:style-name="T429">well beyond the capabilities of standard GIS tools </text:span><text:span text:style-name="T25">(Caro et al. 2004)</text:span><text:span text:style-name="T430">. </text:span></text:p>
      <text:p text:style-name="P18"><text:span text:style-name="T712">The objective of this work is </text:span><text:span text:style-name="T715">to </text:span><text:span text:style-name="T713">optimize a nonlinear social measure </text:span><text:span text:style-name="T714">while constraining both linear and nonlinear attributes. </text:span><text:span text:style-name="T715">In this </text:span><text:span text:style-name="T716">manner the model developed here differs </text:span><text:soft-page-break/><text:span text:style-name="T716">from the mainstream of automated school districting studies </text:span><text:span text:style-name="T717">while </text:span><text:span text:style-name="T718">approaching the </text:span><text:span text:style-name="T719">tradition of</text:span><text:span text:style-name="T718"> electoral districting. </text:span><text:span text:style-name="T720">While school districting fundamentally differs from electoral districting, method-wise there is a lot of underutilized information </text:span><text:span text:style-name="T722">in the political districting field </text:span><text:span text:style-name="T721">to be applied on school districting.</text:span></text:p>
      <text:p text:style-name="P17">“<text:span text:style-name="T573">When solving the zone design problem, there is always the possibility of treating different objectives as hard constraints or make them part of the optimization function.</text:span>” (Ba<text:span text:style-name="T437">ç</text:span><text:span text:style-name="T21">ã</text:span><text:span text:style-name="T20">o </text:span><text:span text:style-name="T21">et al. 2005</text:span><text:span text:style-name="T22">)</text:span></text:p>
      <text:p text:style-name="P13"><text:span text:style-name="T528">“</text:span><text:span text:style-name="T38">Finally, the possibility of introducing heuristic procedures within the GA, in order to increase efficiency, has shown valuable results in other fields and can bring improvements here too.</text:span><text:span text:style-name="T528">” </text:span><text:span text:style-name="T30">(Ba</text:span><text:span text:style-name="T438">ç</text:span><text:span text:style-name="T31">ã</text:span><text:span text:style-name="T32">o </text:span><text:span text:style-name="T31">et al. 2005</text:span><text:span text:style-name="T33">)</text:span></text:p>
      <text:p text:style-name="P21"><text:span text:style-name="T528">“</text:span><text:span text:style-name="T573">Achieving equal population size zones is central in any political districting problem. A measure of this goal can be obtained by calculating the sum of the differences between the population of each zone and the average population of all the zones. Thus, the simplest objective function that can be used in the electoral districting problem is</text:span></text:p>
      <text:p text:style-name="P12"><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draw:frame></text:p>
      <text:p text:style-name="P54"><text:span text:style-name="T836">where P</text:span><text:span text:style-name="T623">j</text:span><text:span text:style-name="T836"> represents the population of the j</text:span><text:span text:style-name="T736">th</text:span><text:span text:style-name="T836"> zone</text:span><text:span text:style-name="T482"> and </text:span><text:span text:style-name="T449">μ</text:span><text:span text:style-name="T482"> th</text:span><text:span text:style-name="T836">e average population per zone.</text:span><text:span text:style-name="T528">” </text:span><text:span text:style-name="T558">(</text:span><text:span text:style-name="T20">Ba</text:span><text:span text:style-name="T437">ç</text:span><text:span text:style-name="T21">ã</text:span><text:span text:style-name="T20">o </text:span><text:span text:style-name="T21">et al. 2005</text:span><text:span text:style-name="T22">)</text:span></text:p>
      <text:h text:style-name="P97" text:outline-level="2"><text:bookmark-start text:name="__RefHeading___Toc3481_750712337"/>2.<text:span text:style-name="T864">4</text:span> <text:span text:style-name="T864">School districting and u</text:span>rban <text:span text:style-name="T861">residential</text:span> segregation<text:bookmark-end text:name="__RefHeading___Toc3481_750712337"/></text:h>
      <text:p text:style-name="P83">-<text:span text:style-name="T17">internationally and in Helsinki</text:span></text:p>
      <text:p text:style-name="P83"><text:span text:style-name="T868">In Finland the allocation criteria is partly defined by law.<text:line-break/>- implications for schools</text:span></text:p>
      <text:p text:style-name="P74"><text:span text:style-name="T410">- </text:span><text:span text:style-name="T411">housing prices <text:line-break/>- social capital &amp; other factors related to residential choice</text:span></text:p>
      <text:p text:style-name="P85"><text:soft-page-break/>- school districting in Helsinki<text:line-break/>- are helsinki school districts less segregated than neighborhoods? (Tähän vertailu koulualueilla ja kaupunginosarajoilla aineistosta!</text:p>
      <text:p text:style-name="P90"><text:span text:style-name="T732">O</text:span><text:span text:style-name="T733">ne of these influences i</text:span><text:span text:style-name="T734">s selective migration/mobility of households with children.</text:span></text:p>
      <text:p text:style-name="P86">“E<text:span text:style-name="T573">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410">“ </text:span><text:span text:style-name="T424">(Malczewski &amp; Jackson 2000)</text:span></text:p>
      <text:p text:style-name="P38"><text:span text:style-name="T840">“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34"> (Bouzarth et al. 2018)</text:span><text:span text:style-name="T840"><text:line-break/>“While zoning based on distance typically provides convenience for families and lower transportation costs for the schools, it effectively zones by socioeconomic status since people of similar economic backgrounds form the neighborhoods that are zoned to particular schools.” </text:span><text:span text:style-name="T34">(Bouzarth et al. 2018)</text:span></text:p>
      <text:p text:style-name="P56"><text:span text:style-name="T840">“In a study of Montgomery County Schools </text:span>(Schwartz 2010)<text:span text:style-name="T840">, it was found that over a period of five years, children in public housing who attended the school district's most-advantaged schools far outperformed in math and reading those children in public housing who attended <text:s/>the district's least advantaged elementary schools.” </text:span><text:span text:style-name="T34">(Bouzarth et al. 2018)</text:span></text:p>
      <text:p text:style-name="P61">- potential threaths</text:p>
      <text:h text:style-name="P100" text:outline-level="1"><text:bookmark-start text:name="__RefHeading___Toc3483_750712337"/><text:soft-page-break/>3. Methods<text:bookmark-end text:name="__RefHeading___Toc3483_750712337"/></text:h>
      <text:p text:style-name="P8">S<text:span text:style-name="T642">tudy s</text:span>etting</text:p>
      <text:p text:style-name="P43">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P9">Model <text:span text:style-name="T643">overview</text:span></text:p>
      <text:p text:style-name="P26"><text:span text:style-name="T806">Using </text:span><text:span text:style-name="T811">e.g. </text:span><text:span text:style-name="T807">the work by</text:span><text:span text:style-name="T806"> </text:span><text:span text:style-name="T808">Farmer et al. </text:span><text:span text:style-name="T807">(</text:span><text:span text:style-name="T808">2004</text:span><text:span text:style-name="T807">)</text:span><text:span text:style-name="T809"> </text:span><text:span text:style-name="T806">as </text:span><text:span text:style-name="T810">a source of </text:span><text:span text:style-name="T806">inspiration, </text:span><text:span text:style-name="T650">a version of a heuristic optimization technique known as </text:span><text:span text:style-name="T651">local search</text:span><text:span text:style-name="T652"> was chosen. Local search techniques (e.g. simulated annealing </text:span><text:span text:style-name="T666">and hill climbing</text:span><text:span text:style-name="T652">, see Browdy 1990; Horn 1995; Altman 1997; D’Amico 2002; </text:span><text:span text:style-name="T665">desJardins et al. 2007</text:span><text:span text:style-name="T652">) have been regarded as one of the most feasible approaches to districting and other combinatorial optimization problems, not </text:span><text:span text:style-name="T657">only</text:span><text:span text:style-name="T652"> due to their simplicity and relatively low computational complexity </text:span><text:span text:style-name="T657">but also because of their good performance on </text:span>discrete, nonlinear, <text:span text:style-name="T844">multi-attribute problems</text:span><text:span text:style-name="T652"> (</text:span><text:span text:style-name="T658">Browdy 1990; </text:span><text:span text:style-name="T676">Mitchell et al. 199</text:span><text:span text:style-name="T817">4;</text:span><text:span text:style-name="T818"> </text:span><text:span text:style-name="T819">Russell &amp; Norvig 2003; </text:span><text:span text:style-name="T820">Ricca &amp; Simeone 2008; </text:span><text:span text:style-name="T821">Ricca et al. 2013</text:span><text:span text:style-name="T822">; </text:span><text:span text:style-name="T823">Rincon-Garcia et al. 2013</text:span><text:span text:style-name="T819">).</text:span><text:span text:style-name="T652"> In practice, the algorithm applied in this study is a mix of hill climbing and simulated annealing: it advances by searching and choosing the </text:span><text:span text:style-name="T654">best </text:span><text:span text:style-name="T652">values in the neighborhood (as in hill climbing, </text:span><text:span text:style-name="T666">see </text:span><text:span text:style-name="T665">desJardins et al. 2007</text:span><text:span text:style-name="T652">), but on each iteration also has a diminishing probability for choosing a random value instead (as in simulated annealing, see Browdy 1990</text:span><text:span text:style-name="T819">; Russell &amp; Norvig 2003).</text:span><text:span text:style-name="T652"> By sometimes choosing a random value, the procedure is trying to avoid getting stuck in a bad local optimum. This, though, is not enough for solving the problem, as with declining randomness included the algorithm </text:span><text:span text:style-name="T669">is stochastic and </text:span><text:span text:style-name="T664">possibly </text:span><text:span text:style-name="T652">ends up finding different local optimums on each run. To approximate the </text:span><text:span text:style-name="T654">global</text:span><text:span text:style-name="T652"> optimum, the algorithm is run multiple times with diminishing amount of random selection, and the </text:span><text:soft-page-break/><text:span text:style-name="T652">best outcome is selected among the set of possible solutions. </text:span><text:span text:style-name="T659">If </text:span><text:span text:style-name="T660">the amount of times </text:span><text:span text:style-name="T663">the procedure is run</text:span><text:span text:style-name="T660"> is</text:span><text:span text:style-name="T659"> </text:span><text:span text:style-name="T660">sufficient</text:span><text:span text:style-name="T659">, the final</text:span><text:span text:style-name="T652"> </text:span><text:span text:style-name="T661">s</text:span><text:span text:style-name="T659">election </text:span><text:span text:style-name="T661">from </text:span><text:span text:style-name="T662">the plethora of </text:span><text:span text:style-name="T652">districting assignment</text:span><text:span text:style-name="T661">s</text:span><text:span text:style-name="T652"> should represent a nearly optimal configuration.</text:span></text:p>
      <text:p text:style-name="P25"><text:span text:style-name="T674">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text:span><text:span text:style-name="T675">(the constraint method, </text:span><text:span text:style-name="T644">see </text:span>Malczewski &amp; Jackson 2000<text:span text:style-name="T644">)</text:span><text:span text:style-name="T674">, which is a common approach in multi-criteria optimization problems (Bozkaya et al. 2003, Bação et al. 2005). The constraints of the model are as follows:</text:span></text:p>
      <text:p text:style-name="P51">-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 The district’s student base may not grow over 25 % from the district’s original/initial student base.</text:p>
      <text:p text:style-name="P51">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text:span text:style-name="T847">very like</text:span>ly conflicting with the model’s main objectives.</text:p>
      <text:p text:style-name="P9">Model <text:span text:style-name="T643">specifications &amp; </text:span>implementation</text:p>
      <text:p text:style-name="P44">The <text:span text:style-name="T639">data used in the model include </text:span>Statistics Finland’s grid database, <text:span text:style-name="T639">which consists of 250 meter * 250 meter polygons containing demographic data</text:span> <text:span text:style-name="T640">(</text:span><text:span text:style-name="T26">Statistics Finland 2016</text:span><text:span text:style-name="T640">)</text:span>.<text:span text:style-name="T639"> These grid units form the core</text:span> <text:span text:style-name="T639">geographic </text:span>units used in the optimization. <text:span text:style-name="T641">In the model </text:span><text:soft-page-break/><text:span text:style-name="T641">implementation, the grid cells are formulated as instances of class </text:span><text:span text:style-name="T574">Block</text:span><text:span text:style-name="T529">, </text:span><text:span text:style-name="T535">which</text:span><text:span text:style-name="T534"> </text:span><text:span text:style-name="T535">is a representation of</text:span><text:span text:style-name="T534"> residential block </text:span><text:span text:style-name="T535">unit</text:span><text:span text:style-name="T529">. </text:span><text:span text:style-name="T530">The other main structure in the model is class </text:span><text:span text:style-name="T575">SchoolDistr</text:span><text:span text:style-name="T530">, </text:span><text:span text:style-name="T531">which represents </text:span><text:span text:style-name="T536">a</text:span><text:span text:style-name="T531"> primary school attendance district</text:span><text:span text:style-name="T532">. </text:span><text:span text:style-name="T533">Thus the instances of this class </text:span><text:span text:style-name="T536">are </text:span><text:span text:style-name="T537">polygons representing </text:span><text:span text:style-name="T538">Helsinki’s </text:span><text:span text:style-name="T537">s</text:span><text:span text:style-name="T538">c</text:span><text:span text:style-name="T537">hool districts</text:span><text:span text:style-name="T531"> of school year 201</text:span><text:span text:style-name="T532">8 – 2019.</text:span></text:p>
      <text:p text:style-name="P45"><text:span text:style-name="T532"><text:tab/></text:span><text:span text:style-name="T539">Both of the classes </text:span><text:span text:style-name="T544">have</text:span><text:span text:style-name="T539"> class attributes, </text:span><text:span text:style-name="T545">that contain the information required in optimization</text:span><text:span text:style-name="T539">. The block </text:span><text:span text:style-name="T540">instance</text:span><text:span text:style-name="T539">s contain information about their </text:span><text:span text:style-name="T541">geography, </text:span><text:span text:style-name="T539">social structure, </text:span><text:span text:style-name="T540">current school district </text:span><text:span text:style-name="T541">and </text:span><text:span text:style-name="T546">whether</text:span><text:span text:style-name="T541"> the</text:span><text:span text:style-name="T542">y</text:span><text:span text:style-name="T541"> contain a </text:span><text:span text:style-name="T553">primary</text:span><text:span text:style-name="T541"> school building. The districts contain information about their geography, </text:span><text:span text:style-name="T543">a dictionary of</text:span><text:span text:style-name="T541"> blocks currently belonging to them, a road network </text:span><text:span text:style-name="T546">based </text:span><text:span text:style-name="T541">distance matrix, </text:span><text:span text:style-name="T543">information about the </text:span><text:span text:style-name="T541">original student base size and original maximum travel distance to the</text:span><text:span text:style-name="T543">ir school</text:span><text:span text:style-name="T541">, as well as </text:span><text:span text:style-name="T542">their current social structure. </text:span></text:p>
      <text:p text:style-name="P46"><text:span text:style-name="T542"><text:tab/></text:span><text:span text:style-name="T547">The model’</text:span><text:span text:style-name="T548">s main function</text:span><text:span text:style-name="T547"> consists of an outer loop, that </text:span><text:span text:style-name="T549">runs the optimization fixed amount of times with a randomness </text:span><text:span text:style-name="T550">parameter </text:span><text:span text:style-name="T551">that </text:span><text:span text:style-name="T556">decreases</text:span><text:span text:style-name="T551"> gradually as the iterations </text:span><text:span text:style-name="T552">proceed. </text:span><text:span text:style-name="T553">Of these model outcomes only the fittest is saved. </text:span><text:span text:style-name="T554">The </text:span><text:span text:style-name="T555">actual optimization happens</text:span><text:span text:style-name="T554"> in an inner while-loop, that runs until the situation stabilizes and no more </text:span><text:span text:style-name="T555">blocks are swapped between the districts. Inside this loop, the districts are iterated. On each iteration, the i</text:span><text:span text:style-name="T735">th</text:span><text:span text:style-name="T627"> district will check its neighboring blocks and choose </text:span><text:span text:style-name="T628">among them </text:span><text:span text:style-name="T627">either a random or the best </text:span><text:span text:style-name="T628">block and adopt it, which results in removing the block from another district. As the iterations in this inner loop proceed, the probability for choosing a random block decreases until it reaches zero. After this, the districts deterministically improve the</text:span><text:span text:style-name="T629">ir environment</text:span><text:span text:style-name="T628"> </text:span><text:span text:style-name="T629">until a stable state is reached. In the process, the districts can be thought as actors, that may choose a new block on their turn. On each round each district has one turn </text:span><text:span text:style-name="T631">during which it do</text:span><text:span text:style-name="T630">es the following actions:</text:span></text:p>
      <text:p text:style-name="P47"><text:span text:style-name="T843">1. Checks which blocks ”touch”, i.e. share a line segment (“rook” contiguity) with its own border without belonging to it.<text:line-break/>2. Starts iterating the touching blocks, and for each one checks the following criteria in the stated order:<text:line-break/></text:span><text:soft-page-break/><text:span text:style-name="T843">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text:span><text:span text:style-name="T571">or</text:span><text:span text:style-name="T583">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text:span><text:span text:style-name="T577">more </text:span><text:span text:style-name="T559">than the previous best alternative</text:span><text:span text:style-name="T583">.<text:line-break/>3. Append the selected “best” block to oneself and remove it from the previous district.</text:span></text:p>
      <text:p text:style-name="P52">The numerical distance between the block’s current district’s social index and the <text:s/>district’s own social index is calculated as follows:</text:p>
      <text:p text:style-name="P33"><text:span text:style-name="T585">|(I</text:span><text:span text:style-name="T617">oc</text:span><text:span text:style-name="T585"> - </text:span><text:span text:style-name="T615">μ</text:span><text:span text:style-name="T587">g</text:span><text:span text:style-name="T584">) <text:s/>- (I</text:span><text:span text:style-name="T617">sc</text:span><text:span text:style-name="T584"> - </text:span><text:span text:style-name="T616">μ</text:span><text:span text:style-name="T587">g</text:span><text:span text:style-name="T584">)| &gt; |(I</text:span><text:span text:style-name="T617">o</text:span><text:span text:style-name="T618">n</text:span><text:span text:style-name="T585"> - </text:span><text:span text:style-name="T616">μ</text:span><text:span text:style-name="T587">g</text:span><text:span text:style-name="T585">) - (I</text:span><text:span text:style-name="T617">s</text:span><text:span text:style-name="T619">n</text:span><text:span text:style-name="T626"> -</text:span><text:span text:style-name="T585"> </text:span><text:span text:style-name="T616">μ</text:span><text:span text:style-name="T587">g</text:span><text:span text:style-name="T585">)|</text:span></text:p>
      <text:p text:style-name="P32">where <text:s/><text:line-break/><text:span text:style-name="T615">μ</text:span><text:span text:style-name="T586">g</text:span><text:span text:style-name="T593"> is the global mean </text:span><text:span text:style-name="T598">of districts’ social indexes</text:span><text:span text:style-name="T593"><text:line-break/>I</text:span><text:span text:style-name="T586">oc</text:span><text:span text:style-name="T593"> </text:span><text:span text:style-name="T594">stands for the current social index of the block’s current district (”other” district)<text:line-break/></text:span><text:span text:style-name="T595">I</text:span><text:span text:style-name="T586">sc</text:span><text:span text:style-name="T593"> </text:span><text:span text:style-name="T594">stands for the current social index of the adopting district<text:line-break/></text:span><text:span text:style-name="T595">I</text:span><text:span text:style-name="T586">o</text:span><text:span text:style-name="T588">n</text:span><text:span text:style-name="T596"> </text:span><text:span text:style-name="T597">stands </text:span><text:span text:style-name="T594">for the social index of the block’s current district (”other” district)</text:span><text:span text:style-name="T597"> after adoption</text:span><text:span text:style-name="T594"><text:line-break/></text:span><text:span text:style-name="T593">I</text:span><text:span text:style-name="T586">s</text:span><text:span text:style-name="T589">n</text:span><text:span text:style-name="T597"> <text:s/></text:span><text:span text:style-name="T594">stands for the social index of the adopting district </text:span><text:span text:style-name="T597">after adoption</text:span></text:p>
      <text:p text:style-name="P22"><text:soft-page-break/><text:span text:style-name="T645">Using the numerical distance confirms, that extremities have a </text:span><text:span text:style-name="T646">reasonable</text:span><text:span text:style-name="T645"> weight in the optimization. </text:span><text:span text:style-name="T599">When a district is trying to improve it’s own social value, it can not do it on the cost of a district that is even further away from the mean </text:span><text:span text:style-name="T600">(and on the same side of the mean)</text:span><text:span text:style-name="T599">. </text:span><text:span text:style-name="T601">On the other hand, the district trying to improve it’s own value may do it on the cost of another district, if afterwards the two districts have a smaller distance between them in terms of the social index. If for example, </text:span><text:span text:style-name="T602">the two districts have initially values </text:span><text:span text:style-name="T603">I</text:span><text:span text:style-name="T590">sc</text:span><text:span text:style-name="T604"> - μ</text:span><text:span text:style-name="T590">g</text:span><text:span text:style-name="T604"> </text:span><text:span text:style-name="T602">= 8 and </text:span><text:span text:style-name="T604">I</text:span><text:span text:style-name="T590">oc</text:span><text:span text:style-name="T604"> - μ</text:span><text:span text:style-name="T590">g</text:span><text:span text:style-name="T604"> </text:span><text:span text:style-name="T602">= 4, the swap could happen if afterwards the </text:span><text:span text:style-name="T604">I</text:span><text:span text:style-name="T590">s</text:span><text:span text:style-name="T591">n</text:span><text:span text:style-name="T605"> </text:span><text:span text:style-name="T604">- </text:span><text:span text:style-name="T605">μ</text:span><text:span text:style-name="T590">g</text:span><text:span text:style-name="T605"> </text:span><text:span text:style-name="T602">= 5 and </text:span><text:span text:style-name="T603">I</text:span><text:span text:style-name="T590">o</text:span><text:span text:style-name="T592">n</text:span><text:span text:style-name="T606"> </text:span><text:span text:style-name="T604">- </text:span><text:span text:style-name="T606">μ</text:span><text:span text:style-name="T590">g</text:span><text:span text:style-name="T606"> </text:span><text:span text:style-name="T602">= 7, since |4 - 8| &gt; |7 - 5|. </text:span><text:span text:style-name="T607">On the other hand, the swap could not happen if </text:span><text:span text:style-name="T602">afterwards the </text:span><text:span text:style-name="T604">I</text:span><text:span text:style-name="T590">s</text:span><text:span text:style-name="T591">n</text:span><text:span text:style-name="T605"> </text:span><text:span text:style-name="T604">- </text:span><text:span text:style-name="T605">μ</text:span><text:span text:style-name="T590">g</text:span><text:span text:style-name="T605"> </text:span><text:span text:style-name="T602">= 5 and </text:span><text:span text:style-name="T603">I</text:span><text:span text:style-name="T590">o</text:span><text:span text:style-name="T592">n</text:span><text:span text:style-name="T606"> </text:span><text:span text:style-name="T604">- </text:span><text:span text:style-name="T606">μ</text:span><text:span text:style-name="T590">g</text:span><text:span text:style-name="T606"> </text:span><text:span text:style-name="T602">= </text:span><text:span text:style-name="T607">9</text:span><text:span text:style-name="T602">, since |4 - 8| </text:span><text:bookmark text:name="MathJax-Element-4-Frame"/><text:bookmark text:name="MathJax-Span-10"/><text:bookmark text:name="MathJax-Span-11"/><text:bookmark text:name="MathJax-Span-12"/><text:span text:style-name="T439">≯</text:span><text:span text:style-name="T602"> |</text:span><text:span text:style-name="T607">9</text:span><text:span text:style-name="T602"> - 5|. </text:span><text:span text:style-name="T608">This rule is </text:span><text:span text:style-name="T609">reassuring in a Rawlsian manner </text:span><text:span text:style-name="T613">(</text:span><text:span text:style-name="T614">e.g. Browdy 1990)</text:span><text:span text:style-name="T609">, that the worst-off districts may improve themselves on the cost of others and the whole plan, unless it would result </text:span><text:span text:style-name="T612">i</text:span><text:span text:style-name="T611">n other individual’s big </text:span><text:span text:style-name="T612">losses</text:span><text:span text:style-name="T611"> while bringing very little help for the worst-off district trying to improve itself</text:span><text:span text:style-name="T610">.</text:span></text:p>
      <text:p text:style-name="P84"><text:span text:style-name="T453">As the </text:span></text:p>
      <text:p text:style-name="P40">”<text:span text:style-name="T573">initial configuration is repeatedly improved through exchanges of zones between adjacent territories</text:span>” <text:span text:style-name="T582">(Horn 1995)</text:span></text:p>
      <text:p text:style-name="P40">circumferential-compactness criterion <text:span text:style-name="T582">is relaxed</text:span></text:p>
      <text:p text:style-name="P40">At each iteration, a new point is selected from the neighborhood of the current point. If the new point provides a better value of the objective function, the new point becomes the current point. The search p</text:p>
      <text:p text:style-name="P40">- <text:span text:style-name="T572">The amount of possible solutions for this problem is xxx</text:span></text:p>
      <text:p text:style-name="P48"><text:s/>the current school districs are used as a seed, and the optimization proceeds by swapping areal units or ”blocks” between the districts until a local optimum is found. </text:p>
      <text:p text:style-name="P41">- </text:p>
      <text:h text:style-name="P100" text:outline-level="1"><text:bookmark-start text:name="__RefHeading___Toc3485_750712337"/><text:soft-page-break/>4. Analysis / Results<text:bookmark-end text:name="__RefHeading___Toc3485_750712337"/></text:h>
      <text:p text:style-name="P36">- <text:span text:style-name="T846">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span></text:p>
      <text:h text:style-name="P100" text:outline-level="1"><text:bookmark-start text:name="__RefHeading___Toc3487_750712337"/>5. Discussion<text:bookmark-end text:name="__RefHeading___Toc3487_750712337"/></text:h>
      <text:p text:style-name="P53">- <text:span text:style-name="T848">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581">current best</text:span><text:span text:style-name="T563"> </text:span><text:span text:style-name="T564">move in the neighborhood. </text:span><text:span text:style-name="T565">One possible </text:span><text:span text:style-name="T566">improvement could be adopted by marking the </text:span><text:span text:style-name="T567">“bad moves” as no-go when first evaluating them, preventing the algorithm from doing expensive calculations on those no-go blocks again. </text:span><text:span text:style-name="T568">However, in order to avoid getting stuck on plateaus and bad local optimums, some of these no-go blocks should be sometimes randomly accepted.</text:span></text:p>
      <text:p text:style-name="P58"><text:span text:style-name="T667">- </text:span><text:span text:style-name="T668">one option would be generating mutually exclusive travel-time areas and use them as randomized initial districts. For local search methods, the pure seed-based approach is not the most suitable: </text:span><text:span text:style-name="T667">“the random seeds cause the local search to take a very long time to converge (since they are so far from a reasonable plan)” </text:span><text:span text:style-name="T644">desJardins et al. 2007</text:span></text:p>
      <text:p text:style-name="P59"><text:span text:style-name="T644">After proving that significant homogenization could be achieved, more sophisticated methods with multi-objective search </text:span><text:span text:style-name="T677">including </text:span><text:span text:style-name="T678">safety-aspects etc.</text:span><text:span text:style-name="T644"> should be </text:span><text:span text:style-name="T679">tested. E.g. approaches including genetic algorithms, sometimes combined with post-processing with neighborhood search (Bação et al. 2005; Vanneschi et al. 2017) or more novel approaches (as in </text:span><text:span text:style-name="T134">Rincon-Garcia et al. 2017</text:span><text:span text:style-name="T135">)</text:span><text:span text:style-name="T134"> </text:span><text:span text:style-name="T135">like artificial bee colony &amp; method of musical composition. </text:span><text:span text:style-name="T136">These approaches have given very promising results </text:span><text:span text:style-name="T140">in</text:span><text:span text:style-name="T138"> electoral </text:span><text:soft-page-break/><text:span text:style-name="T138">districting </text:span><text:span text:style-name="T136">when compared to </text:span><text:span text:style-name="T137">other &amp; more traditional computational approaches, </text:span><text:span text:style-name="T138">however, to my knowledge, they have not </text:span><text:span text:style-name="T139">yet </text:span><text:span text:style-name="T138">been applied to school districting problems</text:span><text:span text:style-name="T137">.</text:span></text:p>
      <text:p text:style-name="P39">“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h text:style-name="P101" text:outline-level="1"><text:bookmark-start text:name="__RefHeading___Toc3489_750712337"/>6. Conclusions<text:bookmark-end text:name="__RefHeading___Toc3489_750712337"/></text:h>
      <text:h text:style-name="P102" text:outline-level="1"><text:bookmark-start text:name="__RefHeading___Toc3491_750712337"/>7. Bibliography<text:bookmark-end text:name="__RefHeading___Toc3491_750712337"/></text:h>
      <text:p text:style-name="P62"/>
      <text:p text:style-name="P49"><text:span text:style-name="T27">S</text:span><text:span text:style-name="T28">tatistics Finland (2016). Grid database 2016. </text:span><text:span text:style-name="T29">&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fo:language="en" fo:country="US" officeooo:rsid="067f9f3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9</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2-28T17:10:16.598168613</dc:date>
    <meta:editing-cycles>1301</meta:editing-cycles>
    <meta:editing-duration>P34DT2H43M9S</meta:editing-duration>
    <meta:generator>LibreOffice/5.1.6.2$Linux_X86_64 LibreOffice_project/10m0$Build-2</meta:generator>
    <meta:document-statistic meta:table-count="0" meta:image-count="0" meta:object-count="2" meta:page-count="29" meta:paragraph-count="136" meta:word-count="8476" meta:character-count="55301" meta:non-whitespace-character-count="46902"/>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